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1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62mm" fo:break-before="auto" style:use-optimal-row-height="true"/>
    </style:style>
    <style:style style:name="ro17" style:family="table-row">
      <style:table-row-properties style:row-height="20.51mm" fo:break-before="auto" style:use-optimal-row-height="true"/>
    </style:style>
    <style:style style:name="ro18" style:family="table-row">
      <style:table-row-properties style:row-height="12.96mm" fo:break-before="auto" style:use-optimal-row-height="false"/>
    </style:style>
    <style:style style:name="ro19" style:family="table-row">
      <style:table-row-properties style:row-height="8.18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69"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72"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7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9"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9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8"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2"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4" style:family="text">
      <style:text-properties fo:color="#000000" style:text-position="0% 100%" style:font-style-complex="normal" style:font-style-asian="normal" style:font-weight-complex="normal" style:font-weight-asian="normal" style:font-size-complex="10.5pt" style:font-size-asian="10.5pt" style:font-name-complex="Tinos" fo:font-style="normal" style:text-line-through-type="none" style:text-underline-style="none" style:text-underline-color="font-color" fo:font-weight="normal" fo:font-size="10.5pt" fo:text-shadow="none" style:font-name="Tinos" style:text-outline="false"/>
    </style:style>
    <style:style style:name="T15"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style:font-style-asian="italic" style:use-window-font-color="true" fo:font-style="italic" style:font-style-complex="italic"/>
    </style:style>
    <style:style style:name="T16"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fo:color="#000000" fo:font-style="normal" style:font-style-asian="normal" style:font-style-complex="normal"/>
    </style:style>
    <style:style style:name="T17"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bold" style:font-weight-asian="bold" style:font-weight-complex="bold"/>
    </style:style>
    <style:style style:name="T18"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normal" style:font-weight-asian="normal" style:font-weight-complex="normal"/>
    </style:style>
    <style:style style:name="T19" style:family="text">
      <style:text-properties fo:text-shadow="none" style:text-position="0% 100%" style:font-style-complex="normal"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fo:color="#000000"/>
    </style:style>
    <style:style style:name="T20"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style:font-style-complex="italic" fo:font-style="italic" style:font-style-asian="italic" style:use-window-font-color="true"/>
    </style:style>
    <style:style style:name="T21"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fo:color="#000000" fo:font-style="normal" style:font-style-asian="normal" style:font-style-complex="normal"/>
    </style:style>
    <style:style style:name="T22" style:family="text">
      <style:text-properties fo:text-shadow="none" style:text-position="0% 100%" style:font-size-complex="10.5pt" style:font-size-asian="10.5pt" style:font-name-complex="Tinos" style:text-outline="false" style:text-line-through-type="none" style:text-underline-style="none" style:text-underline-color="font-color" fo:font-size="10.5pt" style:font-name="Tinos" fo:color="#000000" fo:font-style="normal" style:font-style-asian="normal" style:font-style-complex="normal" fo:font-weight="bold" style:font-weight-asian="bold" style:font-weight-complex="bold"/>
    </style:style>
    <style:style style:name="T23"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4"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5"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7"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4"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5"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9"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4"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5"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1"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3"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4"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5"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42" table:default-cell-style-name="ce11"/>
        <table:table-column table:style-name="co6" table:visibility="collapse" table:number-columns-repeated="13" table:default-cell-style-name="ce11"/>
        <table:table-column table:style-name="co6" table:number-columns-repeated="14"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298.64mm" svg:y="14.84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019.61mm" svg:y="14.84mm" draw:caption-point-x="-5.92mm" draw:caption-point-y="5.19mm">
              <dc:date>2021-04-21T00:00:00</dc:date>
              <text:p text:style-name="P1"><text:span text:style-name="T1">Mean error across all runs = 0.2239 rad</text:span></text:p>
              <text:p text:style-name="P1"><text:span text:style-name="T1">Standard deviation = 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337.11mm" svg:y="14.84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4" table:visibility="collapse">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visibility="collapse">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88.87mm" svg:y="4.74mm" draw:caption-point-x="-5.92mm" draw:caption-point-y="15.29mm">
              <dc:date>2021-04-21T00:00:00</dc:date>
              <text:p text:style-name="P1"><text:span text:style-name="T1">Majority of the images over which the network trains have orientation of pendulum close to ±π</text:span></text:p>
              <text:p text:style-name="P1"><text:span text:style-name="T1">rad. Predicting angles between not-so-different orientations produces more error than between</text:span></text:p>
              <text:p text:style-name="P1"><text:span text:style-name="T1">significantly different 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267.28mm" svg:y="4.7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298.64mm" svg:y="4.74mm" draw:caption-point-x="-5.92mm" draw:caption-point-y="15.29mm">
              <dc:date>2021-04-21T00:00:00</dc:date>
              <text:p text:style-name="P1"><text:span text:style-name="T1">When the input image is a vertical downward pendulum, the output could be π or −π. At this point, the</text:span></text:p>
              <text:p text:style-name="P1"><text:span text:style-name="T1">optimization problem is not able to distinguish the difference.</text:span></text:p>
              <text:p text:style-name="P1"><text:span text:style-name="T1">As it was stated in the lecture, L1 cost function will tend to fit the median of the output and L2 will fit</text:span></text:p>
              <text:p text:style-name="P1"><text:span text:style-name="T1">the average. In this case we are using L2 cost function. Depending on the number of output of π and −π,</text:span></text:p>
              <text:p text:style-name="P1"><text:span text:style-name="T1">the prediction will try to fit the average of all the output we have on the input downward 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314.32mm" svg:y="4.7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384.61mm" svg:y="4.74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472.8mm" svg:y="4.7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490.44mm" svg:y="4.73mm" draw:caption-point-x="-5.92mm" draw:caption-point-y="15.3mm">
              <dc:date>2021-04-21T00:00:00</dc:date>
              <text:p text:style-name="P1"><text:span text:style-name="T1">I give 1 point because they pointed where it is the lower accuracy but they dont seem to have a clue of the actual reason :Let’s analyze the plot of (c) run 3 in the above plots. At θ = [−3.14, −2.86] this model have the lowest</text:span></text:p>
              <text:p text:style-name="P1"><text:span text:style-name="T1">accuracy. Since the pendulum is at the bottom position, so it needs to overcome the whole gravity which</text:span></text:p>
              <text:p text:style-name="P1"><text:span text:style-name="T1">makes it hard to 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561mm" svg:y="4.7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578.64mm" svg:y="4.74mm" draw:caption-point-x="-5.92mm" draw:caption-point-y="15.29mm">
              <dc:date>2021-04-21T00:00:00</dc:date>
              <text:p text:style-name="P1"><text:span text:style-name="T1">Here the middle point at the bottom has the angle π and −π depending from which</text:span></text:p>
              <text:p text:style-name="P1"><text:span text:style-name="T1">direction the pendulum swings. If the pendulum swings in the positive direction, then the pendulum has at</text:span></text:p>
              <text:p text:style-name="P1"><text:span text:style-name="T1">the lowest point an angle of pi 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596.28mm" svg:y="4.7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631.55mm" svg:y="4.74mm" draw:caption-point-x="-5.92mm" draw:caption-point-y="15.29mm">
              <dc:date>2021-04-21T00:00:00</dc:date>
              <text:p text:style-name="P1"><text:span text:style-name="T1">the highest prediction error/lowest accuracy are the -3 and 3 radians, which corresponds to highest top</text:span></text:p>
              <text:p text:style-name="P1"><text:span text:style-name="T1">and lowest bottom positions. From the simulations we observe that we have many cases for the intermediate</text:span></text:p>
              <text:p text:style-name="P1"><text:span text:style-name="T1">positions, thus we get multiple measurements for these positions, but only few cases that the pendulum makes</text:span></text:p>
              <text:p text:style-name="P1"><text:span text:style-name="T1">a complete encirclement. Therefore the algorithm is not trained enough for the extreme cases and presents high</text:span></text:p>
              <text:p text:style-name="P1"><text:span text:style-name="T1">prediction errors for these 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684.47mm" svg:y="4.7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02.11mm" svg:y="4.74mm" draw:caption-point-x="-5.92mm" draw:caption-point-y="15.29mm">
              <dc:date>2021-04-21T00:00:00</dc:date>
              <text:p text:style-name="P1"><text:span text:style-name="T1">This model has the lowest accuracy at the edges, that is at -3 and 3 radian bins. This may be caused</text:span></text:p>
              <text:p text:style-name="P1"><text:span text:style-name="T1">due to a lesser amount of training data at these bins because these would be at the maximum angle away</text:span></text:p>
              <text:p text:style-name="P1"><text:span text:style-name="T1">from the ideal 0 degree 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719.75mm" svg:y="4.7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32" office:value-type="float" office:value="1" calcext:value-type="float">
            <office:annotation draw:style-name="gr16" draw:text-style-name="P2" svg:width="29.01mm" svg:height="97mm" svg:x="737.39mm" svg:y="4.74mm" draw:caption-point-x="-5.92mm" draw:caption-point-y="15.29mm">
              <dc:date>2021-04-21T00:00:00</dc:date>
              <text:p text:style-name="P1"><text:span text:style-name="T1">Furthermore, the largest prediction errors (for a model that learned to predict to some</text:span></text:p>
              <text:p text:style-name="P1"><text:span text:style-name="T1">extent) consistently are for the bins with values around θ = 3 and θ =− 3, to which the</text:span></text:p>
              <text:p text:style-name="P1"><text:span text:style-name="T1">training samples of figure 3 correspond. We can conclude that these samples can be</text:span></text:p>
              <text:p text:style-name="P1"><text:span text:style-name="T1">misclassified between each other since they 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07.94mm" svg:y="4.7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860.86mm" svg:y="4.7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878.5mm" svg:y="4.7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913.78mm" svg:y="4.74mm" draw:caption-point-x="-5.92mm" draw:caption-point-y="15.29mm">
              <dc:date>2021-04-21T00:00:00</dc:date>
              <text:p text:style-name="P1"><text:span text:style-name="T1">the high error appears at the region where the angle is π or −π, the reason for that is these</text:span></text:p>
              <text:p text:style-name="P1"><text:span text:style-name="T1">two angles are similar to each other, and the difference of them is only 2π which is not large, the</text:span></text:p>
              <text:p text:style-name="P1"><text:span text:style-name="T1">learner can not strictly classify 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949.05mm" svg:y="4.7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01.97mm" svg:y="4.74mm" draw:caption-point-x="-5.92mm" draw:caption-point-y="15.29mm">
              <dc:date>2021-04-21T00:00:00</dc:date>
              <text:p text:style-name="P1"><text:span text:style-name="T1">One possible explanation for that is because −π and π share the same boundary (vertical line), the</text:span></text:p>
              <text:p text:style-name="P1"><text:span text:style-name="T1">prediction of π and −π has a more significant prediction error. Assume for each point. We have a</text:span></text:p>
              <text:p text:style-name="P1"><text:span text:style-name="T1">distribution over θ to present the probability to 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037.25mm" svg:y="4.7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090.17mm" svg:y="4.73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090.17mm" svg:y="4.7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090.17mm" svg:y="4.7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visibility="collapse">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88.87mm" svg:y="4.74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490.44mm" svg:y="4.74mm" draw:caption-point-x="-5.92mm" draw:caption-point-y="15.29mm">
              <dc:date>2021-04-21T00:00:00</dc:date>
              <text:p text:style-name="P1"><text:span text:style-name="T1">If we use the evaluation of a model skill on the training dataset, it would result in a biased score. So we</text:span></text:p>
              <text:p text:style-name="P1"><text:span text:style-name="T1">should use a separate test dataset to evaluate the model and get an 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596.28mm" svg:y="4.74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772.67mm" svg:y="4.74mm" draw:caption-point-x="-5.92mm" draw:caption-point-y="15.29mm">
              <dc:date>2021-04-21T00:00:00</dc:date>
              <text:p text:style-name="P1"><text:span text:style-name="T1"><text:s/></text:span><text:span text:style-name="T1">In general, a test set would be used as well to check whether the right hyperparameters 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090.17mm" svg:y="4.74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26">Jelle: 0.023 ± 0.011 rad.</text:span></text:p>
            <text:p><text:span text:style-name="T26">Irene: </text:span></text:p>
            <text:p><text:span text:style-name="T26">Mean: 0.0236</text:span></text:p>
            <text:p><text:span text:style-name="T26">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04.55mm" svg:y="14.85mm" draw:caption-point-x="-5.92mm" draw:caption-point-y="5.18mm">
              <dc:date>2021-04-21T00:00:00</dc:date>
              <text:p text:style-name="P1"><text:span text:style-name="T1">This lead to a mean average prediction error of 0.228 rad, with</text:span></text:p>
              <text:p text:style-name="P1"><text:span text:style-name="T1">a standard deviation of 0.333 rad.</text:span></text:p>
            </office:annotation>
            <text:p>2</text:p>
          </table:table-cell>
          <table:table-cell table:style-name="ce41" office:value-type="float" office:value="2" calcext:value-type="float">
            <office:annotation draw:style-name="gr27" draw:text-style-name="P2" svg:width="28.98mm" svg:height="17.81mm" svg:x="220.23mm" svg:y="14.84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235.91mm" svg:y="14.8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251.6mm" svg:y="14.85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267.28mm" svg:y="14.85mm" draw:caption-point-x="-5.92mm" draw:caption-point-y="5.18mm">
              <dc:date>2021-04-21T00:00:00</dc:date>
              <text:p text:style-name="P1"><text:span text:style-name="T1"><text:s/></text:span><text:span text:style-name="T1">0.2236 and the standard deviation is 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282.96mm" svg:y="14.8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298.64mm" svg:y="14.84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314.32mm" svg:y="14.84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331.96mm" svg:y="14.8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349.33mm" svg:y="14.84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366.97mm" svg:y="14.85mm" draw:caption-point-x="-5.92mm" draw:caption-point-y="5.18mm">
              <dc:date>2021-04-21T00:00:00</dc:date>
              <text:p text:style-name="P1"><text:span text:style-name="T1">The mean of the average prediction error of 6 runs is: 0.375.</text:span></text:p>
              <text:p text:style-name="P1"><text:span text:style-name="T1">The standard deviation of the average prediction error of 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384.61mm" svg:y="14.85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437.53mm" svg:y="14.8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472.8mm" svg:y="14.8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490.44mm" svg:y="14.85mm" draw:caption-point-x="-5.92mm" draw:caption-point-y="5.18mm">
              <dc:date>2021-04-21T00:00:00</dc:date>
              <text:p text:style-name="P1"><text:span text:style-name="T1">Mean : 0.1178</text:span></text:p>
              <text:p text:style-name="P1"><text:span text:style-name="T1"><text:s/></text:span><text:span text:style-name="T1">Standard deviation : 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08.08mm" svg:y="14.85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525.72mm" svg:y="4.75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543.36mm" svg:y="4.75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561mm" svg:y="4.75mm" draw:caption-point-x="-5.92mm" draw:caption-point-y="15.28mm">
              <dc:date>2021-04-21T00:00:00</dc:date>
              <text:p text:style-name="P3"><text:span text:style-name="T2"><text:s/></text:span><text:span text:style-name="T2">Mean = 0.19169241, Std deviation = 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578.64mm" svg:y="4.75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13.92mm" svg:y="4.75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631.55mm" svg:y="4.75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49.19mm" svg:y="4.75mm" draw:caption-point-x="-5.92mm" draw:caption-point-y="15.28mm">
              <dc:date>2021-04-21T00:00:00</dc:date>
              <text:p text:style-name="P3"><text:span text:style-name="T2">Over all runs, the mean is 0.29 and standard 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666.83mm" svg:y="4.75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684.47mm" svg:y="4.75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02.11mm" svg:y="4.72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719.75mm" svg:y="4.75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737.39mm" svg:y="4.75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755.03mm" svg:y="4.75mm" draw:caption-point-x="-5.92mm" draw:caption-point-y="15.28mm">
              <dc:date>2021-04-21T00:00:00</dc:date>
              <text:p text:style-name="P3"><text:span text:style-name="T2">• </text:span><text:span text:style-name="T2">Mean-3.29E-01</text:span></text:p>
              <text:p text:style-name="P3"><text:span text:style-name="T2">• </text:span><text:span text:style-name="T2">Standard Deviation-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772.67mm" svg:y="4.75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790.3mm" svg:y="4.75mm" draw:caption-point-x="-5.92mm" draw:caption-point-y="15.28mm">
              <dc:date>2021-04-21T00:00:00</dc:date>
              <text:p text:style-name="P3"><text:span text:style-name="T2">The mean of this set is 1.074 and the standard</text:span></text:p>
              <text:p text:style-name="P3"><text:span text:style-name="T2">deviation is 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07.94mm" svg:y="4.75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825.58mm" svg:y="4.75mm" draw:caption-point-x="-5.92mm" draw:caption-point-y="15.28mm">
              <dc:date>2021-04-21T00:00:00</dc:date>
              <text:p text:style-name="P3"><text:span text:style-name="T2">mean of 0.25 rad and and a standard deviation of 0.28 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843.22mm" svg:y="4.75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860.86mm" svg:y="4.75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878.5mm" svg:y="4.72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896.14mm" svg:y="4.75mm" draw:caption-point-x="-5.92mm" draw:caption-point-y="15.28mm">
              <dc:date>2021-04-21T00:00:00</dc:date>
              <text:p text:style-name="P3"><text:span text:style-name="T2">the average prediction error is 0.2813. Lacks sd!</text:span></text:p>
            </office:annotation>
            <text:p>1</text:p>
          </table:table-cell>
          <table:table-cell table:style-name="ce40" office:value-type="float" office:value="2" calcext:value-type="float">
            <office:annotation draw:style-name="gr34" draw:text-style-name="P4" svg:width="29.02mm" svg:height="29.73mm" svg:x="913.78mm" svg:y="4.75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931.42mm" svg:y="4.72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949.05mm" svg:y="4.75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966.69mm" svg:y="4.75mm" draw:caption-point-x="-5.92mm" draw:caption-point-y="15.28mm">
              <dc:date>2021-04-21T00:00:00</dc:date>
              <text:p text:style-name="P5"><text:span text:style-name="T3">Mean 0.2349 with a standard deviation of 0.3073. </text:span></text:p>
            </office:annotation>
            <text:p>2</text:p>
          </table:table-cell>
          <table:table-cell table:style-name="ce40" office:value-type="float" office:value="2" calcext:value-type="float">
            <office:annotation draw:style-name="gr42" draw:text-style-name="P4" svg:width="29.02mm" svg:height="25.76mm" svg:x="984.33mm" svg:y="4.75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01.97mm" svg:y="4.75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019.61mm" svg:y="4.75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037.25mm" svg:y="4.75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054.89mm" svg:y="4.75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072.53mm" svg:y="4.75mm" draw:caption-point-x="-5.92mm" draw:caption-point-y="15.28mm">
              <dc:date>2021-04-21T00:00:00</dc:date>
              <text:p text:style-name="P3"><text:span text:style-name="T2">standard deviation</text:span></text:p>
              <text:p text:style-name="P3"><text:span text:style-name="T2">0.3303884295416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090.17mm" svg:y="4.72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090.17mm" svg:y="4.75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090.17mm" svg:y="4.75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090.17mm" svg:y="4.73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090.17mm" svg:y="4.75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090.17mm" svg:y="4.75mm" draw:caption-point-x="-5.92mm" draw:caption-point-y="15.28mm">
              <dc:date>2021-04-21T00:00:00</dc:date>
              <text:p text:style-name="P3"><text:span text:style-name="T2">M θ = 3.38 · 10−1 and σ2 = 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090.17mm" svg:y="4.75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090.17mm" svg:y="4.72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090.17mm" svg:y="4.72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1090.17mm" svg:y="4.75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125.44mm" svg:y="4.75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143.08mm" svg:y="4.75mm" draw:caption-point-x="-5.92mm" draw:caption-point-y="15.28mm">
              <dc:date>2021-04-21T00:00:00</dc:date>
              <text:p text:style-name="P3"><text:span text:style-name="T2">μ̄M trig = 2.23E − 01 [rad] and σM 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160.72mm" svg:y="4.72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178.36mm" svg:y="4.75mm" draw:caption-point-x="-5.92mm" draw:caption-point-y="15.28mm">
              <dc:date>2021-04-21T00:00:00</dc:date>
              <text:p text:style-name="P3"><text:span text:style-name="T2"><text:s/></text:span><text:span text:style-name="T2">(μ = 1.0971 rad) and</text:span></text:p>
              <text:p text:style-name="P3"><text:span text:style-name="T2">the standard deviation (σ = 1.3049 rad) </text:span></text:p>
            </office:annotation>
            <text:p>0</text:p>
          </table:table-cell>
          <table:table-cell table:style-name="ce35" office:value-type="float" office:value="2" calcext:value-type="float">
            <office:annotation draw:style-name="gr34" draw:text-style-name="P4" svg:width="29.02mm" svg:height="29.73mm" svg:x="1196mm" svg:y="4.75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213.64mm" svg:y="4.75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231.28mm" svg:y="4.75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248.92mm" svg:y="4.75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266.55mm" svg:y="4.75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284.19mm" svg:y="4.75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301.83mm" svg:y="4.75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319.47mm" svg:y="4.75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1337.11mm" svg:y="4.75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6" table:visibility="collapse">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267.28mm" svg:y="4.85mm" draw:caption-point-x="-5.92mm" draw:caption-point-y="15.18mm">
              <dc:date>2021-04-21T00:00:00</dc:date>
              <text:p text:style-name="P1"><text:span text:style-name="T1">This is because we have two values (sin(θ) and cos(θ)) to describe a state instead</text:span></text:p>
              <text:p text:style-name="P1"><text:span text:style-name="T1">of a single θ. In this case, the neural network has two neurons in its output layer. The complex-</text:span></text:p>
              <text:p text:style-name="P1"><text:span text:style-name="T1">ity has been increased. Since original neural network is too simple to simulate the transition</text:span></text:p>
              <text:p text:style-name="P1"><text:span text:style-name="T1">function from an image to a single value, adding more parameters results in higher expressive</text:span></text:p>
              <text:p text:style-name="P1"><text:span text:style-name="T1">power of our model. Thus, the accuracy of prediction has 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298.64mm" svg:y="4.8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349.33mm" svg:y="4.76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384.61mm" svg:y="4.77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490.44mm" svg:y="4.85mm" draw:caption-point-x="-5.92mm" draw:caption-point-y="15.18mm">
              <dc:date>2021-04-21T00:00:00</dc:date>
              <text:p text:style-name="P1"><text:span text:style-name="T1">They do not give any reason</text:span></text:p>
            </office:annotation>
            <text:p>0</text:p>
          </table:table-cell>
          <table:table-cell table:style-name="ce32" office:value-type="float" office:value="0" calcext:value-type="float">
            <office:annotation draw:style-name="gr50" draw:text-style-name="P2" svg:width="29.02mm" svg:height="57.31mm" svg:x="508.08mm" svg:y="4.77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561mm" svg:y="4.76mm" draw:caption-point-x="-5.92mm" draw:caption-point-y="15.27mm">
              <dc:date>2021-04-21T00:00:00</dc:date>
              <text:p text:style-name="P3"><text:span text:style-name="T2">The reason for the boost in accuracy is due to the fact that we encoded the prior information</text:span></text:p>
              <text:p text:style-name="P3"><text:span text:style-name="T2">that the output is an angle in Mtrig. Initially, the output was treated as a scalar that can take any</text:span></text:p>
              <text:p text:style-name="P3"><text:span text:style-name="T2">real value. Later, we transformed the output using trigonometry and made the network predict two</text:span></text:p>
              <text:p text:style-name="P3"><text:span text:style-name="T2">values that only belong to 0 and 1, and also implicitly imposed the constraint sin2 θ + cos2 θ = 1</text:span></text:p>
              <text:p text:style-name="P3"><text:span text:style-name="T2">in the test label which is learnt by the network eventually. Since the manifold corresponding to all</text:span></text:p>
              <text:p text:style-name="P3"><text:span text:style-name="T2">possible output features to be learned by the Neural Network became restricted. the performance</text:span></text:p>
              <text:p text:style-name="P3"><text:span text:style-name="T2">naturally 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596.28mm" svg:y="4.85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31.55mm" svg:y="4.77mm" draw:caption-point-x="-5.92mm" draw:caption-point-y="15.26mm">
              <dc:date>2021-04-21T00:00:00</dc:date>
              <text:p text:style-name="P3"><text:span text:style-name="T2"><text:s/></text:span><text:span text:style-name="T2">We</text:span></text:p>
              <text:p text:style-name="P3"><text:span text:style-name="T2">split θ into its principle components, namely sinθ and cosθ. Then we predict these two principles components</text:span></text:p>
              <text:p text:style-name="P3"><text:span text:style-name="T2">to predict θ. This improves the accuracy of the prediction of 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684.47mm" svg:y="4.81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02.11mm" svg:y="4.79mm" draw:caption-point-x="-5.92mm" draw:caption-point-y="15.24mm">
              <dc:date>2021-04-21T00:00:00</dc:date>
              <text:p text:style-name="P3"><text:span text:style-name="T2">This model has better accuracy compared to directly calculating the angle because here we are using two</text:span></text:p>
              <text:p text:style-name="P3"><text:span text:style-name="T2">calculations of the angle, that is, sine value and the cosine value of theta then combining them 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719.75mm" svg:y="4.85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gives </text:span><text:span text:style-name="T2">an angle which </text:span><text:span text:style-name="T2">does not agrees</text:span></text:p>
              <text:p text:style-name="P3"><text:span text:style-name="T2">with what cos() </text:span><text:span text:style-name="T2">says, you already </text:span><text:span text:style-name="T2">know that this is </text:span><text:span text:style-name="T2">not possible, this </text:span><text:span text:style-name="T2">is 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737.39mm" svg:y="4.85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755.03mm" svg:y="4.85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772.67mm" svg:y="4.85mm" draw:caption-point-x="-5.92mm" draw:caption-point-y="15.18mm">
              <dc:date>2021-04-21T00:00:00</dc:date>
              <text:p text:style-name="P3"><text:span text:style-name="T2">This is due to the fact that sin and cos are</text:span></text:p>
              <text:p text:style-name="P3"><text:span text:style-name="T2">continuous functions and thus do not have the issue that the flip from π rad to −π causes a 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860.86mm" svg:y="4.83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896.14mm" svg:y="4.79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913.78mm" svg:y="4.78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931.42mm" svg:y="4.82mm" draw:caption-point-x="-5.92mm" draw:caption-point-y="15.21mm">
              <dc:date>2021-04-21T00:00:00</dc:date>
              <text:p text:style-name="P3"><text:span text:style-name="T2"><text:s/></text:span><text:span text:style-name="T2">The source of this</text:span></text:p>
              <text:p text:style-name="P3"><text:span text:style-name="T2">improvement is most likely the fact that the neural network now has two outputs, cos(θ) and sin(θ), as opposed</text:span></text:p>
              <text:p text:style-name="P3"><text:span text:style-name="T2">to the original output of just θ. It essentially allows the neural network to learn along the two dimensions of</text:span></text:p>
              <text:p text:style-name="P3"><text:span text:style-name="T2">the 2D image separately. If the estimate of cos(θ) is ,but sin(θ) is bad, this will back-propogate to adjust for</text:span></text:p>
              <text:p text:style-name="P3"><text:span text:style-name="T2">the sin(θ) part, but will leave the cos(θ) intact. The model essentially has more ways to know what it is doing</text:span></text:p>
              <text:p text:style-name="P3"><text:span text:style-name="T2">wrong while it is learning, so it will be able to learn 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949.05mm" svg:y="4.82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054.89mm" svg:y="4.8mm" draw:caption-point-x="-5.92mm" draw:caption-point-y="15.23mm">
              <dc:date>2021-04-21T00:00:00</dc:date>
              <text:p text:style-name="P3"><text:span text:style-name="T2">This is because there is now more information</text:span></text:p>
              <text:p text:style-name="P3"><text:span text:style-name="T2">available: instead of learning only theta the model learns two outputs. If we combine these two</text:span></text:p>
              <text:p text:style-name="P3"><text:span text:style-name="T2">outputs again into one, the total error becomes 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090.17mm" svg:y="4.82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090.17mm" svg:y="4.85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090.17mm" svg:y="4.79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090.17mm" svg:y="4.85mm" draw:caption-point-x="-5.92mm" draw:caption-point-y="15.18mm">
              <dc:date>2021-04-21T00:00:00</dc:date>
              <text:p text:style-name="P3"><text:span text:style-name="T2">This is because sine and cosine are linear with the displacement</text:span></text:p>
              <text:p text:style-name="P3"><text:span text:style-name="T2">at 0, π/2, −π/2 and π . This means that these values are relatively easy to predict at multiple points in the</text:span></text:p>
              <text:p text:style-name="P3"><text:span text:style-name="T2">trajectory. Additionally, since we know that the norm of the vector is 1, we can check whether the proposed</text:span></text:p>
              <text:p text:style-name="P3"><text:span text:style-name="T2">sin and cos value are feasible. However, similar to M θ the quality of each trial does vary significantly, where</text:span></text:p>
              <text:p text:style-name="P3"><text:span text:style-name="T2">the STD of the MSE is even larger than its mean. The occurrence of solutions like Trial 1, 7, 11 and 12</text:span></text:p>
              <text:p text:style-name="P3"><text:span text:style-name="T2">means that the solution might often be poor and 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125.44mm" svg:y="4.85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143.08mm" svg:y="4.82mm" draw:caption-point-x="-5.92mm" draw:caption-point-y="15.21mm">
              <dc:date>2021-04-21T00:00:00</dc:date>
              <text:p text:style-name="P3"><text:span text:style-name="T2">Improvements are achieved because cos(θ) is an even function allowing for a smooth transition of results at the</text:span></text:p>
              <text:p text:style-name="P3"><text:span text:style-name="T2">±3[rad] bin boundary. In other words, because the cosine of ±3[rad] is around the same value of -1, the neural</text:span></text:p>
              <text:p text:style-name="P3"><text:span text:style-name="T2">network better maps the smooth input images to the smooth pre-processed 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160.72mm" svg:y="4.79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196mm" svg:y="4.8mm" draw:caption-point-x="-5.92mm" draw:caption-point-y="15.23mm">
              <dc:date>2021-04-21T00:00:00</dc:date>
              <text:p text:style-name="P3"><text:span text:style-name="T2">In this representation an error in the output always corresponds to a proportional error in</text:span></text:p>
              <text:p text:style-name="P3"><text:span text:style-name="T2">the scoring function. There is no case where a small error in the prediction of sin(θ) of cos(θ)</text:span></text:p>
              <text:p text:style-name="P3"><text:span text:style-name="T2">leads to a error in the evaluation 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213.64mm" svg:y="4.83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248.92mm" svg:y="4.77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266.55mm" svg:y="4.78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301.83mm" svg:y="4.85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337.11mm" svg:y="4.85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235.91mm" svg:y="4.8mm" draw:caption-point-x="-5.92mm" draw:caption-point-y="15.23mm">
              <dc:date>2021-04-21T00:00:00</dc:date>
              <text:p text:style-name="P1"><text:span text:style-name="T1">Considering that the angles of interest are closer to ±π and in that region sin(θ) is the dominant component, one</text:span></text:p>
              <text:p text:style-name="P1"><text:span text:style-name="T1">could pose the argument that sin(θ) is enough to predict θ. This is however not the case, as using this small angle</text:span></text:p>
              <text:p text:style-name="P1"><text:span text:style-name="T1">approximation would in turn make the higher angles inaccurate. In principle, this is not a problem, as it has been</text:span></text:p>
              <text:p text:style-name="P1"><text:span text:style-name="T1">stated that angles around the equilibrium point are of more interest. Nonetheless, if the calculation over the entire</text:span></text:p>
              <text:p text:style-name="P1"><text:span text:style-name="T1">range of angles becomes inaccurate, the NN validation data will be used to correct for this, yielding inherently worse</text:span></text:p>
              <text:p text:style-name="P1"><text:span text:style-name="T1">results for the trained model over the entire domain of 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366.97mm" svg:y="4.85mm" draw:caption-point-x="-5.92mm" draw:caption-point-y="15.18mm">
              <dc:date>2021-04-21T00:00:00</dc:date>
              <text:p text:style-name="P1"><text:span text:style-name="T1">The reason that it </text:span><text:span text:style-name="T1">is not sufficient to </text:span><text:span text:style-name="T1">predict only sinθ </text:span><text:span text:style-name="T1">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490.44mm" svg:y="4.85mm" draw:caption-point-x="-5.92mm" draw:caption-point-y="15.18mm">
              <dc:date>2021-04-21T00:00:00</dc:date>
              <text:p text:style-name="P1"><text:span text:style-name="T1">The arcsin function is the inverse of the sine function. It returns the angle whose sine is a given value.</text:span></text:p>
              <text:p text:style-name="P1"><text:span text:style-name="T1">θ = arcsin(sin(θ)). It is a good idea to use arcsin when we can find the sine of an angle and want to 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596.28mm" svg:y="4.85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13.92mm" svg:y="4.8mm" draw:caption-point-x="-5.92mm" draw:caption-point-y="15.23mm">
              <dc:date>2021-04-21T00:00:00</dc:date>
              <text:p text:style-name="P3"><text:span text:style-name="T2">Predicting sin θ only is not sufficient, since the range of the inverse sine function is [−π/2, 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054.89mm" svg:y="4.83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090.17mm" svg:y="4.85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196mm" svg:y="4.84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213.64mm" svg:y="4.83mm" draw:caption-point-x="-5.92mm" draw:caption-point-y="15.2mm">
              <dc:date>2021-04-21T00:00:00</dc:date>
              <text:p text:style-name="P3"><text:span text:style-name="T2">When using only</text:span></text:p>
              <text:p text:style-name="P3"><text:span text:style-name="T2">sin(·) and use it inverse, we do not have more data to learn on compared to converting it to x and y as</text:span></text:p>
              <text:p text:style-name="P3"><text:span text:style-name="T2">previously 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248.92mm" svg:y="4.85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266.55mm" svg:y="4.85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301.83mm" svg:y="4.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319.47mm" svg:y="4.83mm" draw:caption-point-x="-5.92mm" draw:caption-point-y="15.2mm">
              <dc:date>2021-04-21T00:00:00</dc:date>
              <text:p text:style-name="P3"><text:span text:style-name="T2"><text:s/></text:span><text:span text:style-name="T2">It is insufficient to use the indirect prediction</text:span></text:p>
              <text:p text:style-name="P3"><text:span text:style-name="T2">arcsin(sin(θ)) as that will still result in a jump discontinuity at the inverted 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7">Calculate the </text:span><text:span text:style-name="T8">mean</text:span><text:span text:style-name="T9">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437.53mm" svg:y="4.7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790.3mm" svg:y="4.7mm" draw:caption-point-x="-5.92mm" draw:caption-point-y="15.33mm">
              <dc:date>2021-04-21T00:00:00</dc:date>
              <text:p text:style-name="P3"><text:span text:style-name="T2">The mean of this set is equal to 1.066 . Also, the</text:span></text:p>
              <text:p text:style-name="P3"><text:span text:style-name="T2">standard deviation is equal 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337.11mm" svg:y="4.7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visibility="collapse">
          <table:covered-table-cell/>
          <table:table-cell table:style-name="ce12" office:value-type="string" calcext:value-type="string">
            <text:p><text:span text:style-name="T7">Which model would you </text:span><text:span text:style-name="T8">prefer </text:span><text:span text:style-name="T9">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282.96mm" svg:y="4.69mm" draw:caption-point-x="-5.92mm" draw:caption-point-y="15.34mm">
              <dc:date>2021-04-21T00:00:00</dc:date>
              <text:p text:style-name="P3"><text:span text:style-name="T2">According to figure 0.4, the optimal number of</text:span></text:p>
              <text:p text:style-name="P3"><text:span text:style-name="T2">parameters with the lowest approximation error for the training data and the new data,</text:span></text:p>
              <text:p text:style-name="P3"><text:span text:style-name="T2">should be as high as possible but not higher than the amount of parameters when the</text:span></text:p>
              <text:p text:style-name="P3"><text:span text:style-name="T2">approximation error of the new data get worse. So even though cnn is the most accu-</text:span></text:p>
              <text:p text:style-name="P3"><text:span text:style-name="T2">rate model, the M trig model is preferred as it has a much higher accuracy than the M θ</text:span></text:p>
              <text:p text:style-name="P3"><text:span text:style-name="T2">model and close to the M cnn model but has the most trainable parameters (301,442).</text:span></text:p>
              <text:p text:style-name="P3"><text:span text:style-name="T2">This model is also much faster than the cnn 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525.72mm" svg:y="4.69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578.64mm" svg:y="4.69mm" draw:caption-point-x="-5.92mm" draw:caption-point-y="15.34mm">
              <dc:date>2021-04-21T00:00:00</dc:date>
              <text:p text:style-name="P3"><text:span text:style-name="T2">For a faster model the M t r i g is preferred and if a accurate model is required then the M cnn is 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07.94mm" svg:y="4.69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913.78mm" svg:y="4.69mm" draw:caption-point-x="-5.92mm" draw:caption-point-y="15.34mm">
              <dc:date>2021-04-21T00:00:00</dc:date>
              <text:p text:style-name="P3"><text:span text:style-name="T2">Therefore,</text:span></text:p>
              <text:p text:style-name="P3"><text:span text:style-name="T2">indirectly model is preferable, it has a relatively simple architecture and a nice 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319.47mm" svg:y="4.69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9" table:visibility="collapse">
          <table:covered-table-cell/>
          <table:table-cell table:style-name="ce12" office:value-type="string" calcext:value-type="string">
            <text:p><text:span text:style-name="T7">If you change the activation of the last fully connected layer to </text:span><text:span text:style-name="T8">ReLU,</text:span><text:span text:style-name="T9">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88.87mm" svg:y="4.81mm" draw:caption-point-x="-5.92mm" draw:caption-point-y="15.22mm">
              <dc:date>2021-04-21T00:00:00</dc:date>
              <text:p text:style-name="P1"><text:span text:style-name="T1">ReLU loses gradient information when it is zero. In absence of informative gradients, the model</text:span></text:p>
              <text:p text:style-name="P1"><text:span text:style-name="T1">does not learn and thus the prediction accuracy deteriorates. ELU is chosen as a common</text:span></text:p>
              <text:p text:style-name="P1"><text:span text:style-name="T1">alternative in 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220.23mm" svg:y="4.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298.64mm" svg:y="4.77mm" draw:caption-point-x="-5.92mm" draw:caption-point-y="15.26mm">
              <dc:date>2021-04-21T00:00:00</dc:date>
              <text:p text:style-name="P3"><text:span text:style-name="T2">Setting the negative input to ReLu to 0, the gradient can not be calculated for that weight which deteri-</text:span></text:p>
              <text:p text:style-name="P3"><text:span text:style-name="T2">orates the performance of neural network.</text:span></text:p>
              <text:p text:style-name="P3"><text:span text:style-name="T2">Another possibility is that now that output is ReLu and the output of it will either be zero or positive.</text:span></text:p>
              <text:p text:style-name="P3"><text:span text:style-name="T2">As long as the weight link the output of ReLu to the output of neural network is fixed, the sign will not</text:span></text:p>
              <text:p text:style-name="P3"><text:span text:style-name="T2">be able to change anymore. Because of this the test_trig data can not be produced since it has both</text:span></text:p>
              <text:p text:style-name="P3"><text:span text:style-name="T2">negative and 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314.32mm" svg:y="4.77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490.44mm" svg:y="4.82mm" draw:caption-point-x="-5.92mm" draw:caption-point-y="15.21mm">
              <dc:date>2021-04-21T00:00:00</dc:date>
              <text:p text:style-name="P3"><text:span text:style-name="T2">One reason would be that ReLU units can be fragile during training and can “die”. For example, a large</text:span></text:p>
              <text:p text:style-name="P3"><text:span text:style-name="T2">gradient flowing through a ReLU neuron could cause the weights to update in such a way that the neuron</text:span></text:p>
              <text:p text:style-name="P3"><text:span text:style-name="T2">will never activate on any datapoint again. If this happens, then the gradient flowing through the unit will</text:span></text:p>
              <text:p text:style-name="P3"><text:span text:style-name="T2">forever be zero from that point on. That is, the ReLU units can irreversibly die during training since they</text:span></text:p>
              <text:p text:style-name="P3"><text:span text:style-name="T2">can get knocked off the data entire 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596.28mm" svg:y="4.84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755.03mm" svg:y="4.83mm" draw:caption-point-x="-5.92mm" draw:caption-point-y="15.2mm">
              <dc:date>2021-04-21T00:00:00</dc:date>
              <text:p text:style-name="P3"><text:span text:style-name="T2">Although this method is much simpler; it can lead to worse results because ReLu is a function that loses gradient information when the curve value reaches zero. This is primarily the reason why Elu is used in many</text:span></text:p>
              <text:p text:style-name="P3"><text:span text:style-name="T2">cases which is able to avoid this 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913.78mm" svg:y="4.77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019.61mm" svg:y="4.78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231.28mm" svg:y="4.83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248.92mm" svg:y="4.78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337.11mm" svg:y="4.77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7">For both </text:span><text:span text:style-name="T8">seed value</text:span><text:span text:style-name="T9">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090.17mm" svg:y="4.85mm" draw:caption-point-x="-5.92mm" draw:caption-point-y="15.18mm">
              <dc:date>2021-04-21T00:00:00</dc:date>
              <text:p text:style-name="P3"><text:span text:style-name="T2">Explanation ok but table 4 is 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visibility="collapse">
          <table:covered-table-cell/>
          <table:table-cell table:style-name="ce12" office:value-type="string" calcext:value-type="string">
            <text:p><text:span text:style-name="T7">What is the </text:span><text:span text:style-name="T8">benefit of seeding</text:span><text:span text:style-name="T9">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631.55mm" svg:y="4.79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649.19mm" svg:y="4.82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684.47mm" svg:y="4.83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02.11mm" svg:y="4.85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719.75mm" svg:y="4.84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755.03mm" svg:y="4.8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037.25mm" svg:y="4.83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090.17mm" svg:y="4.79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090.17mm" svg:y="4.82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143.08mm" svg:y="4.8mm" draw:caption-point-x="-5.92mm" draw:caption-point-y="15.23mm">
              <dc:date>2021-04-21T00:00:00</dc:date>
              <text:p text:style-name="P3"><text:span text:style-name="T2">They do not mention 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284.19mm" svg:y="4.76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88.61mm" svg:y="4.48mm" draw:caption-point-x="-5.66mm" draw:caption-point-y="15.55mm">
              <dc:date>2021-04-21T00:00:00</dc:date>
              <text:p text:style-name="P3"><text:span text:style-name="T2">Their answer is 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472.54mm" svg:y="4.74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525.46mm" svg:y="4.74mm" draw:caption-point-x="-5.66mm" draw:caption-point-y="15.29mm">
              <dc:date>2021-04-21T00:00:00</dc:date>
              <text:p text:style-name="P3"><text:span text:style-name="T2">They don’t answer at all 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235.65mm" svg:y="4.7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349.07mm" svg:y="0.7mm" draw:caption-point-x="-5.66mm" draw:caption-point-y="19.33mm">
              <dc:date>2021-04-21T00:00:00</dc:date>
              <text:p text:style-name="P3"><text:span text:style-name="T2">They say: “• "assignment_verify.m" reports following functions are not defined or empty: "init_Q", "discretize_state",</text:span></text:p>
              <text:p text:style-name="P3"><text:span text:style-name="T2">"take_action", "observe_reward", "is_terminal", "execute_policy" and "update_Q". It also</text:span></text:p>
              <text:p text:style-name="P3"><text:span text:style-name="T2">reports dimension of Q is incorrect, defined states discretization are out of bound and defined action is</text:span></text:p>
              <text:p text:style-name="P3"><text:span text:style-name="T2">out of bound. What’s more, it also reports parameter out of feasible bound. Valid parameters are shown</text:span></text:p>
              <text:p text:style-name="P3"><text:span text:style-name="T2">as following:</text:span></text:p>
              <text:p text:style-name="P3"><text:span text:style-name="T2">Random Action Rate: _x005F_x000f_ ∈ (0, 1)</text:span></text:p>
              <text:p text:style-name="P3"><text:span text:style-name="T2">Discount Factor: γ ∈ (0, 1]</text:span></text:p>
              <text:p text:style-name="P3"><text:span text:style-name="T2">Learning Rate: α ∈ (0, 1]</text:span></text:p>
              <text:p text:style-name="P3"><text:span text:style-name="T2">Number of discretized positions ∈ [1, 1000)</text:span></text:p>
              <text:p text:style-name="P3"><text:span text:style-name="T2">Number of discretized velocities ∈ [1, 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235.65mm" svg:y="4.49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235.65mm" svg:y="4.74mm" draw:caption-point-x="-5.66mm" draw:caption-point-y="15.29mm">
              <dc:date>2021-04-21T00:00:00</dc:date>
              <text:p text:style-name="P3"><text:span text:style-name="T2">They say “The initial value of the learning update rate α is 0.</text:span></text:p>
              <text:p text:style-name="P3"><text:span text:style-name="T2">This would mean that the value function is never updated and thus the algorithm 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82.7mm" svg:y="0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366.71mm" svg:y="4.74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282.96mm" svg:y="4.74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337.11mm" svg:y="4.74mm" draw:caption-point-x="-5.92mm" draw:caption-point-y="15.29mm">
              <dc:date>2021-04-21T00:00:00</dc:date>
              <text:p text:style-name="P3"><text:span text:style-name="T2">They have commented some plots but when uncommenting them , everything seems ok</text:span></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019.61mm" svg:y="4.71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090.17mm" svg:y="4.71mm" draw:caption-point-x="-5.92mm" draw:caption-point-y="15.32mm">
              <dc:date>2021-04-21T00:00:00</dc:date>
              <text:p text:style-name="P3"><text:span text:style-name="T2">Interesting 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160.72mm" svg:y="4.74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7">With the nominal gains Kp = [2000 2000] and Kd = [100 100] RMSEx = 0.1672. </text:span><text:span text:style-name="T28">Increasing only the Kp</text:span><text:span text:style-name="T29"> gains to Kp = [4000 4000] reduces that to RMSEx=0.0999. </text:span><text:span text:style-name="T30">In creasing only the Kd</text:span><text:span text:style-name="T31"> gains to Kd = [110 110] reduces that to RMSEx=0.1671. </text:span><text:span text:style-name="T32">Combining the two</text:span><text:span text:style-name="T33">, i.e., Kp = [4000 4000] and Kd = [110 110] results in the lowest error yet RMSEx=0.0996.</text:span><text:span text:style-name="T28"> If the gains are even higher</text:span><text:span text:style-name="T29"> the system quickly becomes </text:span><text:span text:style-name="T34">unstable</text:span><text:span text:style-name="T29">.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88.61mm" svg:y="4.74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219.97mm" svg:y="4.74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251.34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0" calcext:value-type="float">
            <office:annotation draw:style-name="gr91" draw:text-style-name="P4" svg:width="29.24mm" svg:height="6.14mm" svg:x="267.02mm" svg:y="4.74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282.7mm" svg:y="4.74mm" draw:caption-point-x="-5.66mm" draw:caption-point-y="15.29mm">
              <dc:date>2021-04-21T00:00:00</dc:date>
              <text:p text:style-name="P3"><text:span text:style-name="T2">They do not include RMSE results to compare</text:span></text:p>
            </office:annotation>
            <text:p>1.5</text:p>
          </table:table-cell>
          <table:table-cell table:style-name="ce36" office:value-type="float" office:value="2.5" calcext:value-type="float">
            <office:annotation draw:style-name="gr85" draw:text-style-name="P4" svg:width="29.09mm" svg:height="17.84mm" svg:x="298.38mm" svg:y="4.74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331.7mm" svg:y="4.74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01.99mm" svg:y="4.74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437.27mm" svg:y="4.65mm" draw:caption-point-x="-5.66mm" draw:caption-point-y="15.38mm">
              <dc:date>2021-04-21T00:00:00</dc:date>
              <text:p text:style-name="P3"><text:span text:style-name="T2">They should have commented all the values they used and not just the best 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490.18mm" svg:y="4.63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560.74mm" svg:y="4.74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578.38mm" svg:y="4.74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596.02mm" svg:y="4.74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13.66mm" svg:y="4.74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648.93mm" svg:y="4.74mm" draw:caption-point-x="-5.66mm" draw:caption-point-y="15.29mm">
              <dc:date>2021-04-21T00:00:00</dc:date>
              <text:p text:style-name="P3"><text:span text:style-name="T2">Results should have been better 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737.57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755.21mm" svg:y="4.93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790.48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913.96mm" svg:y="4.93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19.79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55.07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3" draw:text-style-name="P10" svg:width="28.99mm" svg:height="17.81mm" svg:x="1072.71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090.35mm" svg:y="4.93mm" draw:caption-point-x="-6.1mm" draw:caption-point-y="15.1mm">
              <dc:date>2021-04-21T00:00:00</dc:date>
              <text:p text:style-name="P9"><text:span text:style-name="T5">It could have been discussed 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090.35mm" svg:y="4.93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090.35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60.9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196.18mm" svg:y="4.93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231.46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266.73mm" svg:y="4.93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1284.37mm" svg:y="4.93mm" draw:caption-point-x="-6.1mm" draw:caption-point-y="15.1mm">
              <dc:date>2021-04-21T00:00:00</dc:date>
              <text:p text:style-name="P9"><text:span text:style-name="T5">They do not show RMSE values and it should have discussed better</text:span></text:p>
            </office:annotation>
            <text:p>1.5</text:p>
          </table:table-cell>
          <table:table-cell table:style-name="ce35" office:value-type="float" office:value="2.5" calcext:value-type="float">
            <office:annotation draw:style-name="gr95" draw:text-style-name="P10" svg:width="28.99mm" svg:height="13.86mm" svg:x="1302.01mm" svg:y="4.93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5">controller_</text:span><text:span text:style-name="T36">1</text:span><text:span text:style-name="T37"> is an </text:span><text:span text:style-name="T38">open-loop feedback </text:span><text:span text:style-name="T37">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89.05mm" svg:y="4.93mm" draw:caption-point-x="-6.1mm" draw:caption-point-y="15.1mm">
              <dc:date>2021-04-21T00:00:00</dc:date>
              <text:p text:style-name="P9"><text:span text:style-name="T5">“ </text:span><text:span text:style-name="T5">open-loop feedforward inverse control.”</text:span></text:p>
            </office:annotation>
            <text:p>1</text:p>
          </table:table-cell>
          <table:table-cell table:style-name="ce36" office:value-type="float" office:value="1" calcext:value-type="float">
            <office:annotation draw:style-name="gr97" draw:text-style-name="P10" svg:width="28.99mm" svg:height="57.31mm" svg:x="204.73mm" svg:y="4.93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220.23mm" svg:y="4.75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235.91mm" svg:y="4.75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251.78mm" svg:y="4.93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267.46mm" svg:y="4.93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283.14mm" svg:y="4.93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298.82mm" svg:y="4.93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472.98mm" svg:y="4.93mm" draw:caption-point-x="-6.1mm" draw:caption-point-y="15.1mm">
              <dc:date>2021-04-22T00:00:00</dc:date>
              <text:p text:style-name="P9"><text:span text:style-name="T5">The controllers resemble the model based controller with an open-loop feed-forward and low gain PD</text:span></text:p>
              <text:p text:style-name="P9"><text:span text:style-name="T5">feedback controller </text:span></text:p>
            </office:annotation>
            <text:p>1</text:p>
          </table:table-cell>
          <table:table-cell table:style-name="ce49" office:value-type="float" office:value="0.5" calcext:value-type="float">
            <office:annotation draw:style-name="gr95" draw:text-style-name="P10" svg:width="28.99mm" svg:height="13.86mm" svg:x="490.62mm" svg:y="4.93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667.01mm" svg:y="4.93mm" draw:caption-point-x="-6.1mm" draw:caption-point-y="15.1mm">
              <dc:date>2021-04-22T00:00:00</dc:date>
              <text:p text:style-name="P9"><text:span text:style-name="T5">They do not mention which controller it is</text:span></text:p>
            </office:annotation>
            <text:p>0</text:p>
          </table:table-cell>
          <table:table-cell table:style-name="ce35" office:value-type="float" office:value="1" calcext:value-type="float">
            <office:annotation draw:style-name="gr101" draw:text-style-name="P10" svg:width="28.99mm" svg:height="61.26mm" svg:x="684.65mm" svg:y="4.93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702.29mm" svg:y="4.93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737.57mm" svg:y="4.93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843.4mm" svg:y="4.93mm" draw:caption-point-x="-6.1mm" draw:caption-point-y="15.1mm">
              <dc:date>2021-04-23T00:00:00</dc:date>
              <text:p text:style-name="P9">open-loop feedforward controllers with low PD gains. </text:p>
            </office:annotation>
            <text:p>1</text:p>
          </table:table-cell>
          <table:table-cell table:style-name="ce35" office:value-type="float" office:value="1" calcext:value-type="float">
            <office:annotation draw:style-name="gr102" draw:text-style-name="P10" svg:width="28.99mm" svg:height="29.66mm" svg:x="861.04mm" svg:y="4.93mm" draw:caption-point-x="-6.1mm" draw:caption-point-y="15.1mm">
              <dc:date>2021-04-23T00:00:00</dc:date>
              <text:p text:style-name="P9">The other way around, controller 1 they say is feedforward because it use desired states </text:p>
            </office:annotation>
            <text:p>1</text:p>
          </table:table-cell>
          <table:table-cell table:style-name="ce35" office:value-type="float" office:value="1" calcext:value-type="float">
            <office:annotation draw:style-name="gr103" draw:text-style-name="P10" svg:width="28.99mm" svg:height="73.11mm" svg:x="878.68mm" svg:y="4.93mm" draw:caption-point-x="-6.1mm" draw:caption-point-y="15.1mm">
              <dc:date>2021-04-23T00:00:00</dc:date>
              <text:p text:style-name="P9">The model - based design used is inverse control (feedforward). It can be applied to an open-loop stable</text:p>
              <text:p text:style-name="P9">system or one that can be stabilized by adding feedback. In our case, a feedforward control with a low gain PD</text:p>
              <text:p text:style-name="P9">controller is used. T</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949.23mm" svg:y="4.93mm" draw:caption-point-x="-6.1mm" draw:caption-point-y="15.1mm">
              <dc:date>2021-04-23T00:00:00</dc:date>
              <text:p text:style-name="P9">They say controller 1 is feedforward and controller 2 is feedback</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19.79mm" svg:y="4.93mm" draw:caption-point-x="-6.1mm" draw:caption-point-y="15.1mm">
              <dc:date>2021-04-23T00:00:00</dc:date>
              <text:p text:style-name="P9">The control structures in controller 1 and controller 2 correspond to open-loop feedforward control</text:p>
              <text:p text:style-name="P9">scheme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55.07mm" svg:y="4.93mm" draw:caption-point-x="-6.1mm" draw:caption-point-y="15.1mm">
              <dc:date>2021-04-23T00:00:00</dc:date>
              <text:p text:style-name="P9">The Inverse Control (feedforward) method is used, because a literal copy of the plant dynamic</text:p>
              <text:p text:style-name="P9">equations are used.</text:p>
              <text:p text:style-name="P9"/>
            </office:annotation>
            <text:p>1</text:p>
          </table:table-cell>
          <table:table-cell table:style-name="ce35" office:value-type="float" office:value="1" calcext:value-type="float">
            <office:annotation draw:style-name="gr104" draw:text-style-name="P10" svg:width="28.99mm" svg:height="25.71mm" svg:x="1072.71mm" svg:y="4.93mm" draw:caption-point-x="-6.1mm" draw:caption-point-y="15.1mm">
              <dc:date>2021-04-23T00:00:00</dc:date>
              <text:p text:style-name="P9">since both controllers are Open-loop Feedforward Controller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090.35mm" svg:y="4.93mm" draw:caption-point-x="-6.1mm" draw:caption-point-y="15.1mm">
              <dc:date>2021-04-23T00:00:00</dc:date>
              <text:p text:style-name="P9">Controller 1 and 2 interchanged</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090.35mm" svg:y="4.93mm" draw:caption-point-x="-6.1mm" draw:caption-point-y="15.1mm">
              <dc:date>2021-04-23T00:00:00</dc:date>
              <text:p text:style-name="P9">Again, controllers are swapped</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090.35mm" svg:y="4.93mm" draw:caption-point-x="-6.1mm" draw:caption-point-y="15.1mm">
              <dc:date>2021-04-23T00:00:00</dc:date>
              <text:p text:style-name="P9">Models interchanged “Controller 1 is an open loop feed forward controller. We can say this based on the fact that model 1 utilizes the</text:p>
              <text:p text:style-name="P9">current joint positions as input to the feed forward gain. “</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090.35mm" svg:y="4.93mm" draw:caption-point-x="-6.1mm" draw:caption-point-y="15.1mm">
              <dc:date>2021-04-23T00:00:00</dc:date>
              <text:p text:style-name="P9">The other provided controllers are using a model-based control approach. They correspond to a open-loop</text:p>
              <text:p text:style-name="P9">feedforward control method as discussed in the lectures. The control methods uses a feedforward part which is</text:p>
              <text:p text:style-name="P9">the inverse of the dynamical model in order to control the robot. </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125.62mm" svg:y="4.93mm" draw:caption-point-x="-6.1mm" draw:caption-point-y="15.1mm">
              <dc:date>2021-04-23T00:00:00</dc:date>
              <text:p text:style-name="P9">Thus, controller 1</text:p>
              <text:p text:style-name="P9">corresponds to the open-loop feedforward control with low gain PD controller and controller 2 corresponds to the</text:p>
              <text:p text:style-name="P9">internal model control structure as discussed in the lectures</text:p>
            </office:annotation>
            <text:p>1</text:p>
          </table:table-cell>
          <table:table-cell table:style-name="ce35" office:value-type="float" office:value="1" calcext:value-type="float">
            <office:annotation draw:style-name="gr107" draw:text-style-name="P10" svg:width="28.99mm" svg:height="49.41mm" svg:x="1143.26mm" svg:y="4.93mm" draw:caption-point-x="-6.1mm" draw:caption-point-y="15.1mm">
              <dc:date>2021-04-23T00:00:00</dc:date>
              <text:p text:style-name="P9">The architecture of both controllers is such that they both fall</text:p>
              <text:p text:style-name="P9">under the category of open-loop feedforward controller (with low gain PD controller). </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178.54mm" svg:y="4.93mm" draw:caption-point-x="-6.1mm" draw:caption-point-y="15.1mm">
              <dc:date>2021-04-23T00:00:00</dc:date>
              <text:p text:style-name="P9">“Revising the provided code it can be observed that the the control system in both cases is a Open-loop</text:p>
              <text:p text:style-name="P9">Feedback Control with a low PD gai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249.1mm" svg:y="4.93mm" draw:caption-point-x="-6.1mm" draw:caption-point-y="15.1mm">
              <dc:date>2021-04-23T00:00:00</dc:date>
              <text:p text:style-name="P9">The controllers are <text:s/>intercahnged but I like how they arrive to the coclusion. They switch off PD and then according to what they saw and what was explained in the lectures, they decided controller q was <text:s/>feedforward and controller 2, feedback.</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284.37mm" svg:y="4.93mm" draw:caption-point-x="-6.1mm" draw:caption-point-y="15.1mm">
              <dc:date>2021-04-23T00:00:00</dc:date>
              <text:p text:style-name="P9">Same comment as group 75</text:p>
            </office:annotation>
            <text:p>1.5</text:p>
          </table:table-cell>
          <table:table-cell table:style-name="ce35" office:value-type="float" office:value="1" calcext:value-type="float">
            <office:annotation draw:style-name="gr99" draw:text-style-name="P10" svg:width="28.99mm" svg:height="41.51mm" svg:x="1302.01mm" svg:y="4.93mm" draw:caption-point-x="-6.1mm" draw:caption-point-y="15.1mm">
              <dc:date>2021-04-23T00:00:00</dc:date>
              <text:p text:style-name="P9">And both the controller 1 and the controller 2 is corresponding to the open-loop feedforward controller</text:p>
              <text:p text:style-name="P9">with a feedback of low gain PD controller. </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5">controller_</text:span><text:span text:style-name="T36">2</text:span><text:span text:style-name="T37"> is an o</text:span><text:span text:style-name="T38">pen-loop feedforward</text:span><text:span text:style-name="T37">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89.05mm" svg:y="4.93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204.73mm" svg:y="4.93mm" draw:caption-point-x="-6.1mm" draw:caption-point-y="15.1mm">
              <dc:date>2021-04-21T00:00:00</dc:date>
              <text:p text:style-name="P9"><text:span text:style-name="T5">linearised</text:span></text:p>
              <text:p text:style-name="P9"><text:span text:style-name="T5">inverse model to compute a feedforward signal, along with</text:span></text:p>
              <text:p text:style-name="P9"><text:span text:style-name="T5">a PD-feedback signal to account for smaller errors. controller 2</text:span></text:p>
              <text:p text:style-name="P9"><text:span text:style-name="T5">linearizes the mechanics around the desired state. </text:span></text:p>
            </office:annotation>
            <text:p>1</text:p>
          </table:table-cell>
          <table:table-cell table:style-name="ce35" office:value-type="float" office:value="1" calcext:value-type="float">
            <office:annotation draw:style-name="gr104" draw:text-style-name="P10" svg:width="28.99mm" svg:height="25.71mm" svg:x="220.41mm" svg:y="4.93mm" draw:caption-point-x="-6.1mm" draw:caption-point-y="15.1mm">
              <dc:date>2021-04-23T00:00:00</dc:date>
              <text:p text:style-name="P9">Controller 2 on the other hand, is an open-loop feedback controller</text:p>
              <text:p text:style-name="P9"/>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667.01mm" svg:y="4.93mm" draw:caption-point-x="-6.1mm" draw:caption-point-y="15.1mm">
              <dc:date>2021-04-22T00:00:00</dc:date>
              <text:p text:style-name="P9"><text:span text:style-name="T5">At least they say: “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861.04mm" svg:y="4.93mm" draw:caption-point-x="-6.1mm" draw:caption-point-y="15.1mm">
              <dc:date>2021-04-23T00:00:00</dc:date>
              <text:p text:style-name="P9">They seem to really understand what they are saying but they make the mistake of switching the models</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090.35mm" svg:y="4.93mm" draw:caption-point-x="-6.1mm" draw:caption-point-y="15.1mm">
              <dc:date>2021-04-23T00:00:00</dc:date>
              <text:p text:style-name="P9">Controller 2 is an open loop feedback controller. We can say this based on the fact that the model of</text:p>
              <text:p text:style-name="P9">controller 2 the desired positions of joints as the input to the feed forward gai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3" table:visibility="collapse">
          <table:covered-table-cell/>
          <table:table-cell table:style-name="ce18" office:value-type="string" calcext:value-type="string">
            <text:p>(c.2) State what (what happens?) is observed when c-1 is used in open-loop.<text:span text:style-name="T10"> Switch off </text:span>the feedback (PD) in both controllers. </text:p>
          </table:table-cell>
          <table:table-cell table:style-name="ce18" office:value-type="string" calcext:value-type="string">
            <text:p><text:span text:style-name="T39">Setting Kp and Kd to 0</text:span><text:span text:style-name="T40"> results in purely </text:span><text:span text:style-name="T41">open-loop</text:span><text:span text:style-name="T42"> control. controller_</text:span><text:span text:style-name="T43">1</text:span><text:span text:style-name="T42"> then is </text:span><text:span text:style-name="T44">still stable</text:span><text:span text:style-name="T42">,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267.46mm" svg:y="4.93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314.5mm" svg:y="4.93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490.62mm" svg:y="4.93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019.79mm" svg:y="4.93mm" draw:caption-point-x="-6.1mm" draw:caption-point-y="15.1mm">
              <dc:date>2021-04-23T00:00:00</dc:date>
              <text:p text:style-name="P9">Thiis person uses controller 0</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visibility="collapse">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5">Setting Kp and Kd to 0 results in </text:span><text:span text:style-name="T46">purely open-loop</text:span><text:span text:style-name="T47"> control. controller_</text:span><text:span text:style-name="T48">2</text:span><text:span text:style-name="T49"> very </text:span><text:span text:style-name="T50">quickly</text:span><text:span text:style-name="T51"> becomes </text:span><text:span text:style-name="T48">totally unstable.</text:span><text:span text:style-name="T51">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090.35mm" svg:y="4.93mm" draw:caption-point-x="-6.1mm" draw:caption-point-y="15.1mm">
              <dc:date>2021-04-23T00:00:00</dc:date>
              <text:p text:style-name="P9">Strange plot</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visibility="collapse">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5">If we set the initial position to the desired initial position, the </text:span><text:span text:style-name="T46">error</text:span><text:span text:style-name="T47"> in controller_</text:span><text:span text:style-name="T48">1</text:span><text:span text:style-name="T49"> </text:span><text:span text:style-name="T50">reduces quite</text:span><text:span text:style-name="T51"> a bit (but </text:span><text:span text:style-name="T48">still keeps accumulating</text:span><text:span text:style-name="T51">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490.62mm" svg:y="4.93mm" draw:caption-point-x="-6.1mm" draw:caption-point-y="15.1mm">
              <dc:date>2021-04-22T00:00:00</dc:date>
              <text:p text:style-name="P9"><text:span text:style-name="T5">Same as previoucomment, they obtain always the same 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9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93mm" draw:caption-point-x="-6.1mm" draw:caption-point-y="15.1mm">
              <dc:date>2021-04-23T00:00:00</dc:date>
              <text:p text:style-name="P9">Not answered</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55.07mm" svg:y="4.93mm" draw:caption-point-x="-6.1mm" draw:caption-point-y="15.1mm">
              <dc:date>2021-04-23T00:00:00</dc:date>
              <text:p text:style-name="P9">Not answered</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visibility="collapse">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5">controller_</text:span><text:span text:style-name="T36">2</text:span><text:span text:style-name="T52"> takes a little bit </text:span><text:span text:style-name="T38">longer to</text:span><text:span text:style-name="T37"> become totally </text:span><text:span text:style-name="T38">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6" table:visibility="collapse">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5">According to the lectures the </text:span><text:span text:style-name="T53">open-loop feedback</text:span><text:span text:style-name="T37"> should be </text:span><text:span text:style-name="T38">more unstable</text:span><text:span text:style-name="T37">, here it is the other way around. I'd treat it as follow through mistake, i.e., only punish them once per mistake. </text:span><text:span text:style-name="T54">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51.78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283.14mm" svg:y="4.93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298.82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14.5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32.14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367.15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437.71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472.98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490.62mm" svg:y="4.93mm" draw:caption-point-x="-6.1mm" draw:caption-point-y="15.1mm">
              <dc:date>2021-04-22T00:00:00</dc:date>
              <text:p text:style-name="P9"><text:span text:style-name="T5">They didnt discussed 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525.9mm" svg:y="4.93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561.18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14.1mm" svg:y="4.93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31.73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67.01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02.29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37.57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913.96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125.62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143.26mm" svg:y="4.93mm" draw:caption-point-x="-6.1mm" draw:caption-point-y="15.1mm">
              <dc:date>2021-04-23T00:00:00</dc:date>
              <text:p text:style-name="P9">Not answered</text:p>
            </office:annotation>
            <text:p>0</text:p>
          </table:table-cell>
          <table:table-cell table:style-name="ce35" office:value-type="float" office:value="2" calcext:value-type="float">
            <office:annotation draw:style-name="gr94" draw:text-style-name="P10" svg:width="28.99mm" svg:height="5.96mm" svg:x="1160.9mm" svg:y="4.93mm" draw:caption-point-x="-6.1mm" draw:caption-point-y="15.1mm">
              <dc:date>2021-04-23T00:00:00</dc:date>
              <text:p text:style-name="P9">Not answered</text:p>
            </office:annotation>
            <text:p>2</text:p>
          </table:table-cell>
          <table:table-cell table:style-name="ce35" office:value-type="float" office:value="0" calcext:value-type="float">
            <office:annotation draw:style-name="gr94" draw:text-style-name="P10" svg:width="28.99mm" svg:height="5.96mm" svg:x="1178.54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196.18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319.65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number-columns-repeated="940"/>
        </table:table-row>
        <table:table-row table:style-name="ro17" table:visibility="collapse">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5">Open-loop feedforward</text:span><text:span text:style-name="T56"> should be</text:span><text:span text:style-name="T57"> stable</text:span><text:span text:style-name="T37"> if the system is stable, hence the system is apparently </text:span><text:span text:style-name="T38">not stable</text:span><text:span text:style-name="T37">.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02.43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213.82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236.09mm" svg:y="4.93mm" draw:caption-point-x="-6.1mm" draw:caption-point-y="15.1mm">
              <dc:date>2021-04-23T00:00:00</dc:date>
              <text:p text:style-name="P9">Cant run it, a data file is missing</text:p>
            </office:annotation>
            <text:p>0</text:p>
          </table:table-cell>
          <table:table-cell table:number-columns-repeated="2" table:style-name="ce126" office:value-type="float" office:value="0" calcext:value-type="float">
            <text:p>0</text:p>
          </table:table-cell>
          <table:table-cell table:style-name="ce16" office:value-type="float" office:value="0" calcext:value-type="float">
            <text:p>0</text:p>
          </table:table-cell>
          <table:table-cell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27" table:style-name="ce16" office:value-type="float" office:value="0" calcext:value-type="float">
            <text:p>0</text:p>
          </table:table-cell>
          <table:table-cell table:style-name="ce126" office:value-type="float" office:value="0" calcext:value-type="float">
            <text:p>0</text:p>
          </table:table-cell>
          <table:table-cell table:number-columns-repeated="4" table:style-name="ce16" office:value-type="float" office:value="0" calcext:value-type="float">
            <text:p>0</text:p>
          </table:table-cell>
          <table:table-cell table:style-name="ce64" office:value-type="float" office:value="0" calcext:value-type="float">
            <text:p>0</text:p>
          </table:table-cell>
          <table:table-cell table:number-columns-repeated="3" table:style-name="ce1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6" office:value-type="float" office:value="0" calcext:value-type="float">
            <text:p>0</text:p>
          </table:table-cell>
          <table:table-cell table:style-name="ce68" office:value-type="float" office:value="0" calcext:value-type="float">
            <text:p>0</text:p>
          </table:table-cell>
          <table:table-cell table:number-columns-repeated="13" table:style-name="ce16" office:value-type="float" office:value="0" calcext:value-type="float">
            <text:p>0</text:p>
          </table:table-cell>
          <table:table-cell table:style-name="ce71" table:number-columns-repeated="940"/>
        </table:table-row>
        <table:table-row table:style-name="ro7">
          <table:covered-table-cell table:style-name="ce7"/>
          <table:table-cell table:style-name="ce18" office:value-type="string" calcext:value-type="string">
            <text:p><text:span text:style-name="T11">Code is </text:span><text:span text:style-name="T12">functionally unchanged</text:span><text:span text:style-name="T13">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251.78mm" svg:y="9.58mm" draw:caption-point-x="-6.1mm" draw:caption-point-y="15.1mm">
              <dc:date>2021-04-23T00:00:00</dc:date>
              <text:p text:style-name="P9">Veeery slow</text:p>
            </office:annotation>
            <text:p>2</text:p>
          </table:table-cell>
          <table:table-cell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378.69mm" svg:y="24.68mm" draw:caption-point-x="0mm" draw:caption-point-y="0mm">
              <dc:date>2021-04-24T00:00:00</dc:date>
              <text:p text:style-name="P9">Problem running de code, something with the array size</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561.18mm" svg:y="9.58mm" draw:caption-point-x="-6.1mm" draw:caption-point-y="15.1mm">
              <dc:date>2021-04-24T00:00:00</dc:date>
              <text:p text:style-name="P9">I had to make modifications to make it ru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596.46mm" svg:y="9.58mm" draw:caption-point-x="-6.1mm" draw:caption-point-y="15.1mm">
              <dc:date>2021-04-24T00:00:00</dc:date>
              <text:p text:style-name="P9">I had to add the files manually to make it run</text:p>
            </office:annotation>
            <text:p>1</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7">
          <table:covered-table-cell table:style-name="ce7"/>
          <table:table-cell table:style-name="ce18" office:value-type="string" calcext:value-type="string">
            <text:p><text:span text:style-name="T14">Custom controller performs better than c-0 for the default </text:span><text:span text:style-name="T15">tp.w</text:span><text:span text:style-name="T16"> value (PD -&gt; mean(RMSE x) = </text:span><text:span text:style-name="T17">0.1658</text:span><text:span text:style-name="T18">)</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89.05mm" svg:y="18.05mm" draw:caption-point-x="-6.1mm" draw:caption-point-y="15.1mm">
              <dc:date>2021-04-23T00:00:00</dc:date>
              <text:p text:style-name="P9">Yes: 9.931871e-02</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220.41mm" svg:y="18.05mm" draw:caption-point-x="-6.1mm" draw:caption-point-y="15.1mm">
              <dc:date>2021-04-23T00:00:00</dc:date>
              <text:p text:style-name="P9">0.089642</text:p>
              <text:p text:style-name="P9"/>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51.78mm" svg:y="18.05mm" draw:caption-point-x="-6.1mm" draw:caption-point-y="15.1mm">
              <dc:date>2021-04-23T00:00:00</dc:date>
              <text:p text:style-name="P9">8.824964e-02</text:p>
            </office:annotation>
            <text:p>6</text:p>
          </table:table-cell>
          <table:table-cell table:style-name="ce35" office:value-type="float" office:value="6" calcext:value-type="float">
            <office:annotation draw:style-name="gr94" draw:text-style-name="P10" svg:width="28.99mm" svg:height="5.96mm" svg:x="267.46mm" svg:y="18.05mm" draw:caption-point-x="-6.1mm" draw:caption-point-y="15.1mm">
              <dc:date>2021-04-23T00:00:00</dc:date>
              <text:p text:style-name="P9">7.035656e-02</text:p>
            </office:annotation>
            <text:p>6</text:p>
          </table:table-cell>
          <table:table-cell table:style-name="ce12" office:value-type="float" office:value="0" calcext:value-type="float">
            <text:p>0</text:p>
          </table:table-cell>
          <table:table-cell table:style-name="ce35" office:value-type="float" office:value="6" calcext:value-type="float">
            <office:annotation draw:style-name="gr94" draw:text-style-name="P10" svg:width="28.99mm" svg:height="5.96mm" svg:x="298.82mm" svg:y="18.05mm" draw:caption-point-x="-6.1mm" draw:caption-point-y="15.1mm">
              <dc:date>2021-04-23T00:00:00</dc:date>
              <text:p text:style-name="P9">7.446418e-02</text:p>
            </office:annotation>
            <text:p>6</text:p>
          </table:table-cell>
          <table:table-cell table:style-name="ce49" office:value-type="float" office:value="6" calcext:value-type="float">
            <office:annotation draw:style-name="gr94" draw:text-style-name="P10" svg:width="28.99mm" svg:height="5.96mm" svg:x="314.5mm" svg:y="18.05mm" draw:caption-point-x="-6.1mm" draw:caption-point-y="15.1mm">
              <dc:date>2021-04-24T00:00:00</dc:date>
              <text:p text:style-name="P9">0.075892</text:p>
            </office:annotation>
            <text:p>6</text:p>
          </table:table-cell>
          <table:table-cell table:style-name="ce49" office:value-type="float" office:value="6" calcext:value-type="float">
            <office:annotation draw:style-name="gr94" draw:text-style-name="P10" svg:width="28.99mm" svg:height="5.96mm" svg:x="332.14mm" svg:y="18.05mm" draw:caption-point-x="-6.1mm" draw:caption-point-y="15.1mm">
              <dc:date>2021-04-24T00:00:00</dc:date>
              <text:p text:style-name="P9">0.087631</text:p>
            </office:annotation>
            <text:p>6</text:p>
          </table:table-cell>
          <table:table-cell table:style-name="ce49" office:value-type="float" office:value="6" calcext:value-type="float">
            <office:annotation draw:style-name="gr94" draw:text-style-name="P10" svg:width="28.99mm" svg:height="5.96mm" svg:x="349.51mm" svg:y="18.05mm" draw:caption-point-x="-6.1mm" draw:caption-point-y="15.1mm">
              <dc:date>2021-04-24T00:00:00</dc:date>
              <text:p text:style-name="P9">0.0794</text:p>
            </office:annotation>
            <text:p>6</text:p>
          </table:table-cell>
          <table:table-cell table:style-name="ce49" office:value-type="float" office:value="6" calcext:value-type="float">
            <office:annotation draw:style-name="gr94" draw:text-style-name="P10" svg:width="28.99mm" svg:height="5.96mm" svg:x="367.15mm" svg:y="18.05mm" draw:caption-point-x="-6.1mm" draw:caption-point-y="15.1mm">
              <dc:date>2021-04-24T00:00:00</dc:date>
              <text:p text:style-name="P9">0.145823</text:p>
            </office:annotation>
            <text:p>6</text:p>
          </table:table-cell>
          <table:table-cell table:style-name="ce49" office:value-type="float" office:value="6" calcext:value-type="float">
            <office:annotation draw:style-name="gr94" draw:text-style-name="P10" svg:width="28.99mm" svg:height="5.96mm" svg:x="384.79mm" svg:y="18.05mm" draw:caption-point-x="-6.1mm" draw:caption-point-y="15.1mm">
              <dc:date>2021-04-24T00:00:00</dc:date>
              <text:p text:style-name="P9">0.086846</text:p>
            </office:annotation>
            <text:p>6</text:p>
          </table:table-cell>
          <table:table-cell table:style-name="ce49" office:value-type="float" office:value="6" calcext:value-type="float">
            <office:annotation draw:style-name="gr94" draw:text-style-name="P10" svg:width="28.99mm" svg:height="5.96mm" svg:x="402.43mm" svg:y="18.05mm" draw:caption-point-x="-6.1mm" draw:caption-point-y="15.1mm">
              <dc:date>2021-04-24T00:00:00</dc:date>
              <text:p text:style-name="P9">0.087028</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437.71mm" svg:y="18.05mm" draw:caption-point-x="-6.1mm" draw:caption-point-y="15.1mm">
              <dc:date>2021-04-24T00:00:00</dc:date>
              <text:p text:style-name="P9">0.085950</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472.98mm" svg:y="18.05mm" draw:caption-point-x="-6.1mm" draw:caption-point-y="15.1mm">
              <dc:date>2021-04-24T00:00:00</dc:date>
              <text:p text:style-name="P9">0.076525</text:p>
            </office:annotation>
            <text:p>6</text:p>
          </table:table-cell>
          <table:table-cell table:style-name="ce49" office:value-type="float" office:value="6" calcext:value-type="float">
            <office:annotation draw:style-name="gr94" draw:text-style-name="P10" svg:width="28.99mm" svg:height="5.96mm" svg:x="490.62mm" svg:y="18.05mm" draw:caption-point-x="-6.1mm" draw:caption-point-y="15.1mm">
              <dc:date>2021-04-24T00:00:00</dc:date>
              <text:p text:style-name="P9">0.077005</text:p>
            </office:annotation>
            <text:p>6</text:p>
          </table:table-cell>
          <table:table-cell table:style-name="ce49" office:value-type="float" office:value="6" calcext:value-type="float">
            <office:annotation draw:style-name="gr94" draw:text-style-name="P10" svg:width="28.99mm" svg:height="5.96mm" svg:x="508.26mm" svg:y="18.05mm" draw:caption-point-x="-6.1mm" draw:caption-point-y="15.1mm">
              <dc:date>2021-04-24T00:00:00</dc:date>
              <text:p text:style-name="P9">0.072420</text:p>
            </office:annotation>
            <text:p>6</text:p>
          </table:table-cell>
          <table:table-cell table:style-name="ce35" office:value-type="float" office:value="6" calcext:value-type="float">
            <office:annotation draw:style-name="gr94" draw:text-style-name="P10" svg:width="28.99mm" svg:height="5.96mm" svg:x="525.9mm" svg:y="18.05mm" draw:caption-point-x="-6.1mm" draw:caption-point-y="15.1mm">
              <dc:date>2021-04-24T00:00:00</dc:date>
              <text:p text:style-name="P9">0.090140</text:p>
            </office:annotation>
            <text:p>6</text:p>
          </table:table-cell>
          <table:table-cell table:style-name="ce35" office:value-type="float" office:value="6" calcext:value-type="float">
            <office:annotation draw:style-name="gr94" draw:text-style-name="P10" svg:width="28.99mm" svg:height="5.96mm" svg:x="543.54mm" svg:y="18.05mm" draw:caption-point-x="-6.1mm" draw:caption-point-y="15.1mm">
              <dc:date>2021-04-24T00:00:00</dc:date>
              <text:p text:style-name="P9">0.073470</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578.82mm" svg:y="18.05mm" draw:caption-point-x="-6.1mm" draw:caption-point-y="15.1mm">
              <dc:date>2021-04-24T00:00:00</dc:date>
              <text:p text:style-name="P9">0.068283</text:p>
            </office:annotation>
            <text:p>6</text:p>
          </table:table-cell>
          <table:table-cell table:style-name="ce49" office:value-type="float" office:value="6" calcext:value-type="float">
            <office:annotation draw:style-name="gr94" draw:text-style-name="P10" svg:width="28.99mm" svg:height="5.96mm" svg:x="596.46mm" svg:y="18.05mm" draw:caption-point-x="-6.1mm" draw:caption-point-y="15.1mm">
              <dc:date>2021-04-24T00:00:00</dc:date>
              <text:p text:style-name="P9">0.078733</text:p>
            </office:annotation>
            <text:p>6</text:p>
          </table:table-cell>
          <table:table-cell table:number-columns-repeated="27" table:style-name="ce12" office:value-type="float" office:value="0" calcext:value-type="float">
            <text:p>0</text:p>
          </table:table-cell>
          <table:table-cell table:style-name="ce35" office:value-type="float" office:value="6" calcext:value-type="float">
            <text:p>6</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6" calcext:value-type="float">
            <text:p>6</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19">Custom controller performs better than c-0 for all </text:span><text:span text:style-name="T20">tp.w</text:span><text:span text:style-name="T21"> values, </text:span><text:span text:style-name="T22">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236.09mm" svg:y="26.52mm" draw:caption-point-x="-6.1mm" draw:caption-point-y="15.1mm">
              <dc:date>2021-04-23T00:00:00</dc:date>
              <text:p text:style-name="P9">Mark based on report plots</text:p>
            </office:annotation>
            <text:p>7</text:p>
          </table:table-cell>
          <table:table-cell table:number-columns-repeated="2" table:style-name="ce35" office:value-type="float" office:value="7" calcext:value-type="float">
            <text:p>7</text:p>
          </table:table-cell>
          <table:table-cell table:style-name="ce12" office:value-type="float" office:value="0" calcext:value-type="float">
            <text:p>0</text:p>
          </table:table-cell>
          <table:table-cell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367.15mm" svg:y="26.52mm" draw:caption-point-x="-6.1mm" draw:caption-point-y="15.1mm">
              <dc:date>2021-04-24T00:00:00</dc:date>
              <text:p text:style-name="P9">nop</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number-columns-repeated="27" table:style-name="ce12" office:value-type="float" office:value="0" calcext:value-type="float">
            <text:p>0</text:p>
          </table:table-cell>
          <table:table-cell table:style-name="ce35" office:value-type="float" office:value="7" calcext:value-type="float">
            <text:p>7</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7" calcext:value-type="float">
            <text:p>7</text:p>
          </table:table-cell>
          <table:table-cell table:number-columns-repeated="13" table:style-name="ce12" office:value-type="float" office:value="0" calcext:value-type="float">
            <text:p>0</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16.5" calcext:value-type="float">
            <text:p>16.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12" calcext:value-type="float">
            <text:p>12</text:p>
          </table:table-cell>
          <table:table-cell table:style-name="ce37" table:formula="of:=SUM([.AE51:.AE63])" office:value-type="float" office:value="15" calcext:value-type="float">
            <text:p>15</text:p>
          </table:table-cell>
          <table:table-cell table:style-name="ce37" table:formula="of:=SUM([.AF51:.AF63])" office:value-type="float" office:value="18.5" calcext:value-type="float">
            <text:p>18.5</text:p>
          </table:table-cell>
          <table:table-cell table:style-name="ce37" table:formula="of:=SUM([.AG51:.AG63])" office:value-type="float" office:value="12" calcext:value-type="float">
            <text:p>12</text:p>
          </table:table-cell>
          <table:table-cell table:style-name="ce37" table:formula="of:=SUM([.AH51:.AH63])" office:value-type="float" office:value="17" calcext:value-type="float">
            <text:p>17</text:p>
          </table:table-cell>
          <table:table-cell table:style-name="ce37" table:formula="of:=SUM([.AI51:.AI63])" office:value-type="float" office:value="13" calcext:value-type="float">
            <text:p>13</text:p>
          </table:table-cell>
          <table:table-cell table:style-name="ce37" table:formula="of:=SUM([.AJ51:.AJ63])" office:value-type="float" office:value="19" calcext:value-type="float">
            <text:p>19</text:p>
          </table:table-cell>
          <table:table-cell table:style-name="ce37" table:formula="of:=SUM([.AK51:.AK63])" office:value-type="float" office:value="9.5" calcext:value-type="float">
            <text:p>9.5</text:p>
          </table:table-cell>
          <table:table-cell table:style-name="ce37" table:formula="of:=SUM([.AL51:.AL63])" office:value-type="float" office:value="16" calcext:value-type="float">
            <text:p>16</text:p>
          </table:table-cell>
          <table:table-cell table:style-name="ce37" table:formula="of:=SUM([.AM51:.AM63])" office:value-type="float" office:value="19" calcext:value-type="float">
            <text:p>19</text:p>
          </table:table-cell>
          <table:table-cell table:style-name="ce37" table:formula="of:=SUM([.AN51:.AN63])" office:value-type="float" office:value="17.5" calcext:value-type="float">
            <text:p>17.5</text:p>
          </table:table-cell>
          <table:table-cell table:style-name="ce37" table:formula="of:=SUM([.AO51:.AO63])" office:value-type="float" office:value="11" calcext:value-type="float">
            <text:p>11</text:p>
          </table:table-cell>
          <table:table-cell table:style-name="ce37" table:formula="of:=SUM([.AP51:.AP63])" office:value-type="float" office:value="19" calcext:value-type="float">
            <text:p>19</text:p>
          </table:table-cell>
          <table:table-cell table:style-name="ce37" table:formula="of:=SUM([.AQ51:.AQ63])" office:value-type="float" office:value="16" calcext:value-type="float">
            <text:p>16</text:p>
          </table:table-cell>
          <table:table-cell table:style-name="ce37" table:formula="of:=SUM([.AR51:.AR63])" office:value-type="float" office:value="17" calcext:value-type="float">
            <text:p>17</text:p>
          </table:table-cell>
          <table:table-cell table:style-name="ce37" table:formula="of:=SUM([.AS51:.AS63])" office:value-type="float" office:value="17" calcext:value-type="float">
            <text:p>17</text:p>
          </table:table-cell>
          <table:table-cell table:style-name="ce37" table:formula="of:=SUM([.AT51:.AT63])" office:value-type="float" office:value="19" calcext:value-type="float">
            <text:p>19</text:p>
          </table:table-cell>
          <table:table-cell table:style-name="ce37" table:formula="of:=SUM([.AU51:.AU63])" office:value-type="float" office:value="12" calcext:value-type="float">
            <text:p>12</text:p>
          </table:table-cell>
          <table:table-cell table:style-name="ce37" table:formula="of:=SUM([.AV51:.AV63])" office:value-type="float" office:value="19" calcext:value-type="float">
            <text:p>19</text:p>
          </table:table-cell>
          <table:table-cell table:style-name="ce37" table:formula="of:=SUM([.AW51:.AW63])" office:value-type="float" office:value="17" calcext:value-type="float">
            <text:p>17</text:p>
          </table:table-cell>
          <table:table-cell table:style-name="ce37" table:formula="of:=SUM([.AX51:.AX63])" office:value-type="float" office:value="19" calcext:value-type="float">
            <text:p>19</text:p>
          </table:table-cell>
          <table:table-cell table:style-name="ce37" table:formula="of:=SUM([.AY51:.AY63])" office:value-type="float" office:value="19" calcext:value-type="float">
            <text:p>19</text:p>
          </table:table-cell>
          <table:table-cell table:style-name="ce37" table:formula="of:=SUM([.AZ51:.AZ63])" office:value-type="float" office:value="19" calcext:value-type="float">
            <text:p>19</text:p>
          </table:table-cell>
          <table:table-cell table:style-name="ce37" table:formula="of:=SUM([.BA51:.BA63])" office:value-type="float" office:value="4.5" calcext:value-type="float">
            <text:p>4.5</text:p>
          </table:table-cell>
          <table:table-cell table:style-name="ce37" table:formula="of:=SUM([.BB51:.BB63])" office:value-type="float" office:value="15" calcext:value-type="float">
            <text:p>15</text:p>
          </table:table-cell>
          <table:table-cell table:style-name="ce37" table:formula="of:=SUM([.BC51:.BC63])" office:value-type="float" office:value="7.5" calcext:value-type="float">
            <text:p>7.5</text:p>
          </table:table-cell>
          <table:table-cell table:style-name="ce37" table:formula="of:=SUM([.BD51:.BD63])" office:value-type="float" office:value="15" calcext:value-type="float">
            <text:p>15</text:p>
          </table:table-cell>
          <table:table-cell table:style-name="ce37" table:formula="of:=SUM([.BE51:.BE63])" office:value-type="float" office:value="35" calcext:value-type="float">
            <text:p>35</text:p>
          </table:table-cell>
          <table:table-cell table:style-name="ce37" table:formula="of:=SUM([.BF51:.BF63])" office:value-type="float" office:value="13" calcext:value-type="float">
            <text:p>13</text:p>
          </table:table-cell>
          <table:table-cell table:style-name="ce37" table:formula="of:=SUM([.BG51:.BG63])" office:value-type="float" office:value="15" calcext:value-type="float">
            <text:p>15</text:p>
          </table:table-cell>
          <table:table-cell table:style-name="ce37" table:formula="of:=SUM([.BH51:.BH63])" office:value-type="float" office:value="18.5" calcext:value-type="float">
            <text:p>18.5</text:p>
          </table:table-cell>
          <table:table-cell table:style-name="ce37" table:formula="of:=SUM([.BI51:.BI63])" office:value-type="float" office:value="17" calcext:value-type="float">
            <text:p>17</text:p>
          </table:table-cell>
          <table:table-cell table:style-name="ce37" table:formula="of:=SUM([.BJ51:.BJ63])" office:value-type="float" office:value="0" calcext:value-type="float">
            <text:p>0</text:p>
          </table:table-cell>
          <table:table-cell table:style-name="ce37" table:formula="of:=SUM([.BK51:.BK63])" office:value-type="float" office:value="16.5" calcext:value-type="float">
            <text:p>16.5</text:p>
          </table:table-cell>
          <table:table-cell table:style-name="ce37" table:formula="of:=SUM([.BL51:.BL63])" office:value-type="float" office:value="12" calcext:value-type="float">
            <text:p>12</text:p>
          </table:table-cell>
          <table:table-cell table:style-name="ce37" table:formula="of:=SUM([.BM51:.BM63])" office:value-type="float" office:value="10" calcext:value-type="float">
            <text:p>10</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12.5" calcext:value-type="float">
            <text:p>12.5</text:p>
          </table:table-cell>
          <table:table-cell table:style-name="ce37" table:formula="of:=SUM([.BR51:.BR63])" office:value-type="float" office:value="19" calcext:value-type="float">
            <text:p>19</text:p>
          </table:table-cell>
          <table:table-cell table:style-name="ce37" table:formula="of:=SUM([.BS51:.BS63])" office:value-type="float" office:value="25" calcext:value-type="float">
            <text:p>25</text:p>
          </table:table-cell>
          <table:table-cell table:style-name="ce37" table:formula="of:=SUM([.BT51:.BT63])" office:value-type="float" office:value="12" calcext:value-type="float">
            <text:p>12</text:p>
          </table:table-cell>
          <table:table-cell table:style-name="ce37" table:formula="of:=SUM([.BU51:.BU63])" office:value-type="float" office:value="14" calcext:value-type="float">
            <text:p>14</text:p>
          </table:table-cell>
          <table:table-cell table:style-name="ce37" table:formula="of:=SUM([.BV51:.BV63])" office:value-type="float" office:value="17.5" calcext:value-type="float">
            <text:p>17.5</text:p>
          </table:table-cell>
          <table:table-cell table:style-name="ce37" table:formula="of:=SUM([.BW51:.BW63])" office:value-type="float" office:value="14" calcext:value-type="float">
            <text:p>14</text:p>
          </table:table-cell>
          <table:table-cell table:style-name="ce37" table:formula="of:=SUM([.BX51:.BX63])" office:value-type="float" office:value="14.5" calcext:value-type="float">
            <text:p>14.5</text:p>
          </table:table-cell>
          <table:table-cell table:style-name="ce37" table:formula="of:=SUM([.BY51:.BY63])" office:value-type="float" office:value="17" calcext:value-type="float">
            <text:p>17</text:p>
          </table:table-cell>
          <table:table-cell table:style-name="ce37" table:formula="of:=SUM([.BZ51:.BZ63])" office:value-type="float" office:value="18.5" calcext:value-type="float">
            <text:p>18.5</text:p>
          </table:table-cell>
          <table:table-cell table:style-name="ce37" table:formula="of:=SUM([.CA51:.CA63])" office:value-type="float" office:value="18" calcext:value-type="float">
            <text:p>18</text:p>
          </table:table-cell>
          <table:table-cell table:style-name="ce37" table:formula="of:=SUM([.CB51:.CB63])" office:value-type="float" office:value="0" calcext:value-type="float">
            <text:p>0</text:p>
          </table:table-cell>
          <table:table-cell table:style-name="ce37" table:formula="of:=SUM([.CC51:.CC63])" office:value-type="float" office:value="16.5" calcext:value-type="float">
            <text:p>16.5</text:p>
          </table:table-cell>
          <table:table-cell table:style-name="ce37" table:formula="of:=SUM([.CD51:.CD63])" office:value-type="float" office:value="15.5" calcext:value-type="float">
            <text:p>15.5</text:p>
          </table:table-cell>
          <table:table-cell table:style-name="ce37" table:formula="of:=SUM([.CE51:.CE63])" office:value-type="float" office:value="15" calcext:value-type="float">
            <text:p>15</text:p>
          </table:table-cell>
          <table:table-cell table:style-name="ce37" table:formula="of:=SUM([.CF51:.CF63])" office:value-type="float" office:value="19" calcext:value-type="float">
            <text:p>19</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8">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89.05mm" svg:y="45.14mm" draw:caption-point-x="-6.1mm" draw:caption-point-y="15.1mm">
              <dc:date>2021-04-23T00:00:00</dc:date>
              <text:p text:style-name="P9">ANN: Should have been discussed better what they did</text:p>
            </office:annotation>
            <text:p>1</text:p>
          </table:table-cell>
          <table:table-cell table:style-name="ce127" office:value-type="float" office:value="2" calcext:value-type="float">
            <office:annotation draw:style-name="gr105" draw:text-style-name="P10" svg:width="28.99mm" svg:height="9.91mm" svg:x="204.73mm" svg:y="45.14mm" draw:caption-point-x="-6.1mm" draw:caption-point-y="15.1mm">
              <dc:date>2021-04-23T00:00:00</dc:date>
              <text:p text:style-name="P9">ANN, nice explanatio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236.09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94" draw:text-style-name="P10" svg:width="28.99mm" svg:height="5.96mm" svg:x="251.78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94" draw:text-style-name="P10" svg:width="28.99mm" svg:height="5.96mm" svg:x="267.46mm" svg:y="45.14mm" draw:caption-point-x="-6.1mm" draw:caption-point-y="15.1mm">
              <dc:date>2021-04-23T00:00:00</dc:date>
              <text:p text:style-name="P9">ANN</text:p>
            </office:annotation>
            <text:p>2</text:p>
          </table:table-cell>
          <table:table-cell table:style-name="ce12" office:value-type="float" office:value="0" calcext:value-type="float">
            <text:p>0</text:p>
          </table:table-cell>
          <table:table-cell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332.14mm" svg:y="45.14mm" draw:caption-point-x="-6.1mm" draw:caption-point-y="15.1mm">
              <dc:date>2021-04-24T00:00:00</dc:date>
              <text:p text:style-name="P9">GP</text:p>
            </office:annotation>
            <text:p>2</text:p>
          </table:table-cell>
          <table:table-cell table:style-name="ce49" office:value-type="float" office:value="2" calcext:value-type="float">
            <office:annotation draw:style-name="gr94" draw:text-style-name="P10" svg:width="28.99mm" svg:height="5.96mm" svg:x="349.51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367.15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384.79mm" svg:y="45.14mm" draw:caption-point-x="-6.1mm" draw:caption-point-y="15.1mm">
              <dc:date>2021-04-24T00:00:00</dc:date>
              <text:p text:style-name="P9">n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437.71mm" svg:y="45.14mm" draw:caption-point-x="-6.1mm" draw:caption-point-y="15.1mm">
              <dc:date>2021-04-24T00:00:00</dc:date>
              <text:p text:style-name="P9">More info could have been provided</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490.62mm" svg:y="45.14mm" draw:caption-point-x="-6.1mm" draw:caption-point-y="15.1mm">
              <dc:date>2021-04-24T00:00:00</dc:date>
              <text:p text:style-name="P9">Much more info could have been provided</text:p>
            </office:annotation>
            <text:p>0.5</text:p>
          </table:table-cell>
          <table:table-cell table:style-name="ce49" office:value-type="float" office:value="2" calcext:value-type="float">
            <office:annotation draw:style-name="gr94" draw:text-style-name="P10" svg:width="28.99mm" svg:height="5.96mm" svg:x="508.26mm" svg:y="45.14mm" draw:caption-point-x="-6.1mm" draw:caption-point-y="15.1mm">
              <dc:date>2021-04-24T00:00:00</dc:date>
              <text:p text:style-name="P9">gp</text:p>
            </office:annotation>
            <text:p>2</text:p>
          </table:table-cell>
          <table:table-cell table:style-name="ce35" office:value-type="float" office:value="2" calcext:value-type="float">
            <office:annotation draw:style-name="gr94" draw:text-style-name="P10" svg:width="28.99mm" svg:height="5.96mm" svg:x="525.9mm" svg:y="45.14mm" draw:caption-point-x="-6.1mm" draw:caption-point-y="15.1mm">
              <dc:date>2021-04-24T00:00:00</dc:date>
              <text:p text:style-name="P9">nn</text:p>
            </office:annotation>
            <text:p>2</text:p>
          </table:table-cell>
          <table:table-cell table:style-name="ce35" office:value-type="float" office:value="2" calcext:value-type="float">
            <office:annotation draw:style-name="gr94" draw:text-style-name="P10" svg:width="28.99mm" svg:height="5.96mm" svg:x="543.54mm" svg:y="45.14mm" draw:caption-point-x="-6.1mm" draw:caption-point-y="15.1mm">
              <dc:date>2021-04-24T00:00:00</dc:date>
              <text:p text:style-name="P9">fuzzy</text:p>
            </office:annotation>
            <text:p>2</text:p>
          </table:table-cell>
          <table:table-cell table:style-name="ce35" office:value-type="float" office:value="2" calcext:value-type="float">
            <office:annotation draw:style-name="gr94" draw:text-style-name="P10" svg:width="28.99mm" svg:height="5.96mm" svg:x="561.18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578.82mm" svg:y="45.14mm" draw:caption-point-x="-6.1mm" draw:caption-point-y="15.1mm">
              <dc:date>2021-04-24T00:00:00</dc:date>
              <text:p text:style-name="P9">fuzzy</text:p>
            </office:annotation>
            <text:p>2</text:p>
          </table:table-cell>
          <table:table-cell table:style-name="ce49" office:value-type="float" office:value="2" calcext:value-type="float">
            <text:p>2</text:p>
          </table:table-cell>
          <table:table-cell table:number-columns-repeated="27" table:style-name="ce12" office:value-type="float" office:value="0" calcext:value-type="float">
            <text:p>0</text:p>
          </table:table-cell>
          <table:table-cell table:style-name="ce35" office:value-type="float" office:value="2" calcext:value-type="float">
            <text:p>2</text:p>
          </table:table-cell>
          <table:table-cell table:number-columns-repeated="13" table:style-name="ce12" office:value-type="float" office:value="0" calcext:value-type="float">
            <text:p>0</text:p>
          </table:table-cell>
          <table:table-cell table:style-name="ce67"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19">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3"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19">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89.05mm" svg:y="66.29mm" draw:caption-point-x="-6.1mm" draw:caption-point-y="15.1mm">
              <dc:date>2021-04-23T00:00:00</dc:date>
              <text:p text:style-name="P9">Always worst than the provided controllers</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236.09mm" svg:y="66.29mm" draw:caption-point-x="-6.1mm" draw:caption-point-y="15.1mm">
              <dc:date>2021-04-23T00:00:00</dc:date>
              <text:p text:style-name="P9">Cant run it</text:p>
            </office:annotation>
            <text:p>0</text:p>
          </table:table-cell>
          <table:table-cell table:number-columns-repeated="2" table:style-name="ce126" office:value-type="float" office:value="2" calcext:value-type="float">
            <text:p>2</text:p>
          </table:table-cell>
          <table:table-cell table:style-name="ce16" office:value-type="float" office:value="0" calcext:value-type="float">
            <text:p>0</text:p>
          </table:table-cell>
          <table:table-cell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number-columns-repeated="27" table:style-name="ce16" office:value-type="float" office:value="0" calcext:value-type="float">
            <text:p>0</text:p>
          </table:table-cell>
          <table:table-cell table:style-name="ce126" office:value-type="float" office:value="2" calcext:value-type="float">
            <text:p>2</text:p>
          </table:table-cell>
          <table:table-cell table:number-columns-repeated="13" table:style-name="ce16" office:value-type="float" office:value="0" calcext:value-type="float">
            <text:p>0</text:p>
          </table:table-cell>
          <table:table-cell table:style-name="ce67" office:value-type="float" office:value="2" calcext:value-type="float">
            <text:p>2</text:p>
          </table:table-cell>
          <table:table-cell table:number-columns-repeated="13" table:style-name="ce16" office:value-type="float" office:value="0" calcext:value-type="float">
            <text:p>0</text:p>
          </table:table-cell>
          <table:table-cell table:style-name="ce71" table:number-columns-repeated="940"/>
        </table:table-row>
        <table:table-row table:style-name="ro15">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0" calcext:value-type="float">
            <text:p>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0" calcext:value-type="float">
            <text:p>0</text:p>
          </table:table-cell>
          <table:table-cell table:style-name="ce37" table:formula="of:=SUM([.AE67:.AE70])" office:value-type="float" office:value="0" calcext:value-type="float">
            <text:p>0</text:p>
          </table:table-cell>
          <table:table-cell table:style-name="ce37" table:formula="of:=SUM([.AF67:.AF70])" office:value-type="float" office:value="0" calcext:value-type="float">
            <text:p>0</text:p>
          </table:table-cell>
          <table:table-cell table:style-name="ce37" table:formula="of:=SUM([.AG67:.AG70])" office:value-type="float" office:value="0" calcext:value-type="float">
            <text:p>0</text:p>
          </table:table-cell>
          <table:table-cell table:style-name="ce37" table:formula="of:=SUM([.AH67:.AH70])" office:value-type="float" office:value="0" calcext:value-type="float">
            <text:p>0</text:p>
          </table:table-cell>
          <table:table-cell table:style-name="ce37" table:formula="of:=SUM([.AI67:.AI70])" office:value-type="float" office:value="0" calcext:value-type="float">
            <text:p>0</text:p>
          </table:table-cell>
          <table:table-cell table:style-name="ce37" table:formula="of:=SUM([.AJ67:.AJ70])" office:value-type="float" office:value="0" calcext:value-type="float">
            <text:p>0</text:p>
          </table:table-cell>
          <table:table-cell table:style-name="ce37" table:formula="of:=SUM([.AK67:.AK70])" office:value-type="float" office:value="0" calcext:value-type="float">
            <text:p>0</text:p>
          </table:table-cell>
          <table:table-cell table:style-name="ce37" table:formula="of:=SUM([.AL67:.AL70])" office:value-type="float" office:value="0" calcext:value-type="float">
            <text:p>0</text:p>
          </table:table-cell>
          <table:table-cell table:style-name="ce37" table:formula="of:=SUM([.AM67:.AM70])" office:value-type="float" office:value="0" calcext:value-type="float">
            <text:p>0</text:p>
          </table:table-cell>
          <table:table-cell table:style-name="ce37" table:formula="of:=SUM([.AN67:.AN70])" office:value-type="float" office:value="0" calcext:value-type="float">
            <text:p>0</text:p>
          </table:table-cell>
          <table:table-cell table:style-name="ce37" table:formula="of:=SUM([.AO67:.AO70])" office:value-type="float" office:value="0" calcext:value-type="float">
            <text:p>0</text:p>
          </table:table-cell>
          <table:table-cell table:style-name="ce37" table:formula="of:=SUM([.AP67:.AP70])" office:value-type="float" office:value="0" calcext:value-type="float">
            <text:p>0</text:p>
          </table:table-cell>
          <table:table-cell table:style-name="ce37" table:formula="of:=SUM([.AQ67:.AQ70])" office:value-type="float" office:value="0" calcext:value-type="float">
            <text:p>0</text:p>
          </table:table-cell>
          <table:table-cell table:style-name="ce37" table:formula="of:=SUM([.AR67:.AR70])" office:value-type="float" office:value="0" calcext:value-type="float">
            <text:p>0</text:p>
          </table:table-cell>
          <table:table-cell table:style-name="ce37" table:formula="of:=SUM([.AS67:.AS70])" office:value-type="float" office:value="0" calcext:value-type="float">
            <text:p>0</text:p>
          </table:table-cell>
          <table:table-cell table:style-name="ce37" table:formula="of:=SUM([.AT67:.AT70])" office:value-type="float" office:value="0" calcext:value-type="float">
            <text:p>0</text:p>
          </table:table-cell>
          <table:table-cell table:style-name="ce37" table:formula="of:=SUM([.AU67:.AU70])" office:value-type="float" office:value="0" calcext:value-type="float">
            <text:p>0</text:p>
          </table:table-cell>
          <table:table-cell table:style-name="ce37" table:formula="of:=SUM([.AV67:.AV70])" office:value-type="float" office:value="0" calcext:value-type="float">
            <text:p>0</text:p>
          </table:table-cell>
          <table:table-cell table:style-name="ce37" table:formula="of:=SUM([.AW67:.AW70])" office:value-type="float" office:value="0" calcext:value-type="float">
            <text:p>0</text:p>
          </table:table-cell>
          <table:table-cell table:style-name="ce37" table:formula="of:=SUM([.AX67:.AX70])" office:value-type="float" office:value="0" calcext:value-type="float">
            <text:p>0</text:p>
          </table:table-cell>
          <table:table-cell table:style-name="ce37" table:formula="of:=SUM([.AY67:.AY70])" office:value-type="float" office:value="0" calcext:value-type="float">
            <text:p>0</text:p>
          </table:table-cell>
          <table:table-cell table:style-name="ce37" table:formula="of:=SUM([.AZ67:.AZ70])" office:value-type="float" office:value="0" calcext:value-type="float">
            <text:p>0</text:p>
          </table:table-cell>
          <table:table-cell table:style-name="ce37" table:formula="of:=SUM([.BA67:.BA70])" office:value-type="float" office:value="0" calcext:value-type="float">
            <text:p>0</text:p>
          </table:table-cell>
          <table:table-cell table:style-name="ce37" table:formula="of:=SUM([.BB67:.BB70])" office:value-type="float" office:value="0" calcext:value-type="float">
            <text:p>0</text:p>
          </table:table-cell>
          <table:table-cell table:style-name="ce37" table:formula="of:=SUM([.BC67:.BC70])" office:value-type="float" office:value="0" calcext:value-type="float">
            <text:p>0</text:p>
          </table:table-cell>
          <table:table-cell table:style-name="ce37" table:formula="of:=SUM([.BD67:.BD70])" office:value-type="float" office:value="0" calcext:value-type="float">
            <text:p>0</text:p>
          </table:table-cell>
          <table:table-cell table:style-name="ce37" table:formula="of:=SUM([.BE67:.BE70])" office:value-type="float" office:value="10" calcext:value-type="float">
            <text:p>10</text:p>
          </table:table-cell>
          <table:table-cell table:style-name="ce37" table:formula="of:=SUM([.BF67:.BF70])" office:value-type="float" office:value="0" calcext:value-type="float">
            <text:p>0</text:p>
          </table:table-cell>
          <table:table-cell table:style-name="ce37" table:formula="of:=SUM([.BG67:.BG70])" office:value-type="float" office:value="0" calcext:value-type="float">
            <text:p>0</text:p>
          </table:table-cell>
          <table:table-cell table:style-name="ce37" table:formula="of:=SUM([.BH67:.BH70])" office:value-type="float" office:value="0" calcext:value-type="float">
            <text:p>0</text:p>
          </table:table-cell>
          <table:table-cell table:style-name="ce37" table:formula="of:=SUM([.BI67:.BI70])" office:value-type="float" office:value="0" calcext:value-type="float">
            <text:p>0</text:p>
          </table:table-cell>
          <table:table-cell table:style-name="ce37" table:formula="of:=SUM([.BJ67:.BJ70])" office:value-type="float" office:value="0" calcext:value-type="float">
            <text:p>0</text:p>
          </table:table-cell>
          <table:table-cell table:style-name="ce37" table:formula="of:=SUM([.BK67:.BK70])" office:value-type="float" office:value="0" calcext:value-type="float">
            <text:p>0</text:p>
          </table:table-cell>
          <table:table-cell table:style-name="ce37" table:formula="of:=SUM([.BL67:.BL70])" office:value-type="float" office:value="0" calcext:value-type="float">
            <text:p>0</text:p>
          </table:table-cell>
          <table:table-cell table:style-name="ce37" table:formula="of:=SUM([.BM67:.BM70])" office:value-type="float" office:value="0" calcext:value-type="float">
            <text:p>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0" calcext:value-type="float">
            <text:p>0</text:p>
          </table:table-cell>
          <table:table-cell table:style-name="ce37" table:formula="of:=SUM([.BR67:.BR70])" office:value-type="float" office:value="0" calcext:value-type="float">
            <text:p>0</text:p>
          </table:table-cell>
          <table:table-cell table:style-name="ce37" table:formula="of:=SUM([.BS67:.BS70])" office:value-type="float" office:value="8" calcext:value-type="float">
            <text:p>8</text:p>
          </table:table-cell>
          <table:table-cell table:style-name="ce37" table:formula="of:=SUM([.BT67:.BT70])" office:value-type="float" office:value="0" calcext:value-type="float">
            <text:p>0</text:p>
          </table:table-cell>
          <table:table-cell table:style-name="ce37" table:formula="of:=SUM([.BU67:.BU70])" office:value-type="float" office:value="0" calcext:value-type="float">
            <text:p>0</text:p>
          </table:table-cell>
          <table:table-cell table:style-name="ce37" table:formula="of:=SUM([.BV67:.BV70])" office:value-type="float" office:value="0" calcext:value-type="float">
            <text:p>0</text:p>
          </table:table-cell>
          <table:table-cell table:style-name="ce37" table:formula="of:=SUM([.BW67:.BW70])" office:value-type="float" office:value="0" calcext:value-type="float">
            <text:p>0</text:p>
          </table:table-cell>
          <table:table-cell table:style-name="ce37" table:formula="of:=SUM([.BX67:.BX70])" office:value-type="float" office:value="0" calcext:value-type="float">
            <text:p>0</text:p>
          </table:table-cell>
          <table:table-cell table:style-name="ce37" table:formula="of:=SUM([.BY67:.BY70])" office:value-type="float" office:value="0" calcext:value-type="float">
            <text:p>0</text:p>
          </table:table-cell>
          <table:table-cell table:style-name="ce37" table:formula="of:=SUM([.BZ67:.BZ70])" office:value-type="float" office:value="0" calcext:value-type="float">
            <text:p>0</text:p>
          </table:table-cell>
          <table:table-cell table:style-name="ce37" table:formula="of:=SUM([.CA67:.CA70])" office:value-type="float" office:value="0" calcext:value-type="float">
            <text:p>0</text:p>
          </table:table-cell>
          <table:table-cell table:style-name="ce37" table:formula="of:=SUM([.CB67:.CB70])" office:value-type="float" office:value="0" calcext:value-type="float">
            <text:p>0</text:p>
          </table:table-cell>
          <table:table-cell table:style-name="ce37" table:formula="of:=SUM([.CC67:.CC70])" office:value-type="float" office:value="0" calcext:value-type="float">
            <text:p>0</text:p>
          </table:table-cell>
          <table:table-cell table:style-name="ce37" table:formula="of:=SUM([.CD67:.CD70])" office:value-type="float" office:value="0" calcext:value-type="float">
            <text:p>0</text:p>
          </table:table-cell>
          <table:table-cell table:style-name="ce37" table:formula="of:=SUM([.CE67:.CE70])" office:value-type="float" office:value="0" calcext:value-type="float">
            <text:p>0</text:p>
          </table:table-cell>
          <table:table-cell table:style-name="ce37" table:formula="of:=SUM([.CF67:.CF70])"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0">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office:value-type="string" calcext:value-type="string">
            <text:p>n/a</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561.18mm" svg:y="96.63mm" draw:caption-point-x="-6.1mm" draw:caption-point-y="15.1mm">
              <dc:date>2021-04-24T00:00:00</dc:date>
              <text:p text:style-name="P9">couldn’t run the competition code due to many modifications in the original code</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number-columns-repeated="27" office:value-type="string" calcext:value-type="string">
            <text:p>n/a</text:p>
          </table:table-cell>
          <table:table-cell office:value-type="float" office:value="0.112165" calcext:value-type="float">
            <text:p>0.112165</text:p>
          </table:table-cell>
          <table:table-cell table:number-columns-repeated="13" office:value-type="string" calcext:value-type="string">
            <text:p>n/a</text:p>
          </table:table-cell>
          <table:table-cell table:style-name="ce67" office:value-type="float" office:value="0.672593" calcext:value-type="float">
            <text:p>0.672593</text:p>
          </table:table-cell>
          <table:table-cell table:number-columns-repeated="13" office:value-type="string" calcext:value-type="string">
            <text:p>n/a</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7">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7"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04.55mm" svg:y="128.19mm" draw:caption-point-x="-5.92mm" draw:caption-point-y="15.29mm">
              <dc:date>2021-04-21T00:00:00</dc:date>
              <text:p text:style-name="P3"><text:span text:style-name="T2">Missing date and </text:span><text:span text:style-name="T2">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314.32mm" svg:y="128.16mm" draw:caption-point-x="-5.92mm" draw:caption-point-y="15.32mm">
              <dc:date>2021-04-21T00:00:00</dc:date>
              <text:p text:style-name="P3"><text:span text:style-name="T2">Missing only 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472.8mm" svg:y="128.16mm" draw:caption-point-x="-5.92mm" draw:caption-point-y="15.32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543.36mm" svg:y="128.16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41" draw:text-style-name="P4" svg:width="29.02mm" svg:height="9.91mm" svg:x="561mm" svg:y="128.16mm" draw:caption-point-x="-5.92mm" draw:caption-point-y="15.32mm">
              <dc:date>2021-04-21T00:00:00</dc:date>
              <text:p text:style-name="P3"><text:span text:style-name="T2">Tile could be </text:span><text:span text:style-name="T2">better</text:span></text:p>
            </office:annotation>
            <text:p>1</text:p>
          </table:table-cell>
          <table:table-cell table:style-name="ce40" office:value-type="float" office:value="1" calcext:value-type="float">
            <office:annotation draw:style-name="gr25" draw:text-style-name="P4" svg:width="29.01mm" svg:height="6.13mm" svg:x="578.64mm" svg:y="128.19mm" draw:caption-point-x="-5.92mm" draw:caption-point-y="15.29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07.94mm" svg:y="128.16mm" draw:caption-point-x="-5.92mm" draw:caption-point-y="15.32mm">
              <dc:date>2021-04-21T00:00:00</dc:date>
              <text:p text:style-name="P3"><text:span text:style-name="T2">Missing course </text:span><text:span text:style-name="T2">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860.86mm" svg:y="128.19mm" draw:caption-point-x="-5.92mm" draw:caption-point-y="15.29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896.14mm" svg:y="128.19mm" draw:caption-point-x="-5.92mm" draw:caption-point-y="15.29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949.05mm" svg:y="128.16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25" draw:text-style-name="P4" svg:width="29.02mm" svg:height="6.13mm" svg:x="966.69mm" svg:y="128.19mm" draw:caption-point-x="-5.92mm" draw:caption-point-y="15.29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984.33mm" svg:y="128.19mm" draw:caption-point-x="-5.92mm" draw:caption-point-y="15.29mm">
              <dc:date>2021-04-21T00:00:00</dc:date>
              <text:p text:style-name="P3"><text:span text:style-name="T2">Missing student names and 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054.89mm" svg:y="128.19mm" draw:caption-point-x="-5.92mm" draw:caption-point-y="15.29mm">
              <dc:date>2021-04-21T00:00:00</dc:date>
              <text:p text:style-name="P3"><text:span text:style-name="T2">Title could say </text:span><text:span text:style-name="T2">Practical </text:span><text:span text:style-name="T2">assignment</text:span></text:p>
            </office:annotation>
            <text:p>1</text:p>
          </table:table-cell>
          <table:table-cell table:style-name="ce40" office:value-type="float" office:value="0" calcext:value-type="float">
            <office:annotation draw:style-name="gr41" draw:text-style-name="P4" svg:width="29.02mm" svg:height="9.91mm" svg:x="1072.53mm" svg:y="128.16mm" draw:caption-point-x="-5.92mm" draw:caption-point-y="15.32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090.17mm" svg:y="128.19mm" draw:caption-point-x="-5.92mm" draw:caption-point-y="15.29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284.19mm" svg:y="128.19mm" draw:caption-point-x="-5.92mm" draw:caption-point-y="15.29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055.07mm" svg:y="133.04mm" draw:caption-point-x="-6.1mm" draw:caption-point-y="15.1mm">
              <dc:date>2021-04-23T00:00:00</dc:date>
              <text:p text:style-name="P9">Figures could improve</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525.72mm" svg:y="142.13mm" draw:caption-point-x="-5.92mm" draw:caption-point-y="15.32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319.65mm" svg:y="142.35mm" draw:caption-point-x="-6.1mm" draw:caption-point-y="15.1mm">
              <dc:date>2021-04-23T00:00:00</dc:date>
              <text:p text:style-name="P9">For question 3, O had difficulty identifiying the controllers</text:p>
            </office:annotation>
            <text:p>0.5</text:p>
          </table:table-cell>
          <table:table-cell table:style-name="ce40"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20">
          <table:table-cell office:value-type="string" calcext:value-type="string">
            <text:p>Grammar</text:p>
          </table:table-cell>
          <table:table-cell table:style-name="ce18" office:value-type="string" calcext:value-type="string">
            <text:p><text:span text:style-name="T23">The text is free from grammatical mistakes</text:span></text:p>
            <text:p><text:span text:style-name="T24">Partial marks</text:span><text:span text:style-name="T25">: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25"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913.78mm" svg:y="154.88mm" draw:caption-point-x="-5.92mm" draw:caption-point-y="15.29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090.17mm" svg:y="154.88mm" draw:caption-point-x="-5.92mm" draw:caption-point-y="15.29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20">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472.8mm" svg:y="163.04mm" draw:caption-point-x="-5.92mm" draw:caption-point-y="15.19mm">
              <dc:date>2021-04-21T00:00:00</dc:date>
              <text:p text:style-name="P3"><text:span text:style-name="T2">Wrong references to 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090.17mm" svg:y="163.03mm" draw:caption-point-x="-5.92mm" draw:caption-point-y="15.2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319.47mm" svg:y="163.03mm" draw:caption-point-x="-5.92mm" draw:caption-point-y="15.2mm">
              <dc:date>2021-04-21T00:00:00</dc:date>
              <text:p text:style-name="P3"><text:span text:style-name="T2">Awesome graphs!</text:span></text:p>
            </office:annotation>
            <text:p>2</text:p>
          </table:table-cell>
          <table:table-cell table:style-name="ce12" office:value-type="float" office:value="0" calcext:value-type="float">
            <text:p>0</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 calcext:value-type="float">
            <text:p>2</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2">
          <table:table-cell table:style-name="ce169" office:value-type="string" calcext:value-type="string">
            <text:p>Group Number</text:p>
          </table:table-cell>
          <table:table-cell table:style-name="ce174" office:value-type="string" calcext:value-type="string" table:number-columns-spanned="2" table:number-rows-spanned="1">
            <text:p>Name</text:p>
          </table:table-cell>
          <table:covered-table-cell table:style-name="ce174"/>
          <table:table-cell table:style-name="ce174" office:value-type="string" calcext:value-type="string">
            <text:p>Student ID</text:p>
          </table:table-cell>
          <table:table-cell table:style-name="ce180" office:value-type="string" calcext:value-type="string">
            <text:p>Q1</text:p>
          </table:table-cell>
          <table:table-cell table:style-name="ce180" office:value-type="string" calcext:value-type="string">
            <text:p>Q2</text:p>
          </table:table-cell>
          <table:table-cell table:style-name="ce180" office:value-type="string" calcext:value-type="string">
            <text:p>Q3</text:p>
          </table:table-cell>
          <table:table-cell table:style-name="ce180" office:value-type="string" calcext:value-type="string">
            <text:p>Q3 bonus</text:p>
          </table:table-cell>
          <table:table-cell table:style-name="ce180" office:value-type="string" calcext:value-type="string">
            <text:p>Q3 top10</text:p>
          </table:table-cell>
          <table:table-cell table:style-name="ce180" office:value-type="string" calcext:value-type="string">
            <text:p>Report</text:p>
          </table:table-cell>
          <table:table-cell table:style-name="ce189" office:value-type="string" calcext:value-type="string">
            <text:p>Late</text:p>
          </table:table-cell>
          <table:table-cell table:style-name="ce191" office:value-type="string" calcext:value-type="string">
            <text:p>Solo</text:p>
          </table:table-cell>
          <table:table-cell table:style-name="ce193" office:value-type="string" calcext:value-type="string">
            <text:p>Grade</text:p>
          </table:table-cell>
          <table:table-cell table:style-name="ce195" office:value-type="string" calcext:value-type="string">
            <text:p>Rounded</text:p>
          </table:table-cell>
          <table:table-cell table:style-name="ce199"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2">
          <table:table-cell table:style-name="ce172" table:formula="of:=[$Sheet5.A3]" office:value-type="float" office:value="1" calcext:value-type="float" table:number-columns-spanned="1" table:number-rows-spanned="2">
            <text:p>1</text:p>
          </table:table-cell>
          <table:table-cell table:style-name="ce172" table:formula="of:=[$'Student Info'.D3]" office:value-type="string" office:string-value="Brigitte" calcext:value-type="string">
            <text:p>Brigitte</text:p>
          </table:table-cell>
          <table:table-cell table:style-name="ce172" table:formula="of:=[$'Student Info'.C3]" office:value-type="string" office:string-value="de Graaf" calcext:value-type="string">
            <text:p>de Graaf</text:p>
          </table:table-cell>
          <table:table-cell table:style-name="ce172"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72" table:formula="of:=MROUND(TRUNC([.M3];1);0.5)" office:value-type="float" office:value="7.5" calcext:value-type="float">
            <text:p>7.5</text:p>
          </table:table-cell>
          <table:table-cell table:style-name="ce172"/>
          <table:table-cell table:style-name="ce172"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4]" office:value-type="string" office:string-value="Tushar" calcext:value-type="string">
            <text:p>Tushar</text:p>
          </table:table-cell>
          <table:table-cell table:style-name="ce172" table:formula="of:=[$'Student Info'.C4]" office:value-type="string" office:string-value="Goyal" calcext:value-type="string">
            <text:p>Goyal</text:p>
          </table:table-cell>
          <table:table-cell table:style-name="ce172"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72" table:formula="of:=MROUND(TRUNC([.M4];1);0.5)" office:value-type="float" office:value="7.5" calcext:value-type="float">
            <text:p>7.5</text:p>
          </table:table-cell>
          <table:table-cell table:style-name="ce172"/>
          <table:covered-table-cell table:style-name="ce172"/>
          <table:table-cell table:style-name="ce97"/>
          <table:table-cell table:style-name="ce98" table:number-columns-repeated="47"/>
          <table:table-cell table:style-name="ce99" table:number-columns-repeated="959"/>
        </table:table-row>
        <table:table-row table:style-name="ro22">
          <table:table-cell table:style-name="ce172" table:formula="of:=[$Sheet5.A5]" office:value-type="float" office:value="2" calcext:value-type="float" table:number-columns-spanned="1" table:number-rows-spanned="2">
            <text:p>2</text:p>
          </table:table-cell>
          <table:table-cell table:style-name="ce172" table:formula="of:=[$'Student Info'.D5]" office:value-type="string" office:string-value="Sawa" calcext:value-type="string">
            <text:p>Sawa</text:p>
          </table:table-cell>
          <table:table-cell table:style-name="ce172" table:formula="of:=[$'Student Info'.C5]" office:value-type="string" office:string-value="Bezelev" calcext:value-type="string">
            <text:p>Bezelev</text:p>
          </table:table-cell>
          <table:table-cell table:style-name="ce172"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72" table:formula="of:=MROUND(TRUNC([.M5];1);0.5)" office:value-type="float" office:value="8.5" calcext:value-type="float">
            <text:p>8.5</text:p>
          </table:table-cell>
          <table:table-cell table:style-name="ce172"/>
          <table:table-cell table:style-name="ce172"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6]" office:value-type="string" office:string-value="Justin" calcext:value-type="string">
            <text:p>Justin</text:p>
          </table:table-cell>
          <table:table-cell table:style-name="ce172" table:formula="of:=[$'Student Info'.C6]" office:value-type="string" office:string-value="Vervloet" calcext:value-type="string">
            <text:p>Vervloet</text:p>
          </table:table-cell>
          <table:table-cell table:style-name="ce172"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72"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72" table:formula="of:=MROUND(TRUNC([.M6];1);0.5)" office:value-type="float" office:value="8.5" calcext:value-type="float">
            <text:p>8.5</text:p>
          </table:table-cell>
          <table:table-cell table:style-name="ce172"/>
          <table:covered-table-cell table:style-name="ce172"/>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72" table:formula="of:=[$Sheet5.A7]" office:value-type="float" office:value="3" calcext:value-type="float" table:number-columns-spanned="1" table:number-rows-spanned="2">
            <text:p>3</text:p>
          </table:table-cell>
          <table:table-cell table:style-name="ce172" table:formula="of:=[$'Student Info'.D7]" office:value-type="string" office:string-value="Julienne" calcext:value-type="string">
            <text:p>Julienne</text:p>
          </table:table-cell>
          <table:table-cell table:style-name="ce172" table:formula="of:=[$'Student Info'.C7]" office:value-type="string" office:string-value="Keim" calcext:value-type="string">
            <text:p>Keim</text:p>
          </table:table-cell>
          <table:table-cell table:style-name="ce172"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72"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5" calcext:value-type="float">
            <text:p>8.5</text:p>
          </table:table-cell>
          <table:table-cell table:style-name="ce94" table:formula="of:=ROUND([.M7];1)" office:value-type="float" office:value="8.5" calcext:value-type="float">
            <text:p>8.5</text:p>
          </table:table-cell>
          <table:table-cell table:style-name="ce172" table:formula="of:=MROUND(TRUNC([.M7];1);0.5)" office:value-type="float" office:value="8.5" calcext:value-type="float">
            <text:p>8.5</text:p>
          </table:table-cell>
          <table:table-cell table:style-name="ce172"/>
          <table:table-cell table:style-name="ce172"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8]" office:value-type="string" office:string-value="Rohan" calcext:value-type="string">
            <text:p>Rohan</text:p>
          </table:table-cell>
          <table:table-cell table:style-name="ce172" table:formula="of:=[$'Student Info'.C8]" office:value-type="string" office:string-value="Chandrashekar" calcext:value-type="string">
            <text:p>Chandrashekar</text:p>
          </table:table-cell>
          <table:table-cell table:style-name="ce172"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5" calcext:value-type="float">
            <text:p>8.5</text:p>
          </table:table-cell>
          <table:table-cell table:style-name="ce94" table:formula="of:=ROUND([.M8];1)" office:value-type="float" office:value="8.5" calcext:value-type="float">
            <text:p>8.5</text:p>
          </table:table-cell>
          <table:table-cell table:style-name="ce172" table:formula="of:=MROUND(TRUNC([.M8];1);0.5)" office:value-type="float" office:value="8.5" calcext:value-type="float">
            <text:p>8.5</text:p>
          </table:table-cell>
          <table:table-cell table:style-name="ce172"/>
          <table:covered-table-cell table:style-name="ce172"/>
          <table:table-cell table:style-name="ce97"/>
          <table:table-cell table:style-name="ce98" table:number-columns-repeated="47"/>
          <table:table-cell table:style-name="ce99" table:number-columns-repeated="959"/>
        </table:table-row>
        <table:table-row table:style-name="ro22">
          <table:table-cell table:style-name="ce172" table:formula="of:=[$Sheet5.A9]" office:value-type="float" office:value="4" calcext:value-type="float" table:number-columns-spanned="1" table:number-rows-spanned="2">
            <text:p>4</text:p>
          </table:table-cell>
          <table:table-cell table:style-name="ce172" table:formula="of:=[$'Student Info'.D9]" office:value-type="string" office:string-value="Eneko" calcext:value-type="string">
            <text:p>Eneko</text:p>
          </table:table-cell>
          <table:table-cell table:style-name="ce172" table:formula="of:=[$'Student Info'.C9]" office:value-type="string" office:string-value="Rodriguez Plaza" calcext:value-type="string">
            <text:p>Rodriguez Plaza</text:p>
          </table:table-cell>
          <table:table-cell table:style-name="ce172"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72" table:formula="of:=MROUND(TRUNC([.M9];1);0.5)" office:value-type="float" office:value="7" calcext:value-type="float">
            <text:p>7</text:p>
          </table:table-cell>
          <table:table-cell table:style-name="ce97"/>
          <table:table-cell table:style-name="ce172"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 office:value-type="string" office:string-value="Vlad" calcext:value-type="string">
            <text:p>Vlad</text:p>
          </table:table-cell>
          <table:table-cell table:style-name="ce172" table:formula="of:=[$'Student Info'.C10]" office:value-type="string" office:string-value="Gavra" calcext:value-type="string">
            <text:p>Gavra</text:p>
          </table:table-cell>
          <table:table-cell table:style-name="ce172"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72" table:formula="of:=MROUND(TRUNC([.M10];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 office:value-type="float" office:value="5" calcext:value-type="float" table:number-columns-spanned="1" table:number-rows-spanned="2">
            <text:p>5</text:p>
          </table:table-cell>
          <table:table-cell table:style-name="ce172" table:formula="of:=[$'Student Info'.D11]" office:value-type="string" office:string-value="Adrian" calcext:value-type="string">
            <text:p>Adrian</text:p>
          </table:table-cell>
          <table:table-cell table:style-name="ce172" table:formula="of:=[$'Student Info'.C11]" office:value-type="string" office:string-value="Menor de Oñate" calcext:value-type="string">
            <text:p>Menor de Oñate</text:p>
          </table:table-cell>
          <table:table-cell table:style-name="ce172"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95" calcext:value-type="float">
            <text:p>7.95</text:p>
          </table:table-cell>
          <table:table-cell table:style-name="ce94" table:formula="of:=ROUND([.M11];1)" office:value-type="float" office:value="8" calcext:value-type="float">
            <text:p>8.0</text:p>
          </table:table-cell>
          <table:table-cell table:style-name="ce172" table:formula="of:=MROUND(TRUNC([.M11];1);0.5)" office:value-type="float" office:value="8" calcext:value-type="float">
            <text:p>8</text:p>
          </table:table-cell>
          <table:table-cell table:style-name="ce97"/>
          <table:table-cell table:style-name="ce172"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 office:value-type="string" office:string-value="Alexis" calcext:value-type="string">
            <text:p>Alexis</text:p>
          </table:table-cell>
          <table:table-cell table:style-name="ce172" table:formula="of:=[$'Student Info'.C12]" office:value-type="string" office:string-value="van Wissen" calcext:value-type="string">
            <text:p>van Wissen</text:p>
          </table:table-cell>
          <table:table-cell table:style-name="ce172"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95" calcext:value-type="float">
            <text:p>7.95</text:p>
          </table:table-cell>
          <table:table-cell table:style-name="ce94" table:formula="of:=ROUND([.M12];1)" office:value-type="float" office:value="8" calcext:value-type="float">
            <text:p>8.0</text:p>
          </table:table-cell>
          <table:table-cell table:style-name="ce172" table:formula="of:=MROUND(TRUNC([.M12];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 office:value-type="float" office:value="6" calcext:value-type="float" table:number-columns-spanned="1" table:number-rows-spanned="2">
            <text:p>6</text:p>
          </table:table-cell>
          <table:table-cell table:style-name="ce172" table:formula="of:=[$'Student Info'.D13]" office:value-type="string" office:string-value="Zheyu" calcext:value-type="string">
            <text:p>Zheyu</text:p>
          </table:table-cell>
          <table:table-cell table:style-name="ce172" table:formula="of:=[$'Student Info'.C13]" office:value-type="string" office:string-value="Du" calcext:value-type="string">
            <text:p>Du</text:p>
          </table:table-cell>
          <table:table-cell table:style-name="ce172"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72" table:formula="of:=MROUND(TRUNC([.M13];1);0.5)" office:value-type="float" office:value="8" calcext:value-type="float">
            <text:p>8</text:p>
          </table:table-cell>
          <table:table-cell table:style-name="ce97"/>
          <table:table-cell table:style-name="ce172"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 office:value-type="string" office:string-value="YURUI" calcext:value-type="string">
            <text:p>YURUI</text:p>
          </table:table-cell>
          <table:table-cell table:style-name="ce172" table:formula="of:=[$'Student Info'.C14]" office:value-type="string" office:string-value="DU" calcext:value-type="string">
            <text:p>DU</text:p>
          </table:table-cell>
          <table:table-cell table:style-name="ce172"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72" table:formula="of:=MROUND(TRUNC([.M1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 office:value-type="float" office:value="7" calcext:value-type="float" table:number-columns-spanned="1" table:number-rows-spanned="2">
            <text:p>7</text:p>
          </table:table-cell>
          <table:table-cell table:style-name="ce172" table:formula="of:=[$'Student Info'.D15]" office:value-type="string" office:string-value="Calvin" calcext:value-type="string">
            <text:p>Calvin</text:p>
          </table:table-cell>
          <table:table-cell table:style-name="ce172" table:formula="of:=[$'Student Info'.C15]" office:value-type="string" office:string-value="Man" calcext:value-type="string">
            <text:p>Man</text:p>
          </table:table-cell>
          <table:table-cell table:style-name="ce172"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16.5" calcext:value-type="float">
            <text:p>16.5</text:p>
          </table:table-cell>
          <table:table-cell table:style-name="ce83" table:formula="of:=[$Sheet5.E15]" office:value-type="float" office:value="0" calcext:value-type="float">
            <text:p>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3.95" calcext:value-type="float">
            <text:p>3.95</text:p>
          </table:table-cell>
          <table:table-cell table:style-name="ce94" table:formula="of:=ROUND([.M15];1)" office:value-type="float" office:value="4" calcext:value-type="float">
            <text:p>4.0</text:p>
          </table:table-cell>
          <table:table-cell table:style-name="ce172" table:formula="of:=MROUND(TRUNC([.M15];1);0.5)" office:value-type="float" office:value="4" calcext:value-type="float">
            <text:p>4</text:p>
          </table:table-cell>
          <table:table-cell table:style-name="ce97"/>
          <table:table-cell table:style-name="ce172"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 office:value-type="string" office:string-value="Willem" calcext:value-type="string">
            <text:p>Willem</text:p>
          </table:table-cell>
          <table:table-cell table:style-name="ce172" table:formula="of:=[$'Student Info'.C16]" office:value-type="string" office:string-value="van der Linden" calcext:value-type="string">
            <text:p>van der Linden</text:p>
          </table:table-cell>
          <table:table-cell table:style-name="ce172"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16.5" calcext:value-type="float">
            <text:p>16.5</text:p>
          </table:table-cell>
          <table:table-cell table:style-name="ce84" table:formula="of:=[.H15]" office:value-type="float" office:value="0" calcext:value-type="float">
            <text:p>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3.95" calcext:value-type="float">
            <text:p>3.95</text:p>
          </table:table-cell>
          <table:table-cell table:style-name="ce94" table:formula="of:=ROUND([.M16];1)" office:value-type="float" office:value="4" calcext:value-type="float">
            <text:p>4.0</text:p>
          </table:table-cell>
          <table:table-cell table:style-name="ce172" table:formula="of:=MROUND(TRUNC([.M16];1);0.5)" office:value-type="float" office:value="4" calcext:value-type="float">
            <text:p>4</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7]" office:value-type="float" office:value="8" calcext:value-type="float" table:number-columns-spanned="1" table:number-rows-spanned="2">
            <text:p>8</text:p>
          </table:table-cell>
          <table:table-cell table:style-name="ce172" table:formula="of:=[$'Student Info'.D17]" office:value-type="string" office:string-value="Oscar" calcext:value-type="string">
            <text:p>Oscar</text:p>
          </table:table-cell>
          <table:table-cell table:style-name="ce172" table:formula="of:=[$'Student Info'.C17]" office:value-type="string" office:string-value="He" calcext:value-type="string">
            <text:p>He</text:p>
          </table:table-cell>
          <table:table-cell table:style-name="ce172"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7.45" calcext:value-type="float">
            <text:p>7.45</text:p>
          </table:table-cell>
          <table:table-cell table:style-name="ce94" table:formula="of:=ROUND([.M17];1)" office:value-type="float" office:value="7.5" calcext:value-type="float">
            <text:p>7.5</text:p>
          </table:table-cell>
          <table:table-cell table:style-name="ce172" table:formula="of:=MROUND(TRUNC([.M17];1);0.5)" office:value-type="float" office:value="7.5" calcext:value-type="float">
            <text:p>7.5</text:p>
          </table:table-cell>
          <table:table-cell table:style-name="ce97"/>
          <table:table-cell table:style-name="ce172"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8]" office:value-type="string" office:string-value="Xiaohan" calcext:value-type="string">
            <text:p>Xiaohan</text:p>
          </table:table-cell>
          <table:table-cell table:style-name="ce172" table:formula="of:=[$'Student Info'.C18]" office:value-type="string" office:string-value="Tang" calcext:value-type="string">
            <text:p>Tang</text:p>
          </table:table-cell>
          <table:table-cell table:style-name="ce172"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7.45" calcext:value-type="float">
            <text:p>7.45</text:p>
          </table:table-cell>
          <table:table-cell table:style-name="ce94" table:formula="of:=ROUND([.M18];1)" office:value-type="float" office:value="7.5" calcext:value-type="float">
            <text:p>7.5</text:p>
          </table:table-cell>
          <table:table-cell table:style-name="ce172" table:formula="of:=MROUND(TRUNC([.M18];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9]" office:value-type="float" office:value="9" calcext:value-type="float" table:number-columns-spanned="1" table:number-rows-spanned="2">
            <text:p>9</text:p>
          </table:table-cell>
          <table:table-cell table:style-name="ce172" table:formula="of:=[$'Student Info'.D19]" office:value-type="string" office:string-value="Jeroen" calcext:value-type="string">
            <text:p>Jeroen</text:p>
          </table:table-cell>
          <table:table-cell table:style-name="ce172" table:formula="of:=[$'Student Info'.C19]" office:value-type="string" office:string-value="van der Knaap" calcext:value-type="string">
            <text:p>van der Knaap</text:p>
          </table:table-cell>
          <table:table-cell table:style-name="ce172"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8" calcext:value-type="float">
            <text:p>8</text:p>
          </table:table-cell>
          <table:table-cell table:style-name="ce94" table:formula="of:=ROUND([.M19];1)" office:value-type="float" office:value="8" calcext:value-type="float">
            <text:p>8.0</text:p>
          </table:table-cell>
          <table:table-cell table:style-name="ce172" table:formula="of:=MROUND(TRUNC([.M19];1);0.5)" office:value-type="float" office:value="8" calcext:value-type="float">
            <text:p>8</text:p>
          </table:table-cell>
          <table:table-cell table:style-name="ce97"/>
          <table:table-cell table:style-name="ce172"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0]" office:value-type="string" office:string-value="Lars" calcext:value-type="string">
            <text:p>Lars</text:p>
          </table:table-cell>
          <table:table-cell table:style-name="ce172" table:formula="of:=[$'Student Info'.C20]" office:value-type="string" office:string-value="Gelling" calcext:value-type="string">
            <text:p>Gelling</text:p>
          </table:table-cell>
          <table:table-cell table:style-name="ce172"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8" calcext:value-type="float">
            <text:p>8</text:p>
          </table:table-cell>
          <table:table-cell table:style-name="ce94" table:formula="of:=ROUND([.M20];1)" office:value-type="float" office:value="8" calcext:value-type="float">
            <text:p>8.0</text:p>
          </table:table-cell>
          <table:table-cell table:style-name="ce172" table:formula="of:=MROUND(TRUNC([.M20];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1]" office:value-type="float" office:value="10" calcext:value-type="float" table:number-columns-spanned="1" table:number-rows-spanned="2">
            <text:p>10</text:p>
          </table:table-cell>
          <table:table-cell table:style-name="ce172" table:formula="of:=[$'Student Info'.D21]" office:value-type="string" office:string-value="Pien" calcext:value-type="string">
            <text:p>Pien</text:p>
          </table:table-cell>
          <table:table-cell table:style-name="ce172" table:formula="of:=[$'Student Info'.C21]" office:value-type="string" office:string-value="van den Berkmortel" calcext:value-type="string">
            <text:p>van den Berkmortel</text:p>
          </table:table-cell>
          <table:table-cell table:style-name="ce172"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8" calcext:value-type="float">
            <text:p>8</text:p>
          </table:table-cell>
          <table:table-cell table:style-name="ce94" table:formula="of:=ROUND([.M21];1)" office:value-type="float" office:value="8" calcext:value-type="float">
            <text:p>8.0</text:p>
          </table:table-cell>
          <table:table-cell table:style-name="ce172" table:formula="of:=MROUND(TRUNC([.M21];1);0.5)" office:value-type="float" office:value="8" calcext:value-type="float">
            <text:p>8</text:p>
          </table:table-cell>
          <table:table-cell table:style-name="ce97"/>
          <table:table-cell table:style-name="ce172"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2]" office:value-type="string" office:string-value="Alberto" calcext:value-type="string">
            <text:p>Alberto</text:p>
          </table:table-cell>
          <table:table-cell table:style-name="ce172" table:formula="of:=[$'Student Info'.C22]" office:value-type="string" office:string-value="Dall'Ora" calcext:value-type="string">
            <text:p>Dall'Ora</text:p>
          </table:table-cell>
          <table:table-cell table:style-name="ce172"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8" calcext:value-type="float">
            <text:p>8</text:p>
          </table:table-cell>
          <table:table-cell table:style-name="ce94" table:formula="of:=ROUND([.M22];1)" office:value-type="float" office:value="8" calcext:value-type="float">
            <text:p>8.0</text:p>
          </table:table-cell>
          <table:table-cell table:style-name="ce172" table:formula="of:=MROUND(TRUNC([.M22];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3]" office:value-type="float" office:value="11" calcext:value-type="float" table:number-columns-spanned="1" table:number-rows-spanned="2">
            <text:p>11</text:p>
          </table:table-cell>
          <table:table-cell table:style-name="ce172" table:formula="of:=[$'Student Info'.D23]" office:value-type="string" office:string-value="Junda" calcext:value-type="string">
            <text:p>Junda</text:p>
          </table:table-cell>
          <table:table-cell table:style-name="ce172" table:formula="of:=[$'Student Info'.C23]" office:value-type="string" office:string-value="Wu" calcext:value-type="string">
            <text:p>Wu</text:p>
          </table:table-cell>
          <table:table-cell table:style-name="ce172"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8.1" calcext:value-type="float">
            <text:p>8.1</text:p>
          </table:table-cell>
          <table:table-cell table:style-name="ce94" table:formula="of:=ROUND([.M23];1)" office:value-type="float" office:value="8.1" calcext:value-type="float">
            <text:p>8.1</text:p>
          </table:table-cell>
          <table:table-cell table:style-name="ce172" table:formula="of:=MROUND(TRUNC([.M23];1);0.5)" office:value-type="float" office:value="8" calcext:value-type="float">
            <text:p>8</text:p>
          </table:table-cell>
          <table:table-cell table:style-name="ce97"/>
          <table:table-cell table:style-name="ce172"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4]" office:value-type="string" office:string-value="CHENGHAO" calcext:value-type="string">
            <text:p>CHENGHAO</text:p>
          </table:table-cell>
          <table:table-cell table:style-name="ce172" table:formula="of:=[$'Student Info'.C24]" office:value-type="string" office:string-value="XU" calcext:value-type="string">
            <text:p>XU</text:p>
          </table:table-cell>
          <table:table-cell table:style-name="ce172"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8.1" calcext:value-type="float">
            <text:p>8.1</text:p>
          </table:table-cell>
          <table:table-cell table:style-name="ce94" table:formula="of:=ROUND([.M24];1)" office:value-type="float" office:value="8.1" calcext:value-type="float">
            <text:p>8.1</text:p>
          </table:table-cell>
          <table:table-cell table:style-name="ce172" table:formula="of:=MROUND(TRUNC([.M2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5]" office:value-type="float" office:value="12" calcext:value-type="float" table:number-columns-spanned="1" table:number-rows-spanned="2">
            <text:p>12</text:p>
          </table:table-cell>
          <table:table-cell table:style-name="ce172" table:formula="of:=[$'Student Info'.D25]" office:value-type="string" office:string-value="Talitha" calcext:value-type="string">
            <text:p>Talitha</text:p>
          </table:table-cell>
          <table:table-cell table:style-name="ce172" table:formula="of:=[$'Student Info'.C25]" office:value-type="string" office:string-value="Kalidien" calcext:value-type="string">
            <text:p>Kalidien</text:p>
          </table:table-cell>
          <table:table-cell table:style-name="ce172"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72" table:formula="of:=MROUND(TRUNC([.M25];1);0.5)" office:value-type="float" office:value="7" calcext:value-type="float">
            <text:p>7</text:p>
          </table:table-cell>
          <table:table-cell table:style-name="ce97"/>
          <table:table-cell table:style-name="ce172"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6]" office:value-type="string" office:string-value="Jingyue" calcext:value-type="string">
            <text:p>Jingyue</text:p>
          </table:table-cell>
          <table:table-cell table:style-name="ce172" table:formula="of:=[$'Student Info'.C26]" office:value-type="string" office:string-value="Liu" calcext:value-type="string">
            <text:p>Liu</text:p>
          </table:table-cell>
          <table:table-cell table:style-name="ce172"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72" table:formula="of:=MROUND(TRUNC([.M26];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7]" office:value-type="float" office:value="13" calcext:value-type="float" table:number-columns-spanned="1" table:number-rows-spanned="2">
            <text:p>13</text:p>
          </table:table-cell>
          <table:table-cell table:style-name="ce172" table:formula="of:=[$'Student Info'.D27]" office:value-type="string" office:string-value="Fabian" calcext:value-type="string">
            <text:p>Fabian</text:p>
          </table:table-cell>
          <table:table-cell table:style-name="ce172" table:formula="of:=[$'Student Info'.C27]" office:value-type="string" office:string-value="Ballast" calcext:value-type="string">
            <text:p>Ballast</text:p>
          </table:table-cell>
          <table:table-cell table:style-name="ce172"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7.9" calcext:value-type="float">
            <text:p>7.9</text:p>
          </table:table-cell>
          <table:table-cell table:style-name="ce94" table:formula="of:=ROUND([.M27];1)" office:value-type="float" office:value="7.9" calcext:value-type="float">
            <text:p>7.9</text:p>
          </table:table-cell>
          <table:table-cell table:style-name="ce172" table:formula="of:=MROUND(TRUNC([.M27];1);0.5)" office:value-type="float" office:value="8" calcext:value-type="float">
            <text:p>8</text:p>
          </table:table-cell>
          <table:table-cell table:style-name="ce97"/>
          <table:table-cell table:style-name="ce172"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8]" office:value-type="string" office:string-value="Calvin" calcext:value-type="string">
            <text:p>Calvin</text:p>
          </table:table-cell>
          <table:table-cell table:style-name="ce172" table:formula="of:=[$'Student Info'.C28]" office:value-type="string" office:string-value="Terpstra" calcext:value-type="string">
            <text:p>Terpstra</text:p>
          </table:table-cell>
          <table:table-cell table:style-name="ce172"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7.9" calcext:value-type="float">
            <text:p>7.9</text:p>
          </table:table-cell>
          <table:table-cell table:style-name="ce94" table:formula="of:=ROUND([.M28];1)" office:value-type="float" office:value="7.9" calcext:value-type="float">
            <text:p>7.9</text:p>
          </table:table-cell>
          <table:table-cell table:style-name="ce172" table:formula="of:=MROUND(TRUNC([.M28];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9]" office:value-type="float" office:value="14" calcext:value-type="float" table:number-columns-spanned="1" table:number-rows-spanned="2">
            <text:p>14</text:p>
          </table:table-cell>
          <table:table-cell table:style-name="ce172" table:formula="of:=[$'Student Info'.D29]" office:value-type="string" office:string-value="Ewoud" calcext:value-type="string">
            <text:p>Ewoud</text:p>
          </table:table-cell>
          <table:table-cell table:style-name="ce172" table:formula="of:=[$'Student Info'.C29]" office:value-type="string" office:string-value="van Mourik" calcext:value-type="string">
            <text:p>van Mourik</text:p>
          </table:table-cell>
          <table:table-cell table:style-name="ce172"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7.65" calcext:value-type="float">
            <text:p>7.65</text:p>
          </table:table-cell>
          <table:table-cell table:style-name="ce94" table:formula="of:=ROUND([.M29];1)" office:value-type="float" office:value="7.7" calcext:value-type="float">
            <text:p>7.7</text:p>
          </table:table-cell>
          <table:table-cell table:style-name="ce172" table:formula="of:=MROUND(TRUNC([.M29];1);0.5)" office:value-type="float" office:value="7.5" calcext:value-type="float">
            <text:p>7.5</text:p>
          </table:table-cell>
          <table:table-cell table:style-name="ce97"/>
          <table:table-cell table:style-name="ce172"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0]" office:value-type="string" office:string-value="Berend" calcext:value-type="string">
            <text:p>Berend</text:p>
          </table:table-cell>
          <table:table-cell table:style-name="ce172" table:formula="of:=[$'Student Info'.C30]" office:value-type="string" office:string-value="Menkveld" calcext:value-type="string">
            <text:p>Menkveld</text:p>
          </table:table-cell>
          <table:table-cell table:style-name="ce172"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7.65" calcext:value-type="float">
            <text:p>7.65</text:p>
          </table:table-cell>
          <table:table-cell table:style-name="ce94" table:formula="of:=ROUND([.M30];1)" office:value-type="float" office:value="7.7" calcext:value-type="float">
            <text:p>7.7</text:p>
          </table:table-cell>
          <table:table-cell table:style-name="ce172" table:formula="of:=MROUND(TRUNC([.M3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1]" office:value-type="float" office:value="15" calcext:value-type="float" table:number-columns-spanned="1" table:number-rows-spanned="2">
            <text:p>15</text:p>
          </table:table-cell>
          <table:table-cell table:style-name="ce172" table:formula="of:=[$'Student Info'.D31]" office:value-type="string" office:string-value="Sebastiaan" calcext:value-type="string">
            <text:p>Sebastiaan</text:p>
          </table:table-cell>
          <table:table-cell table:style-name="ce172" table:formula="of:=[$'Student Info'.C31]" office:value-type="string" office:string-value="Timmer" calcext:value-type="string">
            <text:p>Timmer</text:p>
          </table:table-cell>
          <table:table-cell table:style-name="ce172"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72" table:formula="of:=MROUND(TRUNC([.M31];1);0.5)" office:value-type="float" office:value="0" calcext:value-type="float">
            <text:p>0</text:p>
          </table:table-cell>
          <table:table-cell table:style-name="ce97"/>
          <table:table-cell table:style-name="ce172"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2]" office:value-type="string" office:string-value="CHINMAY" calcext:value-type="string">
            <text:p>CHINMAY</text:p>
          </table:table-cell>
          <table:table-cell table:style-name="ce172" table:formula="of:=[$'Student Info'.C32]" office:value-type="string" office:string-value="POLYA RAMESH" calcext:value-type="string">
            <text:p>POLYA RAMESH</text:p>
          </table:table-cell>
          <table:table-cell table:style-name="ce172"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72" table:formula="of:=MROUND(TRUNC([.M3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3]" office:value-type="float" office:value="16" calcext:value-type="float" table:number-columns-spanned="1" table:number-rows-spanned="2">
            <text:p>16</text:p>
          </table:table-cell>
          <table:table-cell table:style-name="ce172" table:formula="of:=[$'Student Info'.D33]" office:value-type="string" office:string-value="Godwin Rayan" calcext:value-type="string">
            <text:p>Godwin Rayan</text:p>
          </table:table-cell>
          <table:table-cell table:style-name="ce172" table:formula="of:=[$'Student Info'.C33]" office:value-type="string" office:string-value="Chandran" calcext:value-type="string">
            <text:p>Chandran</text:p>
          </table:table-cell>
          <table:table-cell table:style-name="ce172"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7.95" calcext:value-type="float">
            <text:p>7.95</text:p>
          </table:table-cell>
          <table:table-cell table:style-name="ce94" table:formula="of:=ROUND([.M33];1)" office:value-type="float" office:value="8" calcext:value-type="float">
            <text:p>8.0</text:p>
          </table:table-cell>
          <table:table-cell table:style-name="ce172" table:formula="of:=MROUND(TRUNC([.M33];1);0.5)" office:value-type="float" office:value="8" calcext:value-type="float">
            <text:p>8</text:p>
          </table:table-cell>
          <table:table-cell table:style-name="ce97"/>
          <table:table-cell table:style-name="ce172"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4]" office:value-type="string" office:string-value="Jan Jelmer" calcext:value-type="string">
            <text:p>Jan Jelmer</text:p>
          </table:table-cell>
          <table:table-cell table:style-name="ce172" table:formula="of:=[$'Student Info'.C34]" office:value-type="string" office:string-value="van Harten" calcext:value-type="string">
            <text:p>van Harten</text:p>
          </table:table-cell>
          <table:table-cell table:style-name="ce172"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7.95" calcext:value-type="float">
            <text:p>7.95</text:p>
          </table:table-cell>
          <table:table-cell table:style-name="ce94" table:formula="of:=ROUND([.M34];1)" office:value-type="float" office:value="8" calcext:value-type="float">
            <text:p>8.0</text:p>
          </table:table-cell>
          <table:table-cell table:style-name="ce172" table:formula="of:=MROUND(TRUNC([.M3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5]" office:value-type="float" office:value="17" calcext:value-type="float" table:number-columns-spanned="1" table:number-rows-spanned="2">
            <text:p>17</text:p>
          </table:table-cell>
          <table:table-cell table:style-name="ce172" table:formula="of:=[$'Student Info'.D35]" office:value-type="string" office:string-value="Ivaylo" calcext:value-type="string">
            <text:p>Ivaylo</text:p>
          </table:table-cell>
          <table:table-cell table:style-name="ce172" table:formula="of:=[$'Student Info'.C35]" office:value-type="string" office:string-value="Ganchev" calcext:value-type="string">
            <text:p>Ganchev</text:p>
          </table:table-cell>
          <table:table-cell table:style-name="ce172"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72" table:formula="of:=MROUND(TRUNC([.M35];1);0.5)" office:value-type="float" office:value="0" calcext:value-type="float">
            <text:p>0</text:p>
          </table:table-cell>
          <table:table-cell table:style-name="ce97"/>
          <table:table-cell table:style-name="ce172"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6]" office:value-type="string" office:string-value="Caspar" calcext:value-type="string">
            <text:p>Caspar</text:p>
          </table:table-cell>
          <table:table-cell table:style-name="ce172" table:formula="of:=[$'Student Info'.C36]" office:value-type="string" office:string-value="Boersma" calcext:value-type="string">
            <text:p>Boersma</text:p>
          </table:table-cell>
          <table:table-cell table:style-name="ce172"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72" table:formula="of:=MROUND(TRUNC([.M3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7]" office:value-type="float" office:value="18" calcext:value-type="float" table:number-columns-spanned="1" table:number-rows-spanned="2">
            <text:p>18</text:p>
          </table:table-cell>
          <table:table-cell table:style-name="ce172" table:formula="of:=[$'Student Info'.D37]" office:value-type="string" office:string-value="Joseph" calcext:value-type="string">
            <text:p>Joseph</text:p>
          </table:table-cell>
          <table:table-cell table:style-name="ce172" table:formula="of:=[$'Student Info'.C37]" office:value-type="string" office:string-value="Michael Joseph Sherman" calcext:value-type="string">
            <text:p>Michael Joseph Sherman</text:p>
          </table:table-cell>
          <table:table-cell table:style-name="ce172"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7.9" calcext:value-type="float">
            <text:p>7.9</text:p>
          </table:table-cell>
          <table:table-cell table:style-name="ce94" table:formula="of:=ROUND([.M37];1)" office:value-type="float" office:value="7.9" calcext:value-type="float">
            <text:p>7.9</text:p>
          </table:table-cell>
          <table:table-cell table:style-name="ce172" table:formula="of:=MROUND(TRUNC([.M37];1);0.5)" office:value-type="float" office:value="8" calcext:value-type="float">
            <text:p>8</text:p>
          </table:table-cell>
          <table:table-cell table:style-name="ce97"/>
          <table:table-cell table:style-name="ce172"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8]" office:value-type="string" office:string-value="Akshada Anand" calcext:value-type="string">
            <text:p>Akshada Anand</text:p>
          </table:table-cell>
          <table:table-cell table:style-name="ce172" table:formula="of:=[$'Student Info'.C38]" office:value-type="string" office:string-value="Palnitkar" calcext:value-type="string">
            <text:p>Palnitkar</text:p>
          </table:table-cell>
          <table:table-cell table:style-name="ce172"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7.9" calcext:value-type="float">
            <text:p>7.9</text:p>
          </table:table-cell>
          <table:table-cell table:style-name="ce94" table:formula="of:=ROUND([.M38];1)" office:value-type="float" office:value="7.9" calcext:value-type="float">
            <text:p>7.9</text:p>
          </table:table-cell>
          <table:table-cell table:style-name="ce172" table:formula="of:=MROUND(TRUNC([.M38];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9]" office:value-type="float" office:value="19" calcext:value-type="float" table:number-columns-spanned="1" table:number-rows-spanned="2">
            <text:p>19</text:p>
          </table:table-cell>
          <table:table-cell table:style-name="ce172" table:formula="of:=[$'Student Info'.D39]" office:value-type="string" office:string-value="Binyu" calcext:value-type="string">
            <text:p>Binyu</text:p>
          </table:table-cell>
          <table:table-cell table:style-name="ce172" table:formula="of:=[$'Student Info'.C39]" office:value-type="string" office:string-value="Liao" calcext:value-type="string">
            <text:p>Liao</text:p>
          </table:table-cell>
          <table:table-cell table:style-name="ce172"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6.45" calcext:value-type="float">
            <text:p>6.45</text:p>
          </table:table-cell>
          <table:table-cell table:style-name="ce94" table:formula="of:=ROUND([.M39];1)" office:value-type="float" office:value="6.5" calcext:value-type="float">
            <text:p>6.5</text:p>
          </table:table-cell>
          <table:table-cell table:style-name="ce172" table:formula="of:=MROUND(TRUNC([.M39];1);0.5)" office:value-type="float" office:value="6.5" calcext:value-type="float">
            <text:p>6.5</text:p>
          </table:table-cell>
          <table:table-cell table:style-name="ce97"/>
          <table:table-cell table:style-name="ce172"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0]" office:value-type="string" office:string-value="Marnix" calcext:value-type="string">
            <text:p>Marnix</text:p>
          </table:table-cell>
          <table:table-cell table:style-name="ce172" table:formula="of:=[$'Student Info'.C40]" office:value-type="string" office:string-value="Fetter" calcext:value-type="string">
            <text:p>Fetter</text:p>
          </table:table-cell>
          <table:table-cell table:style-name="ce172"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6.45" calcext:value-type="float">
            <text:p>6.45</text:p>
          </table:table-cell>
          <table:table-cell table:style-name="ce94" table:formula="of:=ROUND([.M40];1)" office:value-type="float" office:value="6.5" calcext:value-type="float">
            <text:p>6.5</text:p>
          </table:table-cell>
          <table:table-cell table:style-name="ce172" table:formula="of:=MROUND(TRUNC([.M40];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1]" office:value-type="float" office:value="20" calcext:value-type="float" table:number-columns-spanned="1" table:number-rows-spanned="2">
            <text:p>20</text:p>
          </table:table-cell>
          <table:table-cell table:style-name="ce172" table:formula="of:=[$'Student Info'.D41]" office:value-type="string" office:string-value="Piet" calcext:value-type="string">
            <text:p>Piet</text:p>
          </table:table-cell>
          <table:table-cell table:style-name="ce172" table:formula="of:=[$'Student Info'.C41]" office:value-type="string" office:string-value="van Beek" calcext:value-type="string">
            <text:p>van Beek</text:p>
          </table:table-cell>
          <table:table-cell table:style-name="ce172"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8.5" calcext:value-type="float">
            <text:p>8.5</text:p>
          </table:table-cell>
          <table:table-cell table:style-name="ce94" table:formula="of:=ROUND([.M41];1)" office:value-type="float" office:value="8.5" calcext:value-type="float">
            <text:p>8.5</text:p>
          </table:table-cell>
          <table:table-cell table:style-name="ce172" table:formula="of:=MROUND(TRUNC([.M41];1);0.5)" office:value-type="float" office:value="8.5" calcext:value-type="float">
            <text:p>8.5</text:p>
          </table:table-cell>
          <table:table-cell table:style-name="ce97"/>
          <table:table-cell table:style-name="ce172"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2]" office:value-type="string" office:string-value="Burhanuddin" calcext:value-type="string">
            <text:p>Burhanuddin</text:p>
          </table:table-cell>
          <table:table-cell table:style-name="ce172" table:formula="of:=[$'Student Info'.C42]" office:value-type="string" office:string-value="Saify" calcext:value-type="string">
            <text:p>Saify</text:p>
          </table:table-cell>
          <table:table-cell table:style-name="ce172"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8.5" calcext:value-type="float">
            <text:p>8.5</text:p>
          </table:table-cell>
          <table:table-cell table:style-name="ce94" table:formula="of:=ROUND([.M42];1)" office:value-type="float" office:value="8.5" calcext:value-type="float">
            <text:p>8.5</text:p>
          </table:table-cell>
          <table:table-cell table:style-name="ce172" table:formula="of:=MROUND(TRUNC([.M42];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3]" office:value-type="float" office:value="21" calcext:value-type="float" table:number-columns-spanned="1" table:number-rows-spanned="2">
            <text:p>21</text:p>
          </table:table-cell>
          <table:table-cell table:style-name="ce172" table:formula="of:=[$'Student Info'.D43]" office:value-type="string" office:string-value="Kei" calcext:value-type="string">
            <text:p>Kei</text:p>
          </table:table-cell>
          <table:table-cell table:style-name="ce172" table:formula="of:=[$'Student Info'.C43]" office:value-type="string" office:string-value="Kaneko" calcext:value-type="string">
            <text:p>Kaneko</text:p>
          </table:table-cell>
          <table:table-cell table:style-name="ce172"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8.3" calcext:value-type="float">
            <text:p>8.3</text:p>
          </table:table-cell>
          <table:table-cell table:style-name="ce94" table:formula="of:=ROUND([.M43];1)" office:value-type="float" office:value="8.3" calcext:value-type="float">
            <text:p>8.3</text:p>
          </table:table-cell>
          <table:table-cell table:style-name="ce172" table:formula="of:=MROUND(TRUNC([.M43];1);0.5)" office:value-type="float" office:value="8.5" calcext:value-type="float">
            <text:p>8.5</text:p>
          </table:table-cell>
          <table:table-cell table:style-name="ce97"/>
          <table:table-cell table:style-name="ce172"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4]" office:value-type="string" office:string-value="Vivek" calcext:value-type="string">
            <text:p>Vivek</text:p>
          </table:table-cell>
          <table:table-cell table:style-name="ce172" table:formula="of:=[$'Student Info'.C44]" office:value-type="string" office:string-value="Varma" calcext:value-type="string">
            <text:p>Varma</text:p>
          </table:table-cell>
          <table:table-cell table:style-name="ce172"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8.3" calcext:value-type="float">
            <text:p>8.3</text:p>
          </table:table-cell>
          <table:table-cell table:style-name="ce94" table:formula="of:=ROUND([.M44];1)" office:value-type="float" office:value="8.3" calcext:value-type="float">
            <text:p>8.3</text:p>
          </table:table-cell>
          <table:table-cell table:style-name="ce172" table:formula="of:=MROUND(TRUNC([.M44];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5]" office:value-type="float" office:value="22" calcext:value-type="float" table:number-columns-spanned="1" table:number-rows-spanned="2">
            <text:p>22</text:p>
          </table:table-cell>
          <table:table-cell table:style-name="ce172" table:formula="of:=[$'Student Info'.D45]" office:value-type="string" office:string-value="Roland" calcext:value-type="string">
            <text:p>Roland</text:p>
          </table:table-cell>
          <table:table-cell table:style-name="ce172" table:formula="of:=[$'Student Info'.C45]" office:value-type="string" office:string-value="Varga" calcext:value-type="string">
            <text:p>Varga</text:p>
          </table:table-cell>
          <table:table-cell table:style-name="ce172"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8.7" calcext:value-type="float">
            <text:p>8.7</text:p>
          </table:table-cell>
          <table:table-cell table:style-name="ce94" table:formula="of:=ROUND([.M45];1)" office:value-type="float" office:value="8.7" calcext:value-type="float">
            <text:p>8.7</text:p>
          </table:table-cell>
          <table:table-cell table:style-name="ce172" table:formula="of:=MROUND(TRUNC([.M45];1);0.5)" office:value-type="float" office:value="8.5" calcext:value-type="float">
            <text:p>8.5</text:p>
          </table:table-cell>
          <table:table-cell table:style-name="ce97"/>
          <table:table-cell table:style-name="ce172"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6]" office:value-type="string" office:string-value="Besim" calcext:value-type="string">
            <text:p>Besim</text:p>
          </table:table-cell>
          <table:table-cell table:style-name="ce172" table:formula="of:=[$'Student Info'.C46]" office:value-type="string" office:string-value="Bay" calcext:value-type="string">
            <text:p>Bay</text:p>
          </table:table-cell>
          <table:table-cell table:style-name="ce172"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8.7" calcext:value-type="float">
            <text:p>8.7</text:p>
          </table:table-cell>
          <table:table-cell table:style-name="ce94" table:formula="of:=ROUND([.M46];1)" office:value-type="float" office:value="8.7" calcext:value-type="float">
            <text:p>8.7</text:p>
          </table:table-cell>
          <table:table-cell table:style-name="ce172" table:formula="of:=MROUND(TRUNC([.M46];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7]" office:value-type="float" office:value="23" calcext:value-type="float" table:number-columns-spanned="1" table:number-rows-spanned="2">
            <text:p>23</text:p>
          </table:table-cell>
          <table:table-cell table:style-name="ce172" table:formula="of:=[$'Student Info'.D47]" office:value-type="string" office:string-value="Denesh" calcext:value-type="string">
            <text:p>Denesh</text:p>
          </table:table-cell>
          <table:table-cell table:style-name="ce172" table:formula="of:=[$'Student Info'.C47]" office:value-type="string" office:string-value="Manivannan" calcext:value-type="string">
            <text:p>Manivannan</text:p>
          </table:table-cell>
          <table:table-cell table:style-name="ce172"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7.25" calcext:value-type="float">
            <text:p>7.25</text:p>
          </table:table-cell>
          <table:table-cell table:style-name="ce94" table:formula="of:=ROUND([.M47];1)" office:value-type="float" office:value="7.3" calcext:value-type="float">
            <text:p>7.3</text:p>
          </table:table-cell>
          <table:table-cell table:style-name="ce172" table:formula="of:=MROUND(TRUNC([.M47];1);0.5)" office:value-type="float" office:value="7" calcext:value-type="float">
            <text:p>7</text:p>
          </table:table-cell>
          <table:table-cell table:style-name="ce97"/>
          <table:table-cell table:style-name="ce172"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8]" office:value-type="string" office:string-value="Jonathan" calcext:value-type="string">
            <text:p>Jonathan</text:p>
          </table:table-cell>
          <table:table-cell table:style-name="ce172" table:formula="of:=[$'Student Info'.C48]" office:value-type="string" office:string-value="Heemskerk" calcext:value-type="string">
            <text:p>Heemskerk</text:p>
          </table:table-cell>
          <table:table-cell table:style-name="ce172"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7.25" calcext:value-type="float">
            <text:p>7.25</text:p>
          </table:table-cell>
          <table:table-cell table:style-name="ce94" table:formula="of:=ROUND([.M48];1)" office:value-type="float" office:value="7.3" calcext:value-type="float">
            <text:p>7.3</text:p>
          </table:table-cell>
          <table:table-cell table:style-name="ce172" table:formula="of:=MROUND(TRUNC([.M48];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9]" office:value-type="float" office:value="24" calcext:value-type="float" table:number-columns-spanned="1" table:number-rows-spanned="2">
            <text:p>24</text:p>
          </table:table-cell>
          <table:table-cell table:style-name="ce172" table:formula="of:=[$'Student Info'.D49]" office:value-type="string" office:string-value="Paul" calcext:value-type="string">
            <text:p>Paul</text:p>
          </table:table-cell>
          <table:table-cell table:style-name="ce172" table:formula="of:=[$'Student Info'.C49]" office:value-type="string" office:string-value="Kartoidjojo" calcext:value-type="string">
            <text:p>Kartoidjojo</text:p>
          </table:table-cell>
          <table:table-cell table:style-name="ce172"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7.75" calcext:value-type="float">
            <text:p>7.75</text:p>
          </table:table-cell>
          <table:table-cell table:style-name="ce94" table:formula="of:=ROUND([.M49];1)" office:value-type="float" office:value="7.8" calcext:value-type="float">
            <text:p>7.8</text:p>
          </table:table-cell>
          <table:table-cell table:style-name="ce172" table:formula="of:=MROUND(TRUNC([.M49];1);0.5)" office:value-type="float" office:value="7.5" calcext:value-type="float">
            <text:p>7.5</text:p>
          </table:table-cell>
          <table:table-cell table:style-name="ce97"/>
          <table:table-cell table:style-name="ce172"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0]" office:value-type="string" office:string-value="Paul" calcext:value-type="string">
            <text:p>Paul</text:p>
          </table:table-cell>
          <table:table-cell table:style-name="ce172" table:formula="of:=[$'Student Info'.C50]" office:value-type="string" office:string-value="Năvală" calcext:value-type="string">
            <text:p>Năvală</text:p>
          </table:table-cell>
          <table:table-cell table:style-name="ce172"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7.75" calcext:value-type="float">
            <text:p>7.75</text:p>
          </table:table-cell>
          <table:table-cell table:style-name="ce94" table:formula="of:=ROUND([.M50];1)" office:value-type="float" office:value="7.8" calcext:value-type="float">
            <text:p>7.8</text:p>
          </table:table-cell>
          <table:table-cell table:style-name="ce172" table:formula="of:=MROUND(TRUNC([.M5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1]" office:value-type="float" office:value="25" calcext:value-type="float" table:number-columns-spanned="1" table:number-rows-spanned="2">
            <text:p>25</text:p>
          </table:table-cell>
          <table:table-cell table:style-name="ce172" table:formula="of:=[$'Student Info'.D51]" office:value-type="string" office:string-value="Daniel" calcext:value-type="string">
            <text:p>Daniel</text:p>
          </table:table-cell>
          <table:table-cell table:style-name="ce172" table:formula="of:=[$'Student Info'.C51]" office:value-type="string" office:string-value="Barroso Plata" calcext:value-type="string">
            <text:p>Barroso Plata</text:p>
          </table:table-cell>
          <table:table-cell table:style-name="ce172"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7.55" calcext:value-type="float">
            <text:p>7.55</text:p>
          </table:table-cell>
          <table:table-cell table:style-name="ce94" table:formula="of:=ROUND([.M51];1)" office:value-type="float" office:value="7.6" calcext:value-type="float">
            <text:p>7.6</text:p>
          </table:table-cell>
          <table:table-cell table:style-name="ce172" table:formula="of:=MROUND(TRUNC([.M51];1);0.5)" office:value-type="float" office:value="7.5" calcext:value-type="float">
            <text:p>7.5</text:p>
          </table:table-cell>
          <table:table-cell table:style-name="ce97"/>
          <table:table-cell table:style-name="ce172"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2]" office:value-type="string" office:string-value="Shijie" calcext:value-type="string">
            <text:p>Shijie</text:p>
          </table:table-cell>
          <table:table-cell table:style-name="ce172" table:formula="of:=[$'Student Info'.C52]" office:value-type="string" office:string-value="Cong" calcext:value-type="string">
            <text:p>Cong</text:p>
          </table:table-cell>
          <table:table-cell table:style-name="ce172"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7.55" calcext:value-type="float">
            <text:p>7.55</text:p>
          </table:table-cell>
          <table:table-cell table:style-name="ce94" table:formula="of:=ROUND([.M52];1)" office:value-type="float" office:value="7.6" calcext:value-type="float">
            <text:p>7.6</text:p>
          </table:table-cell>
          <table:table-cell table:style-name="ce172" table:formula="of:=MROUND(TRUNC([.M52];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3]" office:value-type="float" office:value="26" calcext:value-type="float" table:number-columns-spanned="1" table:number-rows-spanned="2">
            <text:p>26</text:p>
          </table:table-cell>
          <table:table-cell table:style-name="ce172" table:formula="of:=[$'Student Info'.D53]" office:value-type="string" office:string-value="Yulei" calcext:value-type="string">
            <text:p>Yulei</text:p>
          </table:table-cell>
          <table:table-cell table:style-name="ce172" table:formula="of:=[$'Student Info'.C53]" office:value-type="string" office:string-value="Qiu" calcext:value-type="string">
            <text:p>Qiu</text:p>
          </table:table-cell>
          <table:table-cell table:style-name="ce172"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12" calcext:value-type="float">
            <text:p>12</text:p>
          </table:table-cell>
          <table:table-cell table:style-name="ce83" table:formula="of:=[$Sheet5.E53]" office:value-type="float" office:value="0" calcext:value-type="float">
            <text:p>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5.2" calcext:value-type="float">
            <text:p>5.2</text:p>
          </table:table-cell>
          <table:table-cell table:style-name="ce94" table:formula="of:=ROUND([.M53];1)" office:value-type="float" office:value="5.2" calcext:value-type="float">
            <text:p>5.2</text:p>
          </table:table-cell>
          <table:table-cell table:style-name="ce172" table:formula="of:=MROUND(TRUNC([.M53];1);0.5)" office:value-type="float" office:value="5" calcext:value-type="float">
            <text:p>5</text:p>
          </table:table-cell>
          <table:table-cell table:style-name="ce97"/>
          <table:table-cell table:style-name="ce172"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4]" office:value-type="string" office:string-value="Anant" calcext:value-type="string">
            <text:p>Anant</text:p>
          </table:table-cell>
          <table:table-cell table:style-name="ce172" table:formula="of:=[$'Student Info'.C54]" office:value-type="string" office:string-value="Sareen" calcext:value-type="string">
            <text:p>Sareen</text:p>
          </table:table-cell>
          <table:table-cell table:style-name="ce172"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12" calcext:value-type="float">
            <text:p>12</text:p>
          </table:table-cell>
          <table:table-cell table:style-name="ce84" table:formula="of:=[.H53]" office:value-type="float" office:value="0" calcext:value-type="float">
            <text:p>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5.2" calcext:value-type="float">
            <text:p>5.2</text:p>
          </table:table-cell>
          <table:table-cell table:style-name="ce94" table:formula="of:=ROUND([.M54];1)" office:value-type="float" office:value="5.2" calcext:value-type="float">
            <text:p>5.2</text:p>
          </table:table-cell>
          <table:table-cell table:style-name="ce172" table:formula="of:=MROUND(TRUNC([.M5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5]" office:value-type="float" office:value="27" calcext:value-type="float" table:number-columns-spanned="1" table:number-rows-spanned="2">
            <text:p>27</text:p>
          </table:table-cell>
          <table:table-cell table:style-name="ce172" table:formula="of:=[$'Student Info'.D55]" office:value-type="string" office:string-value="DIMITRIOS" calcext:value-type="string">
            <text:p>DIMITRIOS</text:p>
          </table:table-cell>
          <table:table-cell table:style-name="ce172" table:formula="of:=[$'Student Info'.C55]" office:value-type="string" office:string-value="FOUSKIDIS" calcext:value-type="string">
            <text:p>FOUSKIDIS</text:p>
          </table:table-cell>
          <table:table-cell table:style-name="ce172"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15" calcext:value-type="float">
            <text:p>15</text:p>
          </table:table-cell>
          <table:table-cell table:style-name="ce83" table:formula="of:=[$Sheet5.E55]" office:value-type="float" office:value="0" calcext:value-type="float">
            <text:p>0</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5.3" calcext:value-type="float">
            <text:p>5.3</text:p>
          </table:table-cell>
          <table:table-cell table:style-name="ce94" table:formula="of:=ROUND([.M55];1)" office:value-type="float" office:value="5.3" calcext:value-type="float">
            <text:p>5.3</text:p>
          </table:table-cell>
          <table:table-cell table:style-name="ce172" table:formula="of:=MROUND(TRUNC([.M55];1);0.5)" office:value-type="float" office:value="5.5" calcext:value-type="float">
            <text:p>5.5</text:p>
          </table:table-cell>
          <table:table-cell table:style-name="ce97"/>
          <table:table-cell table:style-name="ce172"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6]" office:value-type="string" office:string-value="Jianyong" calcext:value-type="string">
            <text:p>Jianyong</text:p>
          </table:table-cell>
          <table:table-cell table:style-name="ce172" table:formula="of:=[$'Student Info'.C56]" office:value-type="string" office:string-value="Sun" calcext:value-type="string">
            <text:p>Sun</text:p>
          </table:table-cell>
          <table:table-cell table:style-name="ce172"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15" calcext:value-type="float">
            <text:p>15</text:p>
          </table:table-cell>
          <table:table-cell table:style-name="ce84" table:formula="of:=[.H55]" office:value-type="float" office:value="0" calcext:value-type="float">
            <text:p>0</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5.3" calcext:value-type="float">
            <text:p>5.3</text:p>
          </table:table-cell>
          <table:table-cell table:style-name="ce94" table:formula="of:=ROUND([.M56];1)" office:value-type="float" office:value="5.3" calcext:value-type="float">
            <text:p>5.3</text:p>
          </table:table-cell>
          <table:table-cell table:style-name="ce172" table:formula="of:=MROUND(TRUNC([.M5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7]" office:value-type="float" office:value="28" calcext:value-type="float" table:number-columns-spanned="1" table:number-rows-spanned="2">
            <text:p>28</text:p>
          </table:table-cell>
          <table:table-cell table:style-name="ce172" table:formula="of:=[$'Student Info'.D57]" office:value-type="string" office:string-value="Jianfeng" calcext:value-type="string">
            <text:p>Jianfeng</text:p>
          </table:table-cell>
          <table:table-cell table:style-name="ce172" table:formula="of:=[$'Student Info'.C57]" office:value-type="string" office:string-value="Cui" calcext:value-type="string">
            <text:p>Cui</text:p>
          </table:table-cell>
          <table:table-cell table:style-name="ce172"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18.5" calcext:value-type="float">
            <text:p>18.5</text:p>
          </table:table-cell>
          <table:table-cell table:style-name="ce83" table:formula="of:=[$Sheet5.E57]" office:value-type="float" office:value="0" calcext:value-type="float">
            <text:p>0</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5.95" calcext:value-type="float">
            <text:p>5.95</text:p>
          </table:table-cell>
          <table:table-cell table:style-name="ce94" table:formula="of:=ROUND([.M57];1)" office:value-type="float" office:value="6" calcext:value-type="float">
            <text:p>6.0</text:p>
          </table:table-cell>
          <table:table-cell table:style-name="ce172" table:formula="of:=MROUND(TRUNC([.M57];1);0.5)" office:value-type="float" office:value="6" calcext:value-type="float">
            <text:p>6</text:p>
          </table:table-cell>
          <table:table-cell table:style-name="ce97"/>
          <table:table-cell table:style-name="ce172"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8]" office:value-type="string" office:string-value="Ilias" calcext:value-type="string">
            <text:p>Ilias</text:p>
          </table:table-cell>
          <table:table-cell table:style-name="ce172" table:formula="of:=[$'Student Info'.C58]" office:value-type="string" office:string-value="Seferlis" calcext:value-type="string">
            <text:p>Seferlis</text:p>
          </table:table-cell>
          <table:table-cell table:style-name="ce172"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18.5" calcext:value-type="float">
            <text:p>18.5</text:p>
          </table:table-cell>
          <table:table-cell table:style-name="ce84" table:formula="of:=[.H57]" office:value-type="float" office:value="0" calcext:value-type="float">
            <text:p>0</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5.95" calcext:value-type="float">
            <text:p>5.95</text:p>
          </table:table-cell>
          <table:table-cell table:style-name="ce94" table:formula="of:=ROUND([.M58];1)" office:value-type="float" office:value="6" calcext:value-type="float">
            <text:p>6.0</text:p>
          </table:table-cell>
          <table:table-cell table:style-name="ce172" table:formula="of:=MROUND(TRUNC([.M58];1);0.5)" office:value-type="float" office:value="6" calcext:value-type="float">
            <text:p>6</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9]" office:value-type="float" office:value="29" calcext:value-type="float" table:number-columns-spanned="1" table:number-rows-spanned="2">
            <text:p>29</text:p>
          </table:table-cell>
          <table:table-cell table:style-name="ce172" table:formula="of:=[$'Student Info'.D59]" office:value-type="string" office:string-value="Theodoulos" calcext:value-type="string">
            <text:p>Theodoulos</text:p>
          </table:table-cell>
          <table:table-cell table:style-name="ce172" table:formula="of:=[$'Student Info'.C59]" office:value-type="string" office:string-value="Kapnisis" calcext:value-type="string">
            <text:p>Kapnisis</text:p>
          </table:table-cell>
          <table:table-cell table:style-name="ce172"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12" calcext:value-type="float">
            <text:p>12</text:p>
          </table:table-cell>
          <table:table-cell table:style-name="ce83" table:formula="of:=[$Sheet5.E59]" office:value-type="float" office:value="0" calcext:value-type="float">
            <text:p>0</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5.1" calcext:value-type="float">
            <text:p>5.1</text:p>
          </table:table-cell>
          <table:table-cell table:style-name="ce94" table:formula="of:=ROUND([.M59];1)" office:value-type="float" office:value="5.1" calcext:value-type="float">
            <text:p>5.1</text:p>
          </table:table-cell>
          <table:table-cell table:style-name="ce172" table:formula="of:=MROUND(TRUNC([.M59];1);0.5)" office:value-type="float" office:value="5" calcext:value-type="float">
            <text:p>5</text:p>
          </table:table-cell>
          <table:table-cell table:style-name="ce97"/>
          <table:table-cell table:style-name="ce172"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0]" office:value-type="string" office:string-value="DARSHAN" calcext:value-type="string">
            <text:p>DARSHAN</text:p>
          </table:table-cell>
          <table:table-cell table:style-name="ce172" table:formula="of:=[$'Student Info'.C60]" office:value-type="string" office:string-value="KALYANASUNDARAM" calcext:value-type="string">
            <text:p>KALYANASUNDARAM</text:p>
          </table:table-cell>
          <table:table-cell table:style-name="ce172"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12" calcext:value-type="float">
            <text:p>12</text:p>
          </table:table-cell>
          <table:table-cell table:style-name="ce84" table:formula="of:=[.H59]" office:value-type="float" office:value="0" calcext:value-type="float">
            <text:p>0</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5.1" calcext:value-type="float">
            <text:p>5.1</text:p>
          </table:table-cell>
          <table:table-cell table:style-name="ce94" table:formula="of:=ROUND([.M60];1)" office:value-type="float" office:value="5.1" calcext:value-type="float">
            <text:p>5.1</text:p>
          </table:table-cell>
          <table:table-cell table:style-name="ce172" table:formula="of:=MROUND(TRUNC([.M6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1]" office:value-type="float" office:value="30" calcext:value-type="float" table:number-columns-spanned="1" table:number-rows-spanned="2">
            <text:p>30</text:p>
          </table:table-cell>
          <table:table-cell table:style-name="ce172" table:formula="of:=[$'Student Info'.D61]" office:value-type="string" office:string-value="Akshath Ram" calcext:value-type="string">
            <text:p>Akshath Ram</text:p>
          </table:table-cell>
          <table:table-cell table:style-name="ce172" table:formula="of:=[$'Student Info'.C61]" office:value-type="string" office:string-value="Veeravalli Hari" calcext:value-type="string">
            <text:p>Veeravalli Hari</text:p>
          </table:table-cell>
          <table:table-cell table:style-name="ce172"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17" calcext:value-type="float">
            <text:p>17</text:p>
          </table:table-cell>
          <table:table-cell table:style-name="ce83" table:formula="of:=[$Sheet5.E61]" office:value-type="float" office:value="0" calcext:value-type="float">
            <text:p>0</text:p>
          </table:table-cell>
          <table:table-cell table:style-name="ce83" table:formula="of:=[$Sheet5.F61]" office:value-type="float" office:value="0" calcext:value-type="float">
            <text:p>0</text:p>
          </table:table-cell>
          <table:table-cell table:style-name="ce83" table:formula="of:=[$Sheet5.G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1:.J61])/10; [.K61];[.L61]); 10)" office:value-type="float" office:value="5.3" calcext:value-type="float">
            <text:p>5.3</text:p>
          </table:table-cell>
          <table:table-cell table:style-name="ce94" table:formula="of:=ROUND([.M61];1)" office:value-type="float" office:value="5.3" calcext:value-type="float">
            <text:p>5.3</text:p>
          </table:table-cell>
          <table:table-cell table:style-name="ce172" table:formula="of:=MROUND(TRUNC([.M61];1);0.5)" office:value-type="float" office:value="5.5" calcext:value-type="float">
            <text:p>5.5</text:p>
          </table:table-cell>
          <table:table-cell table:style-name="ce97"/>
          <table:table-cell table:style-name="ce172"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2]" office:value-type="string" office:string-value="Siddhy Ganesh" calcext:value-type="string">
            <text:p>Siddhy Ganesh</text:p>
          </table:table-cell>
          <table:table-cell table:style-name="ce172" table:formula="of:=[$'Student Info'.C62]" office:value-type="string" office:string-value="Shetty" calcext:value-type="string">
            <text:p>Shetty</text:p>
          </table:table-cell>
          <table:table-cell table:style-name="ce172"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17" calcext:value-type="float">
            <text:p>17</text:p>
          </table:table-cell>
          <table:table-cell table:style-name="ce84" table:formula="of:=[.H61]" office:value-type="float" office:value="0" calcext:value-type="float">
            <text:p>0</text:p>
          </table:table-cell>
          <table:table-cell table:style-name="ce84" table:formula="of:=[.I61]" office:value-type="float" office:value="0" calcext:value-type="float">
            <text:p>0</text:p>
          </table:table-cell>
          <table:table-cell table:style-name="ce84" table:formula="of:=[.J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2:.J62])/10; [.K62];[.L62]); 10)" office:value-type="float" office:value="5.3" calcext:value-type="float">
            <text:p>5.3</text:p>
          </table:table-cell>
          <table:table-cell table:style-name="ce94" table:formula="of:=ROUND([.M62];1)" office:value-type="float" office:value="5.3" calcext:value-type="float">
            <text:p>5.3</text:p>
          </table:table-cell>
          <table:table-cell table:style-name="ce172" table:formula="of:=MROUND(TRUNC([.M6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3]" office:value-type="float" office:value="31" calcext:value-type="float" table:number-columns-spanned="1" table:number-rows-spanned="2">
            <text:p>31</text:p>
          </table:table-cell>
          <table:table-cell table:style-name="ce172" table:formula="of:=[$'Student Info'.D63]" office:value-type="string" office:string-value="Denzil" calcext:value-type="string">
            <text:p>Denzil</text:p>
          </table:table-cell>
          <table:table-cell table:style-name="ce172" table:formula="of:=[$'Student Info'.C63]" office:value-type="string" office:string-value="Joy" calcext:value-type="string">
            <text:p>Joy</text:p>
          </table:table-cell>
          <table:table-cell table:style-name="ce172"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13" calcext:value-type="float">
            <text:p>13</text:p>
          </table:table-cell>
          <table:table-cell table:style-name="ce83" table:formula="of:=[$Sheet5.E63]" office:value-type="float" office:value="0" calcext:value-type="float">
            <text:p>0</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4.6" calcext:value-type="float">
            <text:p>4.6</text:p>
          </table:table-cell>
          <table:table-cell table:style-name="ce94" table:formula="of:=ROUND([.M63];1)" office:value-type="float" office:value="4.6" calcext:value-type="float">
            <text:p>4.6</text:p>
          </table:table-cell>
          <table:table-cell table:style-name="ce172" table:formula="of:=MROUND(TRUNC([.M63];1);0.5)" office:value-type="float" office:value="4.5" calcext:value-type="float">
            <text:p>4.5</text:p>
          </table:table-cell>
          <table:table-cell table:style-name="ce97"/>
          <table:table-cell table:style-name="ce172"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4]" office:value-type="string" office:string-value="Florina" calcext:value-type="string">
            <text:p>Florina</text:p>
          </table:table-cell>
          <table:table-cell table:style-name="ce172" table:formula="of:=[$'Student Info'.C64]" office:value-type="string" office:string-value="Sîrghi" calcext:value-type="string">
            <text:p>Sîrghi</text:p>
          </table:table-cell>
          <table:table-cell table:style-name="ce172"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13" calcext:value-type="float">
            <text:p>13</text:p>
          </table:table-cell>
          <table:table-cell table:style-name="ce84" table:formula="of:=[.H63]" office:value-type="float" office:value="0" calcext:value-type="float">
            <text:p>0</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4.6" calcext:value-type="float">
            <text:p>4.6</text:p>
          </table:table-cell>
          <table:table-cell table:style-name="ce94" table:formula="of:=ROUND([.M64];1)" office:value-type="float" office:value="4.6" calcext:value-type="float">
            <text:p>4.6</text:p>
          </table:table-cell>
          <table:table-cell table:style-name="ce172" table:formula="of:=MROUND(TRUNC([.M64];1);0.5)" office:value-type="float" office:value="4.5" calcext:value-type="float">
            <text:p>4.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5]" office:value-type="float" office:value="32" calcext:value-type="float" table:number-columns-spanned="1" table:number-rows-spanned="2">
            <text:p>32</text:p>
          </table:table-cell>
          <table:table-cell table:style-name="ce172" table:formula="of:=[$'Student Info'.D65]" office:value-type="string" office:string-value="Kjell" calcext:value-type="string">
            <text:p>Kjell</text:p>
          </table:table-cell>
          <table:table-cell table:style-name="ce172" table:formula="of:=[$'Student Info'.C65]" office:value-type="string" office:string-value="Vleeschouwer" calcext:value-type="string">
            <text:p>Vleeschouwer</text:p>
          </table:table-cell>
          <table:table-cell table:style-name="ce172"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19" calcext:value-type="float">
            <text:p>19</text:p>
          </table:table-cell>
          <table:table-cell table:style-name="ce83" table:formula="of:=[$Sheet5.E65]" office:value-type="float" office:value="0" calcext:value-type="float">
            <text:p>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5.4" calcext:value-type="float">
            <text:p>5.4</text:p>
          </table:table-cell>
          <table:table-cell table:style-name="ce94" table:formula="of:=ROUND([.M65];1)" office:value-type="float" office:value="5.4" calcext:value-type="float">
            <text:p>5.4</text:p>
          </table:table-cell>
          <table:table-cell table:style-name="ce172" table:formula="of:=MROUND(TRUNC([.M65];1);0.5)" office:value-type="float" office:value="5.5" calcext:value-type="float">
            <text:p>5.5</text:p>
          </table:table-cell>
          <table:table-cell table:style-name="ce97"/>
          <table:table-cell table:style-name="ce172"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6]" office:value-type="string" office:string-value="Seymour" calcext:value-type="string">
            <text:p>Seymour</text:p>
          </table:table-cell>
          <table:table-cell table:style-name="ce172" table:formula="of:=[$'Student Info'.C66]" office:value-type="string" office:string-value="Lubbers" calcext:value-type="string">
            <text:p>Lubbers</text:p>
          </table:table-cell>
          <table:table-cell table:style-name="ce172"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19" calcext:value-type="float">
            <text:p>19</text:p>
          </table:table-cell>
          <table:table-cell table:style-name="ce84" table:formula="of:=[.H65]" office:value-type="float" office:value="0" calcext:value-type="float">
            <text:p>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5.4" calcext:value-type="float">
            <text:p>5.4</text:p>
          </table:table-cell>
          <table:table-cell table:style-name="ce94" table:formula="of:=ROUND([.M66];1)" office:value-type="float" office:value="5.4" calcext:value-type="float">
            <text:p>5.4</text:p>
          </table:table-cell>
          <table:table-cell table:style-name="ce172" table:formula="of:=MROUND(TRUNC([.M6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7]" office:value-type="float" office:value="33" calcext:value-type="float" table:number-columns-spanned="1" table:number-rows-spanned="2">
            <text:p>33</text:p>
          </table:table-cell>
          <table:table-cell table:style-name="ce172" table:formula="of:=[$'Student Info'.D67]" office:value-type="string" office:string-value="Karel" calcext:value-type="string">
            <text:p>Karel</text:p>
          </table:table-cell>
          <table:table-cell table:style-name="ce172" table:formula="of:=[$'Student Info'.C67]" office:value-type="string" office:string-value="Scheepstra" calcext:value-type="string">
            <text:p>Scheepstra</text:p>
          </table:table-cell>
          <table:table-cell table:style-name="ce172"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9.5" calcext:value-type="float">
            <text:p>9.5</text:p>
          </table:table-cell>
          <table:table-cell table:style-name="ce83" table:formula="of:=[$Sheet5.E67]" office:value-type="float" office:value="0" calcext:value-type="float">
            <text:p>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4.55" calcext:value-type="float">
            <text:p>4.55</text:p>
          </table:table-cell>
          <table:table-cell table:style-name="ce94" table:formula="of:=ROUND([.M67];1)" office:value-type="float" office:value="4.6" calcext:value-type="float">
            <text:p>4.6</text:p>
          </table:table-cell>
          <table:table-cell table:style-name="ce172" table:formula="of:=MROUND(TRUNC([.M67];1);0.5)" office:value-type="float" office:value="4.5" calcext:value-type="float">
            <text:p>4.5</text:p>
          </table:table-cell>
          <table:table-cell table:style-name="ce97"/>
          <table:table-cell table:style-name="ce172"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8]" office:value-type="string" office:string-value="Federico" calcext:value-type="string">
            <text:p>Federico</text:p>
          </table:table-cell>
          <table:table-cell table:style-name="ce172" table:formula="of:=[$'Student Info'.C68]" office:value-type="string" office:string-value="Scarí" calcext:value-type="string">
            <text:p>Scarí</text:p>
          </table:table-cell>
          <table:table-cell table:style-name="ce172"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9.5" calcext:value-type="float">
            <text:p>9.5</text:p>
          </table:table-cell>
          <table:table-cell table:style-name="ce84" table:formula="of:=[.H67]" office:value-type="float" office:value="0" calcext:value-type="float">
            <text:p>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4.55" calcext:value-type="float">
            <text:p>4.55</text:p>
          </table:table-cell>
          <table:table-cell table:style-name="ce94" table:formula="of:=ROUND([.M68];1)" office:value-type="float" office:value="4.6" calcext:value-type="float">
            <text:p>4.6</text:p>
          </table:table-cell>
          <table:table-cell table:style-name="ce172" table:formula="of:=MROUND(TRUNC([.M68];1);0.5)" office:value-type="float" office:value="4.5" calcext:value-type="float">
            <text:p>4.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9]" office:value-type="float" office:value="34" calcext:value-type="float" table:number-columns-spanned="1" table:number-rows-spanned="2">
            <text:p>34</text:p>
          </table:table-cell>
          <table:table-cell table:style-name="ce172" table:formula="of:=[$'Student Info'.D69]" office:value-type="string" office:string-value="Akhil" calcext:value-type="string">
            <text:p>Akhil</text:p>
          </table:table-cell>
          <table:table-cell table:style-name="ce172" table:formula="of:=[$'Student Info'.C69]" office:value-type="string" office:string-value="Chadha" calcext:value-type="string">
            <text:p>Chadha</text:p>
          </table:table-cell>
          <table:table-cell table:style-name="ce172"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16" calcext:value-type="float">
            <text:p>16</text:p>
          </table:table-cell>
          <table:table-cell table:style-name="ce83" table:formula="of:=[$Sheet5.E69]" office:value-type="float" office:value="0" calcext:value-type="float">
            <text:p>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5.1" calcext:value-type="float">
            <text:p>5.1</text:p>
          </table:table-cell>
          <table:table-cell table:style-name="ce94" table:formula="of:=ROUND([.M69];1)" office:value-type="float" office:value="5.1" calcext:value-type="float">
            <text:p>5.1</text:p>
          </table:table-cell>
          <table:table-cell table:style-name="ce172" table:formula="of:=MROUND(TRUNC([.M69];1);0.5)" office:value-type="float" office:value="5" calcext:value-type="float">
            <text:p>5</text:p>
          </table:table-cell>
          <table:table-cell table:style-name="ce97"/>
          <table:table-cell table:style-name="ce172"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0]" office:value-type="string" office:string-value="Floor" calcext:value-type="string">
            <text:p>Floor</text:p>
          </table:table-cell>
          <table:table-cell table:style-name="ce172" table:formula="of:=[$'Student Info'.C70]" office:value-type="string" office:string-value="Redel" calcext:value-type="string">
            <text:p>Redel</text:p>
          </table:table-cell>
          <table:table-cell table:style-name="ce172"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16" calcext:value-type="float">
            <text:p>16</text:p>
          </table:table-cell>
          <table:table-cell table:style-name="ce84" table:formula="of:=[.H69]" office:value-type="float" office:value="0" calcext:value-type="float">
            <text:p>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5.1" calcext:value-type="float">
            <text:p>5.1</text:p>
          </table:table-cell>
          <table:table-cell table:style-name="ce94" table:formula="of:=ROUND([.M70];1)" office:value-type="float" office:value="5.1" calcext:value-type="float">
            <text:p>5.1</text:p>
          </table:table-cell>
          <table:table-cell table:style-name="ce172" table:formula="of:=MROUND(TRUNC([.M7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1]" office:value-type="float" office:value="35" calcext:value-type="float" table:number-columns-spanned="1" table:number-rows-spanned="2">
            <text:p>35</text:p>
          </table:table-cell>
          <table:table-cell table:style-name="ce172" table:formula="of:=[$'Student Info'.D71]" office:value-type="string" office:string-value="Femke" calcext:value-type="string">
            <text:p>Femke</text:p>
          </table:table-cell>
          <table:table-cell table:style-name="ce172" table:formula="of:=[$'Student Info'.C71]" office:value-type="string" office:string-value="van Engen" calcext:value-type="string">
            <text:p>van Engen</text:p>
          </table:table-cell>
          <table:table-cell table:style-name="ce172"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19" calcext:value-type="float">
            <text:p>19</text:p>
          </table:table-cell>
          <table:table-cell table:style-name="ce83" table:formula="of:=[$Sheet5.E71]" office:value-type="float" office:value="0" calcext:value-type="float">
            <text:p>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5.8" calcext:value-type="float">
            <text:p>5.8</text:p>
          </table:table-cell>
          <table:table-cell table:style-name="ce94" table:formula="of:=ROUND([.M71];1)" office:value-type="float" office:value="5.8" calcext:value-type="float">
            <text:p>5.8</text:p>
          </table:table-cell>
          <table:table-cell table:style-name="ce172" table:formula="of:=MROUND(TRUNC([.M71];1);0.5)" office:value-type="float" office:value="6" calcext:value-type="float">
            <text:p>6</text:p>
          </table:table-cell>
          <table:table-cell table:style-name="ce97"/>
          <table:table-cell table:style-name="ce172"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2]" office:value-type="string" office:string-value="Ramin" calcext:value-type="string">
            <text:p>Ramin</text:p>
          </table:table-cell>
          <table:table-cell table:style-name="ce172" table:formula="of:=[$'Student Info'.C72]" office:value-type="string" office:string-value="Ariana" calcext:value-type="string">
            <text:p>Ariana</text:p>
          </table:table-cell>
          <table:table-cell table:style-name="ce172"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19" calcext:value-type="float">
            <text:p>19</text:p>
          </table:table-cell>
          <table:table-cell table:style-name="ce84" table:formula="of:=[.H71]" office:value-type="float" office:value="0" calcext:value-type="float">
            <text:p>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5.8" calcext:value-type="float">
            <text:p>5.8</text:p>
          </table:table-cell>
          <table:table-cell table:style-name="ce94" table:formula="of:=ROUND([.M72];1)" office:value-type="float" office:value="5.8" calcext:value-type="float">
            <text:p>5.8</text:p>
          </table:table-cell>
          <table:table-cell table:style-name="ce172" table:formula="of:=MROUND(TRUNC([.M72];1);0.5)" office:value-type="float" office:value="6" calcext:value-type="float">
            <text:p>6</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3]" office:value-type="float" office:value="36" calcext:value-type="float" table:number-columns-spanned="1" table:number-rows-spanned="2">
            <text:p>36</text:p>
          </table:table-cell>
          <table:table-cell table:style-name="ce172" table:formula="of:=[$'Student Info'.D73]" office:value-type="string" office:string-value="Loran" calcext:value-type="string">
            <text:p>Loran</text:p>
          </table:table-cell>
          <table:table-cell table:style-name="ce172" table:formula="of:=[$'Student Info'.C73]" office:value-type="string" office:string-value="Bogaart" calcext:value-type="string">
            <text:p>Bogaart</text:p>
          </table:table-cell>
          <table:table-cell table:style-name="ce172"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17.5" calcext:value-type="float">
            <text:p>17.5</text:p>
          </table:table-cell>
          <table:table-cell table:style-name="ce83" table:formula="of:=[$Sheet5.E73]" office:value-type="float" office:value="0" calcext:value-type="float">
            <text:p>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4.95" calcext:value-type="float">
            <text:p>4.95</text:p>
          </table:table-cell>
          <table:table-cell table:style-name="ce94" table:formula="of:=ROUND([.M73];1)" office:value-type="float" office:value="5" calcext:value-type="float">
            <text:p>5.0</text:p>
          </table:table-cell>
          <table:table-cell table:style-name="ce172" table:formula="of:=MROUND(TRUNC([.M73];1);0.5)" office:value-type="float" office:value="5" calcext:value-type="float">
            <text:p>5</text:p>
          </table:table-cell>
          <table:table-cell table:style-name="ce97"/>
          <table:table-cell table:style-name="ce172"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4]" office:value-type="string" office:string-value="Prajwal" calcext:value-type="string">
            <text:p>Prajwal</text:p>
          </table:table-cell>
          <table:table-cell table:style-name="ce172" table:formula="of:=[$'Student Info'.C74]" office:value-type="string" office:string-value="Vinod" calcext:value-type="string">
            <text:p>Vinod</text:p>
          </table:table-cell>
          <table:table-cell table:style-name="ce172"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17.5" calcext:value-type="float">
            <text:p>17.5</text:p>
          </table:table-cell>
          <table:table-cell table:style-name="ce84" table:formula="of:=[.H73]" office:value-type="float" office:value="0" calcext:value-type="float">
            <text:p>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4.95" calcext:value-type="float">
            <text:p>4.95</text:p>
          </table:table-cell>
          <table:table-cell table:style-name="ce94" table:formula="of:=ROUND([.M74];1)" office:value-type="float" office:value="5" calcext:value-type="float">
            <text:p>5.0</text:p>
          </table:table-cell>
          <table:table-cell table:style-name="ce172" table:formula="of:=MROUND(TRUNC([.M7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5]" office:value-type="float" office:value="37" calcext:value-type="float" table:number-columns-spanned="1" table:number-rows-spanned="2">
            <text:p>37</text:p>
          </table:table-cell>
          <table:table-cell table:style-name="ce172" table:formula="of:=[$'Student Info'.D75]" office:value-type="string" office:string-value="Adithya" calcext:value-type="string">
            <text:p>Adithya</text:p>
          </table:table-cell>
          <table:table-cell table:style-name="ce172" table:formula="of:=[$'Student Info'.C75]" office:value-type="string" office:string-value="Narasimhan" calcext:value-type="string">
            <text:p>Narasimhan</text:p>
          </table:table-cell>
          <table:table-cell table:style-name="ce172"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11" calcext:value-type="float">
            <text:p>11</text:p>
          </table:table-cell>
          <table:table-cell table:style-name="ce83" table:formula="of:=[$Sheet5.E75]" office:value-type="float" office:value="0" calcext:value-type="float">
            <text:p>0</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4.4" calcext:value-type="float">
            <text:p>4.4</text:p>
          </table:table-cell>
          <table:table-cell table:style-name="ce94" table:formula="of:=ROUND([.M75];1)" office:value-type="float" office:value="4.4" calcext:value-type="float">
            <text:p>4.4</text:p>
          </table:table-cell>
          <table:table-cell table:style-name="ce172" table:formula="of:=MROUND(TRUNC([.M75];1);0.5)" office:value-type="float" office:value="4.5" calcext:value-type="float">
            <text:p>4.5</text:p>
          </table:table-cell>
          <table:table-cell table:style-name="ce97"/>
          <table:table-cell table:style-name="ce172"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6]" office:value-type="string" office:string-value="Hilda" calcext:value-type="string">
            <text:p>Hilda</text:p>
          </table:table-cell>
          <table:table-cell table:style-name="ce172" table:formula="of:=[$'Student Info'.C76]" office:value-type="string" office:string-value="Jongeneel" calcext:value-type="string">
            <text:p>Jongeneel</text:p>
          </table:table-cell>
          <table:table-cell table:style-name="ce172"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11" calcext:value-type="float">
            <text:p>11</text:p>
          </table:table-cell>
          <table:table-cell table:style-name="ce84" table:formula="of:=[.H75]" office:value-type="float" office:value="0" calcext:value-type="float">
            <text:p>0</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4.4" calcext:value-type="float">
            <text:p>4.4</text:p>
          </table:table-cell>
          <table:table-cell table:style-name="ce94" table:formula="of:=ROUND([.M76];1)" office:value-type="float" office:value="4.4" calcext:value-type="float">
            <text:p>4.4</text:p>
          </table:table-cell>
          <table:table-cell table:style-name="ce172" table:formula="of:=MROUND(TRUNC([.M76];1);0.5)" office:value-type="float" office:value="4.5" calcext:value-type="float">
            <text:p>4.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7]" office:value-type="float" office:value="38" calcext:value-type="float" table:number-columns-spanned="1" table:number-rows-spanned="2">
            <text:p>38</text:p>
          </table:table-cell>
          <table:table-cell table:style-name="ce172" table:formula="of:=[$'Student Info'.D77]" office:value-type="string" office:string-value="Jasper" calcext:value-type="string">
            <text:p>Jasper</text:p>
          </table:table-cell>
          <table:table-cell table:style-name="ce172" table:formula="of:=[$'Student Info'.C77]" office:value-type="string" office:string-value="van der Staaij" calcext:value-type="string">
            <text:p>van der Staaij</text:p>
          </table:table-cell>
          <table:table-cell table:style-name="ce172"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19" calcext:value-type="float">
            <text:p>19</text:p>
          </table:table-cell>
          <table:table-cell table:style-name="ce83" table:formula="of:=[$Sheet5.E77]" office:value-type="float" office:value="0" calcext:value-type="float">
            <text:p>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5.8" calcext:value-type="float">
            <text:p>5.8</text:p>
          </table:table-cell>
          <table:table-cell table:style-name="ce94" table:formula="of:=ROUND([.M77];1)" office:value-type="float" office:value="5.8" calcext:value-type="float">
            <text:p>5.8</text:p>
          </table:table-cell>
          <table:table-cell table:style-name="ce172" table:formula="of:=MROUND(TRUNC([.M77];1);0.5)" office:value-type="float" office:value="6" calcext:value-type="float">
            <text:p>6</text:p>
          </table:table-cell>
          <table:table-cell table:style-name="ce97"/>
          <table:table-cell table:style-name="ce172"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8]" office:value-type="string" office:string-value="Akash" calcext:value-type="string">
            <text:p>Akash</text:p>
          </table:table-cell>
          <table:table-cell table:style-name="ce172" table:formula="of:=[$'Student Info'.C78]" office:value-type="string" office:string-value="Soerdjbalie" calcext:value-type="string">
            <text:p>Soerdjbalie</text:p>
          </table:table-cell>
          <table:table-cell table:style-name="ce172"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19" calcext:value-type="float">
            <text:p>19</text:p>
          </table:table-cell>
          <table:table-cell table:style-name="ce84" table:formula="of:=[.H77]" office:value-type="float" office:value="0" calcext:value-type="float">
            <text:p>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5.8" calcext:value-type="float">
            <text:p>5.8</text:p>
          </table:table-cell>
          <table:table-cell table:style-name="ce94" table:formula="of:=ROUND([.M78];1)" office:value-type="float" office:value="5.8" calcext:value-type="float">
            <text:p>5.8</text:p>
          </table:table-cell>
          <table:table-cell table:style-name="ce172" table:formula="of:=MROUND(TRUNC([.M78];1);0.5)" office:value-type="float" office:value="6" calcext:value-type="float">
            <text:p>6</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9]" office:value-type="float" office:value="39" calcext:value-type="float" table:number-columns-spanned="1" table:number-rows-spanned="2">
            <text:p>39</text:p>
          </table:table-cell>
          <table:table-cell table:style-name="ce172" table:formula="of:=[$'Student Info'.D79]" office:value-type="string" office:string-value="Michiel" calcext:value-type="string">
            <text:p>Michiel</text:p>
          </table:table-cell>
          <table:table-cell table:style-name="ce172" table:formula="of:=[$'Student Info'.C79]" office:value-type="string" office:string-value="Firlefyn" calcext:value-type="string">
            <text:p>Firlefyn</text:p>
          </table:table-cell>
          <table:table-cell table:style-name="ce172"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16" calcext:value-type="float">
            <text:p>16</text:p>
          </table:table-cell>
          <table:table-cell table:style-name="ce83" table:formula="of:=[$Sheet5.E79]" office:value-type="float" office:value="0" calcext:value-type="float">
            <text:p>0</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5.5" calcext:value-type="float">
            <text:p>5.5</text:p>
          </table:table-cell>
          <table:table-cell table:style-name="ce94" table:formula="of:=ROUND([.M79];1)" office:value-type="float" office:value="5.5" calcext:value-type="float">
            <text:p>5.5</text:p>
          </table:table-cell>
          <table:table-cell table:style-name="ce172" table:formula="of:=MROUND(TRUNC([.M79];1);0.5)" office:value-type="float" office:value="5.5" calcext:value-type="float">
            <text:p>5.5</text:p>
          </table:table-cell>
          <table:table-cell table:style-name="ce97"/>
          <table:table-cell table:style-name="ce172"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0]" office:value-type="string" office:string-value="Peter" calcext:value-type="string">
            <text:p>Peter</text:p>
          </table:table-cell>
          <table:table-cell table:style-name="ce172" table:formula="of:=[$'Student Info'.C80]" office:value-type="string" office:string-value="Elffers" calcext:value-type="string">
            <text:p>Elffers</text:p>
          </table:table-cell>
          <table:table-cell table:style-name="ce172"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16" calcext:value-type="float">
            <text:p>16</text:p>
          </table:table-cell>
          <table:table-cell table:style-name="ce84" table:formula="of:=[.H79]" office:value-type="float" office:value="0" calcext:value-type="float">
            <text:p>0</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5.5" calcext:value-type="float">
            <text:p>5.5</text:p>
          </table:table-cell>
          <table:table-cell table:style-name="ce94" table:formula="of:=ROUND([.M80];1)" office:value-type="float" office:value="5.5" calcext:value-type="float">
            <text:p>5.5</text:p>
          </table:table-cell>
          <table:table-cell table:style-name="ce172" table:formula="of:=MROUND(TRUNC([.M8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1]" office:value-type="float" office:value="40" calcext:value-type="float" table:number-columns-spanned="1" table:number-rows-spanned="2">
            <text:p>40</text:p>
          </table:table-cell>
          <table:table-cell table:style-name="ce172" table:formula="of:=[$'Student Info'.D81]" office:value-type="string" office:string-value="Wesley" calcext:value-type="string">
            <text:p>Wesley</text:p>
          </table:table-cell>
          <table:table-cell table:style-name="ce172" table:formula="of:=[$'Student Info'.C81]" office:value-type="string" office:string-value="Kool" calcext:value-type="string">
            <text:p>Kool</text:p>
          </table:table-cell>
          <table:table-cell table:style-name="ce172"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17" calcext:value-type="float">
            <text:p>17</text:p>
          </table:table-cell>
          <table:table-cell table:style-name="ce83" table:formula="of:=[$Sheet5.E81]" office:value-type="float" office:value="0" calcext:value-type="float">
            <text:p>0</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5.3" calcext:value-type="float">
            <text:p>5.3</text:p>
          </table:table-cell>
          <table:table-cell table:style-name="ce94" table:formula="of:=ROUND([.M81];1)" office:value-type="float" office:value="5.3" calcext:value-type="float">
            <text:p>5.3</text:p>
          </table:table-cell>
          <table:table-cell table:style-name="ce172" table:formula="of:=MROUND(TRUNC([.M81];1);0.5)" office:value-type="float" office:value="5.5" calcext:value-type="float">
            <text:p>5.5</text:p>
          </table:table-cell>
          <table:table-cell table:style-name="ce97"/>
          <table:table-cell table:style-name="ce172"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2]" office:value-type="string" office:string-value="Martijn" calcext:value-type="string">
            <text:p>Martijn</text:p>
          </table:table-cell>
          <table:table-cell table:style-name="ce172" table:formula="of:=[$'Student Info'.C82]" office:value-type="string" office:string-value="Mooi" calcext:value-type="string">
            <text:p>Mooi</text:p>
          </table:table-cell>
          <table:table-cell table:style-name="ce172"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17" calcext:value-type="float">
            <text:p>17</text:p>
          </table:table-cell>
          <table:table-cell table:style-name="ce84" table:formula="of:=[.H81]" office:value-type="float" office:value="0" calcext:value-type="float">
            <text:p>0</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5.3" calcext:value-type="float">
            <text:p>5.3</text:p>
          </table:table-cell>
          <table:table-cell table:style-name="ce94" table:formula="of:=ROUND([.M82];1)" office:value-type="float" office:value="5.3" calcext:value-type="float">
            <text:p>5.3</text:p>
          </table:table-cell>
          <table:table-cell table:style-name="ce172" table:formula="of:=MROUND(TRUNC([.M8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3]" office:value-type="float" office:value="41" calcext:value-type="float" table:number-columns-spanned="1" table:number-rows-spanned="2">
            <text:p>41</text:p>
          </table:table-cell>
          <table:table-cell table:style-name="ce172" table:formula="of:=[$'Student Info'.D83]" office:value-type="string" office:string-value="IOANNA" calcext:value-type="string">
            <text:p>IOANNA</text:p>
          </table:table-cell>
          <table:table-cell table:style-name="ce172" table:formula="of:=[$'Student Info'.C83]" office:value-type="string" office:string-value="CHANOPOULOU" calcext:value-type="string">
            <text:p>CHANOPOULOU</text:p>
          </table:table-cell>
          <table:table-cell table:style-name="ce172"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17" calcext:value-type="float">
            <text:p>17</text:p>
          </table:table-cell>
          <table:table-cell table:style-name="ce83" table:formula="of:=[$Sheet5.E83]" office:value-type="float" office:value="0" calcext:value-type="float">
            <text:p>0</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5.5" calcext:value-type="float">
            <text:p>5.5</text:p>
          </table:table-cell>
          <table:table-cell table:style-name="ce94" table:formula="of:=ROUND([.M83];1)" office:value-type="float" office:value="5.5" calcext:value-type="float">
            <text:p>5.5</text:p>
          </table:table-cell>
          <table:table-cell table:style-name="ce172" table:formula="of:=MROUND(TRUNC([.M83];1);0.5)" office:value-type="float" office:value="5.5" calcext:value-type="float">
            <text:p>5.5</text:p>
          </table:table-cell>
          <table:table-cell table:style-name="ce97"/>
          <table:table-cell table:style-name="ce172"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4]" office:value-type="string" office:string-value="Stein" calcext:value-type="string">
            <text:p>Stein</text:p>
          </table:table-cell>
          <table:table-cell table:style-name="ce172" table:formula="of:=[$'Student Info'.C84]" office:value-type="string" office:string-value="van Veggel" calcext:value-type="string">
            <text:p>van Veggel</text:p>
          </table:table-cell>
          <table:table-cell table:style-name="ce172"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17" calcext:value-type="float">
            <text:p>17</text:p>
          </table:table-cell>
          <table:table-cell table:style-name="ce84" table:formula="of:=[.H83]" office:value-type="float" office:value="0" calcext:value-type="float">
            <text:p>0</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5.5" calcext:value-type="float">
            <text:p>5.5</text:p>
          </table:table-cell>
          <table:table-cell table:style-name="ce94" table:formula="of:=ROUND([.M84];1)" office:value-type="float" office:value="5.5" calcext:value-type="float">
            <text:p>5.5</text:p>
          </table:table-cell>
          <table:table-cell table:style-name="ce172" table:formula="of:=MROUND(TRUNC([.M84];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5]" office:value-type="float" office:value="42" calcext:value-type="float" table:number-columns-spanned="1" table:number-rows-spanned="2">
            <text:p>42</text:p>
          </table:table-cell>
          <table:table-cell table:style-name="ce172" table:formula="of:=[$'Student Info'.D85]" office:value-type="string" office:string-value="Tijmen" calcext:value-type="string">
            <text:p>Tijmen</text:p>
          </table:table-cell>
          <table:table-cell table:style-name="ce172" table:formula="of:=[$'Student Info'.C85]" office:value-type="string" office:string-value="van Enckevort" calcext:value-type="string">
            <text:p>van Enckevort</text:p>
          </table:table-cell>
          <table:table-cell table:style-name="ce172"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19" calcext:value-type="float">
            <text:p>19</text:p>
          </table:table-cell>
          <table:table-cell table:style-name="ce83" table:formula="of:=[$Sheet5.E85]" office:value-type="float" office:value="0" calcext:value-type="float">
            <text:p>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5.5" calcext:value-type="float">
            <text:p>5.5</text:p>
          </table:table-cell>
          <table:table-cell table:style-name="ce94" table:formula="of:=ROUND([.M85];1)" office:value-type="float" office:value="5.5" calcext:value-type="float">
            <text:p>5.5</text:p>
          </table:table-cell>
          <table:table-cell table:style-name="ce172" table:formula="of:=MROUND(TRUNC([.M85];1);0.5)" office:value-type="float" office:value="5.5" calcext:value-type="float">
            <text:p>5.5</text:p>
          </table:table-cell>
          <table:table-cell table:style-name="ce97"/>
          <table:table-cell table:style-name="ce172"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6]" office:value-type="string" office:string-value="Li" calcext:value-type="string">
            <text:p>Li</text:p>
          </table:table-cell>
          <table:table-cell table:style-name="ce172" table:formula="of:=[$'Student Info'.C86]" office:value-type="string" office:string-value="Li" calcext:value-type="string">
            <text:p>Li</text:p>
          </table:table-cell>
          <table:table-cell table:style-name="ce172"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19" calcext:value-type="float">
            <text:p>19</text:p>
          </table:table-cell>
          <table:table-cell table:style-name="ce84" table:formula="of:=[.H85]" office:value-type="float" office:value="0" calcext:value-type="float">
            <text:p>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5.5" calcext:value-type="float">
            <text:p>5.5</text:p>
          </table:table-cell>
          <table:table-cell table:style-name="ce94" table:formula="of:=ROUND([.M86];1)" office:value-type="float" office:value="5.5" calcext:value-type="float">
            <text:p>5.5</text:p>
          </table:table-cell>
          <table:table-cell table:style-name="ce172" table:formula="of:=MROUND(TRUNC([.M8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7]" office:value-type="float" office:value="43" calcext:value-type="float" table:number-columns-spanned="1" table:number-rows-spanned="2">
            <text:p>43</text:p>
          </table:table-cell>
          <table:table-cell table:style-name="ce172" table:formula="of:=[$'Student Info'.D87]" office:value-type="string" office:string-value="Miquel" calcext:value-type="string">
            <text:p>Miquel</text:p>
          </table:table-cell>
          <table:table-cell table:style-name="ce172" table:formula="of:=[$'Student Info'.C87]" office:value-type="string" office:string-value="Ricart I Oltra" calcext:value-type="string">
            <text:p>Ricart I Oltra</text:p>
          </table:table-cell>
          <table:table-cell table:style-name="ce172"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12" calcext:value-type="float">
            <text:p>12</text:p>
          </table:table-cell>
          <table:table-cell table:style-name="ce83" table:formula="of:=[$Sheet5.E87]" office:value-type="float" office:value="0" calcext:value-type="float">
            <text:p>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4.58" calcext:value-type="float">
            <text:p>4.58</text:p>
          </table:table-cell>
          <table:table-cell table:style-name="ce94" table:formula="of:=ROUND([.M87];1)" office:value-type="float" office:value="4.6" calcext:value-type="float">
            <text:p>4.6</text:p>
          </table:table-cell>
          <table:table-cell table:style-name="ce172" table:formula="of:=MROUND(TRUNC([.M87];1);0.5)" office:value-type="float" office:value="4.5" calcext:value-type="float">
            <text:p>4.5</text:p>
          </table:table-cell>
          <table:table-cell table:style-name="ce97"/>
          <table:table-cell table:style-name="ce172"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8]" office:value-type="string" office:string-value="Kenrick" calcext:value-type="string">
            <text:p>Kenrick</text:p>
          </table:table-cell>
          <table:table-cell table:style-name="ce172" table:formula="of:=[$'Student Info'.C88]" office:value-type="string" office:string-value="Trip" calcext:value-type="string">
            <text:p>Trip</text:p>
          </table:table-cell>
          <table:table-cell table:style-name="ce172"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12" calcext:value-type="float">
            <text:p>12</text:p>
          </table:table-cell>
          <table:table-cell table:style-name="ce84" table:formula="of:=[.H87]" office:value-type="float" office:value="0" calcext:value-type="float">
            <text:p>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4.58" calcext:value-type="float">
            <text:p>4.58</text:p>
          </table:table-cell>
          <table:table-cell table:style-name="ce94" table:formula="of:=ROUND([.M88];1)" office:value-type="float" office:value="4.6" calcext:value-type="float">
            <text:p>4.6</text:p>
          </table:table-cell>
          <table:table-cell table:style-name="ce172" table:formula="of:=MROUND(TRUNC([.M88];1);0.5)" office:value-type="float" office:value="4.5" calcext:value-type="float">
            <text:p>4.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9]" office:value-type="float" office:value="44" calcext:value-type="float" table:number-columns-spanned="1" table:number-rows-spanned="2">
            <text:p>44</text:p>
          </table:table-cell>
          <table:table-cell table:style-name="ce172" table:formula="of:=[$'Student Info'.D89]" office:value-type="string" office:string-value="Raphael" calcext:value-type="string">
            <text:p>Raphael</text:p>
          </table:table-cell>
          <table:table-cell table:style-name="ce172" table:formula="of:=[$'Student Info'.C89]" office:value-type="string" office:string-value="Ummels" calcext:value-type="string">
            <text:p>Ummels</text:p>
          </table:table-cell>
          <table:table-cell table:style-name="ce172"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19" calcext:value-type="float">
            <text:p>19</text:p>
          </table:table-cell>
          <table:table-cell table:style-name="ce83" table:formula="of:=[$Sheet5.E89]" office:value-type="float" office:value="0" calcext:value-type="float">
            <text:p>0</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5.6" calcext:value-type="float">
            <text:p>5.6</text:p>
          </table:table-cell>
          <table:table-cell table:style-name="ce94" table:formula="of:=ROUND([.M89];1)" office:value-type="float" office:value="5.6" calcext:value-type="float">
            <text:p>5.6</text:p>
          </table:table-cell>
          <table:table-cell table:style-name="ce172" table:formula="of:=MROUND(TRUNC([.M89];1);0.5)" office:value-type="float" office:value="5.5" calcext:value-type="float">
            <text:p>5.5</text:p>
          </table:table-cell>
          <table:table-cell table:style-name="ce97"/>
          <table:table-cell table:style-name="ce172"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0]" office:value-type="string" office:string-value="Ries" calcext:value-type="string">
            <text:p>Ries</text:p>
          </table:table-cell>
          <table:table-cell table:style-name="ce172" table:formula="of:=[$'Student Info'.C90]" office:value-type="string" office:string-value="Meijssen" calcext:value-type="string">
            <text:p>Meijssen</text:p>
          </table:table-cell>
          <table:table-cell table:style-name="ce172"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19" calcext:value-type="float">
            <text:p>19</text:p>
          </table:table-cell>
          <table:table-cell table:style-name="ce84" table:formula="of:=[.H89]" office:value-type="float" office:value="0" calcext:value-type="float">
            <text:p>0</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5.6" calcext:value-type="float">
            <text:p>5.6</text:p>
          </table:table-cell>
          <table:table-cell table:style-name="ce94" table:formula="of:=ROUND([.M90];1)" office:value-type="float" office:value="5.6" calcext:value-type="float">
            <text:p>5.6</text:p>
          </table:table-cell>
          <table:table-cell table:style-name="ce172" table:formula="of:=MROUND(TRUNC([.M9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1]" office:value-type="float" office:value="45" calcext:value-type="float" table:number-columns-spanned="1" table:number-rows-spanned="2">
            <text:p>45</text:p>
          </table:table-cell>
          <table:table-cell table:style-name="ce172" table:formula="of:=[$'Student Info'.D91]" office:value-type="string" office:string-value="Susan" calcext:value-type="string">
            <text:p>Susan</text:p>
          </table:table-cell>
          <table:table-cell table:style-name="ce172" table:formula="of:=[$'Student Info'.C91]" office:value-type="string" office:string-value="Potters" calcext:value-type="string">
            <text:p>Potters</text:p>
          </table:table-cell>
          <table:table-cell table:style-name="ce172"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17" calcext:value-type="float">
            <text:p>17</text:p>
          </table:table-cell>
          <table:table-cell table:style-name="ce83" table:formula="of:=[$Sheet5.E91]" office:value-type="float" office:value="0" calcext:value-type="float">
            <text:p>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5.4" calcext:value-type="float">
            <text:p>5.4</text:p>
          </table:table-cell>
          <table:table-cell table:style-name="ce94" table:formula="of:=ROUND([.M91];1)" office:value-type="float" office:value="5.4" calcext:value-type="float">
            <text:p>5.4</text:p>
          </table:table-cell>
          <table:table-cell table:style-name="ce172" table:formula="of:=MROUND(TRUNC([.M91];1);0.5)" office:value-type="float" office:value="5.5" calcext:value-type="float">
            <text:p>5.5</text:p>
          </table:table-cell>
          <table:table-cell table:style-name="ce97"/>
          <table:table-cell table:style-name="ce172"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2]" office:value-type="string" office:string-value="Simonas" calcext:value-type="string">
            <text:p>Simonas</text:p>
          </table:table-cell>
          <table:table-cell table:style-name="ce172" table:formula="of:=[$'Student Info'.C92]" office:value-type="string" office:string-value="Draukšas" calcext:value-type="string">
            <text:p>Draukšas</text:p>
          </table:table-cell>
          <table:table-cell table:style-name="ce172"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17" calcext:value-type="float">
            <text:p>17</text:p>
          </table:table-cell>
          <table:table-cell table:style-name="ce84" table:formula="of:=[.H91]" office:value-type="float" office:value="0" calcext:value-type="float">
            <text:p>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5.4" calcext:value-type="float">
            <text:p>5.4</text:p>
          </table:table-cell>
          <table:table-cell table:style-name="ce94" table:formula="of:=ROUND([.M92];1)" office:value-type="float" office:value="5.4" calcext:value-type="float">
            <text:p>5.4</text:p>
          </table:table-cell>
          <table:table-cell table:style-name="ce172" table:formula="of:=MROUND(TRUNC([.M9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3]" office:value-type="float" office:value="46" calcext:value-type="float" table:number-columns-spanned="1" table:number-rows-spanned="2">
            <text:p>46</text:p>
          </table:table-cell>
          <table:table-cell table:style-name="ce172" table:formula="of:=[$'Student Info'.D93]" office:value-type="string" office:string-value="Nishant" calcext:value-type="string">
            <text:p>Nishant</text:p>
          </table:table-cell>
          <table:table-cell table:style-name="ce172" table:formula="of:=[$'Student Info'.C93]" office:value-type="string" office:string-value="Rajesh" calcext:value-type="string">
            <text:p>Rajesh</text:p>
          </table:table-cell>
          <table:table-cell table:style-name="ce172"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19" calcext:value-type="float">
            <text:p>19</text:p>
          </table:table-cell>
          <table:table-cell table:style-name="ce83" table:formula="of:=[$Sheet5.E93]" office:value-type="float" office:value="0" calcext:value-type="float">
            <text:p>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5.8" calcext:value-type="float">
            <text:p>5.8</text:p>
          </table:table-cell>
          <table:table-cell table:style-name="ce94" table:formula="of:=ROUND([.M93];1)" office:value-type="float" office:value="5.8" calcext:value-type="float">
            <text:p>5.8</text:p>
          </table:table-cell>
          <table:table-cell table:style-name="ce172" table:formula="of:=MROUND(TRUNC([.M93];1);0.5)" office:value-type="float" office:value="6" calcext:value-type="float">
            <text:p>6</text:p>
          </table:table-cell>
          <table:table-cell table:style-name="ce97"/>
          <table:table-cell table:style-name="ce172"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4]" office:value-type="string" office:string-value="Ibón" calcext:value-type="string">
            <text:p>Ibón</text:p>
          </table:table-cell>
          <table:table-cell table:style-name="ce172" table:formula="of:=[$'Student Info'.C94]" office:value-type="string" office:string-value="Gracia Merino" calcext:value-type="string">
            <text:p>Gracia Merino</text:p>
          </table:table-cell>
          <table:table-cell table:style-name="ce172"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19" calcext:value-type="float">
            <text:p>19</text:p>
          </table:table-cell>
          <table:table-cell table:style-name="ce84" table:formula="of:=[.H93]" office:value-type="float" office:value="0" calcext:value-type="float">
            <text:p>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5.8" calcext:value-type="float">
            <text:p>5.8</text:p>
          </table:table-cell>
          <table:table-cell table:style-name="ce94" table:formula="of:=ROUND([.M94];1)" office:value-type="float" office:value="5.8" calcext:value-type="float">
            <text:p>5.8</text:p>
          </table:table-cell>
          <table:table-cell table:style-name="ce172" table:formula="of:=MROUND(TRUNC([.M94];1);0.5)" office:value-type="float" office:value="6" calcext:value-type="float">
            <text:p>6</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5]" office:value-type="float" office:value="47" calcext:value-type="float" table:number-columns-spanned="1" table:number-rows-spanned="2">
            <text:p>47</text:p>
          </table:table-cell>
          <table:table-cell table:style-name="ce172" table:formula="of:=[$'Student Info'.D95]" office:value-type="string" office:string-value="Daniel" calcext:value-type="string">
            <text:p>Daniel</text:p>
          </table:table-cell>
          <table:table-cell table:style-name="ce172" table:formula="of:=[$'Student Info'.C95]" office:value-type="string" office:string-value="Salgado Varela" calcext:value-type="string">
            <text:p>Salgado Varela</text:p>
          </table:table-cell>
          <table:table-cell table:style-name="ce172"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19" calcext:value-type="float">
            <text:p>19</text:p>
          </table:table-cell>
          <table:table-cell table:style-name="ce83" table:formula="of:=[$Sheet5.E95]" office:value-type="float" office:value="0" calcext:value-type="float">
            <text:p>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5.75" calcext:value-type="float">
            <text:p>5.75</text:p>
          </table:table-cell>
          <table:table-cell table:style-name="ce94" table:formula="of:=ROUND([.M95];1)" office:value-type="float" office:value="5.8" calcext:value-type="float">
            <text:p>5.8</text:p>
          </table:table-cell>
          <table:table-cell table:style-name="ce172" table:formula="of:=MROUND(TRUNC([.M95];1);0.5)" office:value-type="float" office:value="5.5" calcext:value-type="float">
            <text:p>5.5</text:p>
          </table:table-cell>
          <table:table-cell table:style-name="ce97"/>
          <table:table-cell table:style-name="ce172"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6]" office:value-type="string" office:string-value="Yuxiang" calcext:value-type="string">
            <text:p>Yuxiang</text:p>
          </table:table-cell>
          <table:table-cell table:style-name="ce172" table:formula="of:=[$'Student Info'.C96]" office:value-type="string" office:string-value="Liu" calcext:value-type="string">
            <text:p>Liu</text:p>
          </table:table-cell>
          <table:table-cell table:style-name="ce172"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19" calcext:value-type="float">
            <text:p>19</text:p>
          </table:table-cell>
          <table:table-cell table:style-name="ce84" table:formula="of:=[.H95]" office:value-type="float" office:value="0" calcext:value-type="float">
            <text:p>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5.75" calcext:value-type="float">
            <text:p>5.75</text:p>
          </table:table-cell>
          <table:table-cell table:style-name="ce94" table:formula="of:=ROUND([.M96];1)" office:value-type="float" office:value="5.8" calcext:value-type="float">
            <text:p>5.8</text:p>
          </table:table-cell>
          <table:table-cell table:style-name="ce172" table:formula="of:=MROUND(TRUNC([.M9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7]" office:value-type="float" office:value="48" calcext:value-type="float" table:number-columns-spanned="1" table:number-rows-spanned="2">
            <text:p>48</text:p>
          </table:table-cell>
          <table:table-cell table:style-name="ce172" table:formula="of:=[$'Student Info'.D97]" office:value-type="string" office:string-value="JIAXUAN" calcext:value-type="string">
            <text:p>JIAXUAN</text:p>
          </table:table-cell>
          <table:table-cell table:style-name="ce172" table:formula="of:=[$'Student Info'.C97]" office:value-type="string" office:string-value="ZHANG" calcext:value-type="string">
            <text:p>ZHANG</text:p>
          </table:table-cell>
          <table:table-cell table:style-name="ce172"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19" calcext:value-type="float">
            <text:p>19</text:p>
          </table:table-cell>
          <table:table-cell table:style-name="ce83" table:formula="of:=[$Sheet5.E97]" office:value-type="float" office:value="0" calcext:value-type="float">
            <text:p>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5.6" calcext:value-type="float">
            <text:p>5.6</text:p>
          </table:table-cell>
          <table:table-cell table:style-name="ce94" table:formula="of:=ROUND([.M97];1)" office:value-type="float" office:value="5.6" calcext:value-type="float">
            <text:p>5.6</text:p>
          </table:table-cell>
          <table:table-cell table:style-name="ce172" table:formula="of:=MROUND(TRUNC([.M97];1);0.5)" office:value-type="float" office:value="5.5" calcext:value-type="float">
            <text:p>5.5</text:p>
          </table:table-cell>
          <table:table-cell table:style-name="ce97"/>
          <table:table-cell table:style-name="ce172"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8]" office:value-type="string" office:string-value="Mosab" calcext:value-type="string">
            <text:p>Mosab</text:p>
          </table:table-cell>
          <table:table-cell table:style-name="ce172" table:formula="of:=[$'Student Info'.C98]" office:value-type="string" office:string-value="Mosab Ahmed Elsadig Diab" calcext:value-type="string">
            <text:p>Mosab Ahmed Elsadig Diab</text:p>
          </table:table-cell>
          <table:table-cell table:style-name="ce172"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19" calcext:value-type="float">
            <text:p>19</text:p>
          </table:table-cell>
          <table:table-cell table:style-name="ce84" table:formula="of:=[.H97]" office:value-type="float" office:value="0" calcext:value-type="float">
            <text:p>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5.6" calcext:value-type="float">
            <text:p>5.6</text:p>
          </table:table-cell>
          <table:table-cell table:style-name="ce94" table:formula="of:=ROUND([.M98];1)" office:value-type="float" office:value="5.6" calcext:value-type="float">
            <text:p>5.6</text:p>
          </table:table-cell>
          <table:table-cell table:style-name="ce172" table:formula="of:=MROUND(TRUNC([.M98];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9]" office:value-type="float" office:value="49" calcext:value-type="float" table:number-columns-spanned="1" table:number-rows-spanned="2">
            <text:p>49</text:p>
          </table:table-cell>
          <table:table-cell table:style-name="ce172" table:formula="of:=[$'Student Info'.D99]" office:value-type="string" office:string-value="Cas" calcext:value-type="string">
            <text:p>Cas</text:p>
          </table:table-cell>
          <table:table-cell table:style-name="ce172" table:formula="of:=[$'Student Info'.C99]" office:value-type="string" office:string-value="van Rijn" calcext:value-type="string">
            <text:p>van Rijn</text:p>
          </table:table-cell>
          <table:table-cell table:style-name="ce172"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72" table:formula="of:=MROUND(TRUNC([.M99];1);0.5)" office:value-type="float" office:value="2.5" calcext:value-type="float">
            <text:p>2.5</text:p>
          </table:table-cell>
          <table:table-cell table:style-name="ce97"/>
          <table:table-cell table:style-name="ce172"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0]" office:value-type="string" office:string-value="Jari" calcext:value-type="string">
            <text:p>Jari</text:p>
          </table:table-cell>
          <table:table-cell table:style-name="ce172" table:formula="of:=[$'Student Info'.C100]" office:value-type="string" office:string-value="Malfliet" calcext:value-type="string">
            <text:p>Malfliet</text:p>
          </table:table-cell>
          <table:table-cell table:style-name="ce172"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72" table:formula="of:=MROUND(TRUNC([.M100];1);0.5)" office:value-type="float" office:value="2.5" calcext:value-type="float">
            <text:p>2.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1]" office:value-type="float" office:value="50" calcext:value-type="float" table:number-columns-spanned="1" table:number-rows-spanned="2">
            <text:p>50</text:p>
          </table:table-cell>
          <table:table-cell table:style-name="ce172" table:formula="of:=[$'Student Info'.D101]" office:value-type="string" office:string-value="Pepijn" calcext:value-type="string">
            <text:p>Pepijn</text:p>
          </table:table-cell>
          <table:table-cell table:style-name="ce172" table:formula="of:=[$'Student Info'.C101]" office:value-type="string" office:string-value="Bogaard" calcext:value-type="string">
            <text:p>Bogaard</text:p>
          </table:table-cell>
          <table:table-cell table:style-name="ce172"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15" calcext:value-type="float">
            <text:p>15</text:p>
          </table:table-cell>
          <table:table-cell table:style-name="ce83" table:formula="of:=[$Sheet5.E101]" office:value-type="float" office:value="0" calcext:value-type="float">
            <text:p>0</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4.9" calcext:value-type="float">
            <text:p>4.9</text:p>
          </table:table-cell>
          <table:table-cell table:style-name="ce94" table:formula="of:=ROUND([.M101];1)" office:value-type="float" office:value="4.9" calcext:value-type="float">
            <text:p>4.9</text:p>
          </table:table-cell>
          <table:table-cell table:style-name="ce172" table:formula="of:=MROUND(TRUNC([.M101];1);0.5)" office:value-type="float" office:value="5" calcext:value-type="float">
            <text:p>5</text:p>
          </table:table-cell>
          <table:table-cell table:style-name="ce97"/>
          <table:table-cell table:style-name="ce172"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2]" office:value-type="string" office:string-value="Seppe" calcext:value-type="string">
            <text:p>Seppe</text:p>
          </table:table-cell>
          <table:table-cell table:style-name="ce172" table:formula="of:=[$'Student Info'.C102]" office:value-type="string" office:string-value="Kuipers" calcext:value-type="string">
            <text:p>Kuipers</text:p>
          </table:table-cell>
          <table:table-cell table:style-name="ce172"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15" calcext:value-type="float">
            <text:p>15</text:p>
          </table:table-cell>
          <table:table-cell table:style-name="ce84" table:formula="of:=[.H101]" office:value-type="float" office:value="0" calcext:value-type="float">
            <text:p>0</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4.9" calcext:value-type="float">
            <text:p>4.9</text:p>
          </table:table-cell>
          <table:table-cell table:style-name="ce94" table:formula="of:=ROUND([.M102];1)" office:value-type="float" office:value="4.9" calcext:value-type="float">
            <text:p>4.9</text:p>
          </table:table-cell>
          <table:table-cell table:style-name="ce172" table:formula="of:=MROUND(TRUNC([.M102];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3]" office:value-type="float" office:value="51" calcext:value-type="float" table:number-columns-spanned="1" table:number-rows-spanned="2">
            <text:p>51</text:p>
          </table:table-cell>
          <table:table-cell table:style-name="ce172" table:formula="of:=[$'Student Info'.D103]" office:value-type="string" office:string-value="Joost" calcext:value-type="string">
            <text:p>Joost</text:p>
          </table:table-cell>
          <table:table-cell table:style-name="ce172" table:formula="of:=[$'Student Info'.C103]" office:value-type="string" office:string-value="Reniers" calcext:value-type="string">
            <text:p>Reniers</text:p>
          </table:table-cell>
          <table:table-cell table:style-name="ce172"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7.5" calcext:value-type="float">
            <text:p>7.5</text:p>
          </table:table-cell>
          <table:table-cell table:style-name="ce83" table:formula="of:=[$Sheet5.E103]" office:value-type="float" office:value="0" calcext:value-type="float">
            <text:p>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2.6" calcext:value-type="float">
            <text:p>2.6</text:p>
          </table:table-cell>
          <table:table-cell table:style-name="ce94" table:formula="of:=ROUND([.M103];1)" office:value-type="float" office:value="2.6" calcext:value-type="float">
            <text:p>2.6</text:p>
          </table:table-cell>
          <table:table-cell table:style-name="ce172" table:formula="of:=MROUND(TRUNC([.M103];1);0.5)" office:value-type="float" office:value="2.5" calcext:value-type="float">
            <text:p>2.5</text:p>
          </table:table-cell>
          <table:table-cell table:style-name="ce97"/>
          <table:table-cell table:style-name="ce172"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4]" office:value-type="string" office:string-value="Lars" calcext:value-type="string">
            <text:p>Lars</text:p>
          </table:table-cell>
          <table:table-cell table:style-name="ce172" table:formula="of:=[$'Student Info'.C104]" office:value-type="string" office:string-value="Besselaar" calcext:value-type="string">
            <text:p>Besselaar</text:p>
          </table:table-cell>
          <table:table-cell table:style-name="ce172"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7.5" calcext:value-type="float">
            <text:p>7.5</text:p>
          </table:table-cell>
          <table:table-cell table:style-name="ce84" table:formula="of:=[.H103]" office:value-type="float" office:value="0" calcext:value-type="float">
            <text:p>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2.6" calcext:value-type="float">
            <text:p>2.6</text:p>
          </table:table-cell>
          <table:table-cell table:style-name="ce94" table:formula="of:=ROUND([.M104];1)" office:value-type="float" office:value="2.6" calcext:value-type="float">
            <text:p>2.6</text:p>
          </table:table-cell>
          <table:table-cell table:style-name="ce172" table:formula="of:=MROUND(TRUNC([.M104];1);0.5)" office:value-type="float" office:value="2.5" calcext:value-type="float">
            <text:p>2.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5]" office:value-type="float" office:value="52" calcext:value-type="float" table:number-columns-spanned="1" table:number-rows-spanned="2">
            <text:p>52</text:p>
          </table:table-cell>
          <table:table-cell table:style-name="ce172" table:formula="of:=[$'Student Info'.D105]" office:value-type="string" office:string-value="Johanna" calcext:value-type="string">
            <text:p>Johanna</text:p>
          </table:table-cell>
          <table:table-cell table:style-name="ce172" table:formula="of:=[$'Student Info'.C105]" office:value-type="string" office:string-value="Probst" calcext:value-type="string">
            <text:p>Probst</text:p>
          </table:table-cell>
          <table:table-cell table:style-name="ce172"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15" calcext:value-type="float">
            <text:p>15</text:p>
          </table:table-cell>
          <table:table-cell table:style-name="ce83" table:formula="of:=[$Sheet5.E105]" office:value-type="float" office:value="0" calcext:value-type="float">
            <text:p>0</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5.3" calcext:value-type="float">
            <text:p>5.3</text:p>
          </table:table-cell>
          <table:table-cell table:style-name="ce94" table:formula="of:=ROUND([.M105];1)" office:value-type="float" office:value="5.3" calcext:value-type="float">
            <text:p>5.3</text:p>
          </table:table-cell>
          <table:table-cell table:style-name="ce172" table:formula="of:=MROUND(TRUNC([.M105];1);0.5)" office:value-type="float" office:value="5.5" calcext:value-type="float">
            <text:p>5.5</text:p>
          </table:table-cell>
          <table:table-cell table:style-name="ce97"/>
          <table:table-cell table:style-name="ce172"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6]" office:value-type="string" office:string-value="Pol" calcext:value-type="string">
            <text:p>Pol</text:p>
          </table:table-cell>
          <table:table-cell table:style-name="ce172" table:formula="of:=[$'Student Info'.C106]" office:value-type="string" office:string-value="Mur Uribe" calcext:value-type="string">
            <text:p>Mur Uribe</text:p>
          </table:table-cell>
          <table:table-cell table:style-name="ce172"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15" calcext:value-type="float">
            <text:p>15</text:p>
          </table:table-cell>
          <table:table-cell table:style-name="ce84" table:formula="of:=[.H105]" office:value-type="float" office:value="0" calcext:value-type="float">
            <text:p>0</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5.3" calcext:value-type="float">
            <text:p>5.3</text:p>
          </table:table-cell>
          <table:table-cell table:style-name="ce94" table:formula="of:=ROUND([.M106];1)" office:value-type="float" office:value="5.3" calcext:value-type="float">
            <text:p>5.3</text:p>
          </table:table-cell>
          <table:table-cell table:style-name="ce172" table:formula="of:=MROUND(TRUNC([.M10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7]" office:value-type="float" office:value="53" calcext:value-type="float" table:number-columns-spanned="1" table:number-rows-spanned="2">
            <text:p>53</text:p>
          </table:table-cell>
          <table:table-cell table:style-name="ce172" table:formula="of:=[$'Student Info'.D107]" office:value-type="string" office:string-value="Demi" calcext:value-type="string">
            <text:p>Demi</text:p>
          </table:table-cell>
          <table:table-cell table:style-name="ce172" table:formula="of:=[$'Student Info'.C107]" office:value-type="string" office:string-value="Breen" calcext:value-type="string">
            <text:p>Breen</text:p>
          </table:table-cell>
          <table:table-cell table:style-name="ce172"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72" table:formula="of:=MROUND(TRUNC([.M107];1);0.5)" office:value-type="float" office:value="8.5" calcext:value-type="float">
            <text:p>8.5</text:p>
          </table:table-cell>
          <table:table-cell table:style-name="ce97"/>
          <table:table-cell table:style-name="ce172"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8]" office:value-type="string" office:string-value="Floor" calcext:value-type="string">
            <text:p>Floor</text:p>
          </table:table-cell>
          <table:table-cell table:style-name="ce172" table:formula="of:=[$'Student Info'.C108]" office:value-type="string" office:string-value="van Lunen" calcext:value-type="string">
            <text:p>van Lunen</text:p>
          </table:table-cell>
          <table:table-cell table:style-name="ce172"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72" table:formula="of:=MROUND(TRUNC([.M108];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9]" office:value-type="float" office:value="54" calcext:value-type="float" table:number-columns-spanned="1" table:number-rows-spanned="2">
            <text:p>54</text:p>
          </table:table-cell>
          <table:table-cell table:style-name="ce172" table:formula="of:=[$'Student Info'.D109]" office:value-type="string" office:string-value="Hassan" calcext:value-type="string">
            <text:p>Hassan</text:p>
          </table:table-cell>
          <table:table-cell table:style-name="ce172" table:formula="of:=[$'Student Info'.C109]" office:value-type="string" office:string-value="Sewailem" calcext:value-type="string">
            <text:p>Sewailem</text:p>
          </table:table-cell>
          <table:table-cell table:style-name="ce172"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13" calcext:value-type="float">
            <text:p>13</text:p>
          </table:table-cell>
          <table:table-cell table:style-name="ce83" table:formula="of:=[$Sheet5.E109]" office:value-type="float" office:value="0" calcext:value-type="float">
            <text:p>0</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5" calcext:value-type="float">
            <text:p>5</text:p>
          </table:table-cell>
          <table:table-cell table:style-name="ce94" table:formula="of:=ROUND([.M109];1)" office:value-type="float" office:value="5" calcext:value-type="float">
            <text:p>5.0</text:p>
          </table:table-cell>
          <table:table-cell table:style-name="ce172" table:formula="of:=MROUND(TRUNC([.M109];1);0.5)" office:value-type="float" office:value="5" calcext:value-type="float">
            <text:p>5</text:p>
          </table:table-cell>
          <table:table-cell table:style-name="ce97"/>
          <table:table-cell table:style-name="ce172"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0]" office:value-type="string" office:string-value="Zhehan" calcext:value-type="string">
            <text:p>Zhehan</text:p>
          </table:table-cell>
          <table:table-cell table:style-name="ce172" table:formula="of:=[$'Student Info'.C110]" office:value-type="string" office:string-value="LI" calcext:value-type="string">
            <text:p>LI</text:p>
          </table:table-cell>
          <table:table-cell table:style-name="ce172"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13" calcext:value-type="float">
            <text:p>13</text:p>
          </table:table-cell>
          <table:table-cell table:style-name="ce84" table:formula="of:=[.H109]" office:value-type="float" office:value="0" calcext:value-type="float">
            <text:p>0</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5" calcext:value-type="float">
            <text:p>5</text:p>
          </table:table-cell>
          <table:table-cell table:style-name="ce94" table:formula="of:=ROUND([.M110];1)" office:value-type="float" office:value="5" calcext:value-type="float">
            <text:p>5.0</text:p>
          </table:table-cell>
          <table:table-cell table:style-name="ce172" table:formula="of:=MROUND(TRUNC([.M11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1]" office:value-type="float" office:value="55" calcext:value-type="float" table:number-columns-spanned="1" table:number-rows-spanned="2">
            <text:p>55</text:p>
          </table:table-cell>
          <table:table-cell table:style-name="ce172" table:formula="of:=[$'Student Info'.D111]" office:value-type="string" office:string-value="Anand" calcext:value-type="string">
            <text:p>Anand</text:p>
          </table:table-cell>
          <table:table-cell table:style-name="ce172" table:formula="of:=[$'Student Info'.C111]" office:value-type="string" office:string-value="Sie" calcext:value-type="string">
            <text:p>Sie</text:p>
          </table:table-cell>
          <table:table-cell table:style-name="ce172"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15" calcext:value-type="float">
            <text:p>15</text:p>
          </table:table-cell>
          <table:table-cell table:style-name="ce83" table:formula="of:=[$Sheet5.E111]" office:value-type="float" office:value="0" calcext:value-type="float">
            <text:p>0</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5.4" calcext:value-type="float">
            <text:p>5.4</text:p>
          </table:table-cell>
          <table:table-cell table:style-name="ce94" table:formula="of:=ROUND([.M111];1)" office:value-type="float" office:value="5.4" calcext:value-type="float">
            <text:p>5.4</text:p>
          </table:table-cell>
          <table:table-cell table:style-name="ce172" table:formula="of:=MROUND(TRUNC([.M111];1);0.5)" office:value-type="float" office:value="5.5" calcext:value-type="float">
            <text:p>5.5</text:p>
          </table:table-cell>
          <table:table-cell table:style-name="ce97"/>
          <table:table-cell table:style-name="ce172"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2]" office:value-type="string" office:string-value="Lennard" calcext:value-type="string">
            <text:p>Lennard</text:p>
          </table:table-cell>
          <table:table-cell table:style-name="ce172" table:formula="of:=[$'Student Info'.C112]" office:value-type="string" office:string-value="Bal" calcext:value-type="string">
            <text:p>Bal</text:p>
          </table:table-cell>
          <table:table-cell table:style-name="ce172"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15" calcext:value-type="float">
            <text:p>15</text:p>
          </table:table-cell>
          <table:table-cell table:style-name="ce84" table:formula="of:=[.H111]" office:value-type="float" office:value="0" calcext:value-type="float">
            <text:p>0</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5.4" calcext:value-type="float">
            <text:p>5.4</text:p>
          </table:table-cell>
          <table:table-cell table:style-name="ce94" table:formula="of:=ROUND([.M112];1)" office:value-type="float" office:value="5.4" calcext:value-type="float">
            <text:p>5.4</text:p>
          </table:table-cell>
          <table:table-cell table:style-name="ce172" table:formula="of:=MROUND(TRUNC([.M11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3]" office:value-type="float" office:value="56" calcext:value-type="float" table:number-columns-spanned="1" table:number-rows-spanned="2">
            <text:p>56</text:p>
          </table:table-cell>
          <table:table-cell table:style-name="ce172" table:formula="of:=[$'Student Info'.D113]" office:value-type="string" office:string-value="Jelske" calcext:value-type="string">
            <text:p>Jelske</text:p>
          </table:table-cell>
          <table:table-cell table:style-name="ce172" table:formula="of:=[$'Student Info'.C113]" office:value-type="string" office:string-value="Verkuijlen" calcext:value-type="string">
            <text:p>Verkuijlen</text:p>
          </table:table-cell>
          <table:table-cell table:style-name="ce172"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18.5" calcext:value-type="float">
            <text:p>18.5</text:p>
          </table:table-cell>
          <table:table-cell table:style-name="ce83" table:formula="of:=[$Sheet5.E113]" office:value-type="float" office:value="0" calcext:value-type="float">
            <text:p>0</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5.25" calcext:value-type="float">
            <text:p>5.25</text:p>
          </table:table-cell>
          <table:table-cell table:style-name="ce94" table:formula="of:=ROUND([.M113];1)" office:value-type="float" office:value="5.3" calcext:value-type="float">
            <text:p>5.3</text:p>
          </table:table-cell>
          <table:table-cell table:style-name="ce172" table:formula="of:=MROUND(TRUNC([.M113];1);0.5)" office:value-type="float" office:value="5" calcext:value-type="float">
            <text:p>5</text:p>
          </table:table-cell>
          <table:table-cell table:style-name="ce97"/>
          <table:table-cell table:style-name="ce172"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4]" office:value-type="string" office:string-value="Willemijn" calcext:value-type="string">
            <text:p>Willemijn</text:p>
          </table:table-cell>
          <table:table-cell table:style-name="ce172" table:formula="of:=[$'Student Info'.C114]" office:value-type="string" office:string-value="van Wijk" calcext:value-type="string">
            <text:p>van Wijk</text:p>
          </table:table-cell>
          <table:table-cell table:style-name="ce172"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18.5" calcext:value-type="float">
            <text:p>18.5</text:p>
          </table:table-cell>
          <table:table-cell table:style-name="ce84" table:formula="of:=[.H113]" office:value-type="float" office:value="0" calcext:value-type="float">
            <text:p>0</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5.25" calcext:value-type="float">
            <text:p>5.25</text:p>
          </table:table-cell>
          <table:table-cell table:style-name="ce94" table:formula="of:=ROUND([.M114];1)" office:value-type="float" office:value="5.3" calcext:value-type="float">
            <text:p>5.3</text:p>
          </table:table-cell>
          <table:table-cell table:style-name="ce172" table:formula="of:=MROUND(TRUNC([.M11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5]" office:value-type="float" office:value="57" calcext:value-type="float" table:number-columns-spanned="1" table:number-rows-spanned="2">
            <text:p>57</text:p>
          </table:table-cell>
          <table:table-cell table:style-name="ce172" table:formula="of:=[$'Student Info'.D115]" office:value-type="string" office:string-value="Max" calcext:value-type="string">
            <text:p>Max</text:p>
          </table:table-cell>
          <table:table-cell table:style-name="ce172" table:formula="of:=[$'Student Info'.C115]" office:value-type="string" office:string-value="Kyryliuk" calcext:value-type="string">
            <text:p>Kyryliuk</text:p>
          </table:table-cell>
          <table:table-cell table:style-name="ce172"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17" calcext:value-type="float">
            <text:p>17</text:p>
          </table:table-cell>
          <table:table-cell table:style-name="ce83" table:formula="of:=[$Sheet5.E115]" office:value-type="float" office:value="0" calcext:value-type="float">
            <text:p>0</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 calcext:value-type="float">
            <text:p>5</text:p>
          </table:table-cell>
          <table:table-cell table:style-name="ce94" table:formula="of:=ROUND([.M115];1)" office:value-type="float" office:value="5" calcext:value-type="float">
            <text:p>5.0</text:p>
          </table:table-cell>
          <table:table-cell table:style-name="ce172" table:formula="of:=MROUND(TRUNC([.M115];1);0.5)" office:value-type="float" office:value="5" calcext:value-type="float">
            <text:p>5</text:p>
          </table:table-cell>
          <table:table-cell table:style-name="ce97"/>
          <table:table-cell table:style-name="ce172"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6]" office:value-type="string" office:string-value="Lucas" calcext:value-type="string">
            <text:p>Lucas</text:p>
          </table:table-cell>
          <table:table-cell table:style-name="ce172" table:formula="of:=[$'Student Info'.C116]" office:value-type="string" office:string-value="Overbeek" calcext:value-type="string">
            <text:p>Overbeek</text:p>
          </table:table-cell>
          <table:table-cell table:style-name="ce172"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17" calcext:value-type="float">
            <text:p>17</text:p>
          </table:table-cell>
          <table:table-cell table:style-name="ce84" table:formula="of:=[.H115]" office:value-type="float" office:value="0" calcext:value-type="float">
            <text:p>0</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 calcext:value-type="float">
            <text:p>5</text:p>
          </table:table-cell>
          <table:table-cell table:style-name="ce94" table:formula="of:=ROUND([.M116];1)" office:value-type="float" office:value="5" calcext:value-type="float">
            <text:p>5.0</text:p>
          </table:table-cell>
          <table:table-cell table:style-name="ce172" table:formula="of:=MROUND(TRUNC([.M116];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7]" office:value-type="float" office:value="58" calcext:value-type="float" table:number-columns-spanned="1" table:number-rows-spanned="2">
            <text:p>58</text:p>
          </table:table-cell>
          <table:table-cell table:style-name="ce172" table:formula="of:=[$'Student Info'.D117]" office:value-type="string" office:string-value="Sjors" calcext:value-type="string">
            <text:p>Sjors</text:p>
          </table:table-cell>
          <table:table-cell table:style-name="ce172" table:formula="of:=[$'Student Info'.C117]" office:value-type="string" office:string-value="van Veldhoven" calcext:value-type="string">
            <text:p>van Veldhoven</text:p>
          </table:table-cell>
          <table:table-cell table:style-name="ce172"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72" table:formula="of:=MROUND(TRUNC([.M117];1);0.5)" office:value-type="float" office:value="0" calcext:value-type="float">
            <text:p>0</text:p>
          </table:table-cell>
          <table:table-cell table:style-name="ce97"/>
          <table:table-cell table:style-name="ce172"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8]" office:value-type="string" office:string-value="Irene" calcext:value-type="string">
            <text:p>Irene</text:p>
          </table:table-cell>
          <table:table-cell table:style-name="ce172" table:formula="of:=[$'Student Info'.C118]" office:value-type="string" office:string-value="Beck" calcext:value-type="string">
            <text:p>Beck</text:p>
          </table:table-cell>
          <table:table-cell table:style-name="ce172"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72" table:formula="of:=MROUND(TRUNC([.M11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9]" office:value-type="float" office:value="59" calcext:value-type="float" table:number-columns-spanned="1" table:number-rows-spanned="2">
            <text:p>59</text:p>
          </table:table-cell>
          <table:table-cell table:style-name="ce172" table:formula="of:=[$'Student Info'.D119]" office:value-type="string" office:string-value="Matto" calcext:value-type="string">
            <text:p>Matto</text:p>
          </table:table-cell>
          <table:table-cell table:style-name="ce172" table:formula="of:=[$'Student Info'.C119]" office:value-type="string" office:string-value="Leeuwis" calcext:value-type="string">
            <text:p>Leeuwis</text:p>
          </table:table-cell>
          <table:table-cell table:style-name="ce172"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16.5" calcext:value-type="float">
            <text:p>16.5</text:p>
          </table:table-cell>
          <table:table-cell table:style-name="ce83" table:formula="of:=[$Sheet5.E119]" office:value-type="float" office:value="0" calcext:value-type="float">
            <text:p>0</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5.63" calcext:value-type="float">
            <text:p>5.63</text:p>
          </table:table-cell>
          <table:table-cell table:style-name="ce94" table:formula="of:=ROUND([.M119];1)" office:value-type="float" office:value="5.6" calcext:value-type="float">
            <text:p>5.6</text:p>
          </table:table-cell>
          <table:table-cell table:style-name="ce172" table:formula="of:=MROUND(TRUNC([.M119];1);0.5)" office:value-type="float" office:value="5.5" calcext:value-type="float">
            <text:p>5.5</text:p>
          </table:table-cell>
          <table:table-cell table:style-name="ce97"/>
          <table:table-cell table:style-name="ce172"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0]" office:value-type="string" office:string-value="Joris" calcext:value-type="string">
            <text:p>Joris</text:p>
          </table:table-cell>
          <table:table-cell table:style-name="ce172" table:formula="of:=[$'Student Info'.C120]" office:value-type="string" office:string-value="Ottenheym" calcext:value-type="string">
            <text:p>Ottenheym</text:p>
          </table:table-cell>
          <table:table-cell table:style-name="ce172"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16.5" calcext:value-type="float">
            <text:p>16.5</text:p>
          </table:table-cell>
          <table:table-cell table:style-name="ce84" table:formula="of:=[.H119]" office:value-type="float" office:value="0" calcext:value-type="float">
            <text:p>0</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5.63" calcext:value-type="float">
            <text:p>5.63</text:p>
          </table:table-cell>
          <table:table-cell table:style-name="ce94" table:formula="of:=ROUND([.M120];1)" office:value-type="float" office:value="5.6" calcext:value-type="float">
            <text:p>5.6</text:p>
          </table:table-cell>
          <table:table-cell table:style-name="ce172" table:formula="of:=MROUND(TRUNC([.M12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1]" office:value-type="float" office:value="60" calcext:value-type="float" table:number-columns-spanned="1" table:number-rows-spanned="2">
            <text:p>60</text:p>
          </table:table-cell>
          <table:table-cell table:style-name="ce172" table:formula="of:=[$'Student Info'.D121]" office:value-type="string" office:string-value="Nihar" calcext:value-type="string">
            <text:p>Nihar</text:p>
          </table:table-cell>
          <table:table-cell table:style-name="ce172" table:formula="of:=[$'Student Info'.C121]" office:value-type="string" office:string-value="Sabnis" calcext:value-type="string">
            <text:p>Sabnis</text:p>
          </table:table-cell>
          <table:table-cell table:style-name="ce172"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12" calcext:value-type="float">
            <text:p>12</text:p>
          </table:table-cell>
          <table:table-cell table:style-name="ce83" table:formula="of:=[$Sheet5.E121]" office:value-type="float" office:value="0" calcext:value-type="float">
            <text:p>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4.8" calcext:value-type="float">
            <text:p>4.8</text:p>
          </table:table-cell>
          <table:table-cell table:style-name="ce94" table:formula="of:=ROUND([.M121];1)" office:value-type="float" office:value="4.8" calcext:value-type="float">
            <text:p>4.8</text:p>
          </table:table-cell>
          <table:table-cell table:style-name="ce172" table:formula="of:=MROUND(TRUNC([.M121];1);0.5)" office:value-type="float" office:value="5" calcext:value-type="float">
            <text:p>5</text:p>
          </table:table-cell>
          <table:table-cell table:style-name="ce97"/>
          <table:table-cell table:style-name="ce172"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2]" office:value-type="float" office:value="0" calcext:value-type="float">
            <text:p>0</text:p>
          </table:table-cell>
          <table:table-cell table:style-name="ce172" table:formula="of:=[$'Student Info'.C122]" office:value-type="float" office:value="0" calcext:value-type="float">
            <text:p>0</text:p>
          </table:table-cell>
          <table:table-cell table:style-name="ce172"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12" calcext:value-type="float">
            <text:p>12</text:p>
          </table:table-cell>
          <table:table-cell table:style-name="ce84" table:formula="of:=[.H121]" office:value-type="float" office:value="0" calcext:value-type="float">
            <text:p>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4.8" calcext:value-type="float">
            <text:p>4.8</text:p>
          </table:table-cell>
          <table:table-cell table:style-name="ce94" table:formula="of:=ROUND([.M122];1)" office:value-type="float" office:value="4.8" calcext:value-type="float">
            <text:p>4.8</text:p>
          </table:table-cell>
          <table:table-cell table:style-name="ce172" table:formula="of:=MROUND(TRUNC([.M122];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3]" office:value-type="float" office:value="61" calcext:value-type="float" table:number-columns-spanned="1" table:number-rows-spanned="2">
            <text:p>61</text:p>
          </table:table-cell>
          <table:table-cell table:style-name="ce172" table:formula="of:=[$'Student Info'.D123]" office:value-type="float" office:value="0" calcext:value-type="float">
            <text:p>0</text:p>
          </table:table-cell>
          <table:table-cell table:style-name="ce172" table:formula="of:=[$'Student Info'.C123]" office:value-type="float" office:value="0" calcext:value-type="float">
            <text:p>0</text:p>
          </table:table-cell>
          <table:table-cell table:style-name="ce172"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10" calcext:value-type="float">
            <text:p>10</text:p>
          </table:table-cell>
          <table:table-cell table:style-name="ce83" table:formula="of:=[$Sheet5.E123]" office:value-type="float" office:value="0" calcext:value-type="float">
            <text:p>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4.9" calcext:value-type="float">
            <text:p>4.9</text:p>
          </table:table-cell>
          <table:table-cell table:style-name="ce94" table:formula="of:=ROUND([.M123];1)" office:value-type="float" office:value="4.9" calcext:value-type="float">
            <text:p>4.9</text:p>
          </table:table-cell>
          <table:table-cell table:style-name="ce172" table:formula="of:=MROUND(TRUNC([.M123];1);0.5)" office:value-type="float" office:value="5" calcext:value-type="float">
            <text:p>5</text:p>
          </table:table-cell>
          <table:table-cell table:style-name="ce97"/>
          <table:table-cell table:style-name="ce172"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4]" office:value-type="float" office:value="0" calcext:value-type="float">
            <text:p>0</text:p>
          </table:table-cell>
          <table:table-cell table:style-name="ce172" table:formula="of:=[$'Student Info'.C124]" office:value-type="float" office:value="0" calcext:value-type="float">
            <text:p>0</text:p>
          </table:table-cell>
          <table:table-cell table:style-name="ce172"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10" calcext:value-type="float">
            <text:p>10</text:p>
          </table:table-cell>
          <table:table-cell table:style-name="ce84" table:formula="of:=[.H123]" office:value-type="float" office:value="0" calcext:value-type="float">
            <text:p>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4.9" calcext:value-type="float">
            <text:p>4.9</text:p>
          </table:table-cell>
          <table:table-cell table:style-name="ce94" table:formula="of:=ROUND([.M124];1)" office:value-type="float" office:value="4.9" calcext:value-type="float">
            <text:p>4.9</text:p>
          </table:table-cell>
          <table:table-cell table:style-name="ce172" table:formula="of:=MROUND(TRUNC([.M12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5]" office:value-type="float" office:value="62" calcext:value-type="float" table:number-columns-spanned="1" table:number-rows-spanned="2">
            <text:p>62</text:p>
          </table:table-cell>
          <table:table-cell table:style-name="ce172" table:formula="of:=[$'Student Info'.D125]" office:value-type="string" office:string-value="Justin" calcext:value-type="string">
            <text:p>Justin</text:p>
          </table:table-cell>
          <table:table-cell table:style-name="ce172" table:formula="of:=[$'Student Info'.C125]" office:value-type="string" office:string-value="Pollack" calcext:value-type="string">
            <text:p>Pollack</text:p>
          </table:table-cell>
          <table:table-cell table:style-name="ce172"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72" table:formula="of:=MROUND(TRUNC([.M125];1);0.5)" office:value-type="float" office:value="0" calcext:value-type="float">
            <text:p>0</text:p>
          </table:table-cell>
          <table:table-cell table:style-name="ce97"/>
          <table:table-cell table:style-name="ce172"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6]" office:value-type="string" office:string-value="Jesse" calcext:value-type="string">
            <text:p>Jesse</text:p>
          </table:table-cell>
          <table:table-cell table:style-name="ce172" table:formula="of:=[$'Student Info'.C126]" office:value-type="string" office:string-value="Leijdekker" calcext:value-type="string">
            <text:p>Leijdekker</text:p>
          </table:table-cell>
          <table:table-cell table:style-name="ce172"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72" table:formula="of:=MROUND(TRUNC([.M12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7]" office:value-type="float" office:value="63" calcext:value-type="float" table:number-columns-spanned="1" table:number-rows-spanned="2">
            <text:p>63</text:p>
          </table:table-cell>
          <table:table-cell table:style-name="ce172" table:formula="of:=[$'Student Info'.D127]" office:value-type="string" office:string-value="George" calcext:value-type="string">
            <text:p>George</text:p>
          </table:table-cell>
          <table:table-cell table:style-name="ce172" table:formula="of:=[$'Student Info'.C127]" office:value-type="string" office:string-value="Vitanov" calcext:value-type="string">
            <text:p>Vitanov</text:p>
          </table:table-cell>
          <table:table-cell table:style-name="ce172"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72" table:formula="of:=MROUND(TRUNC([.M127];1);0.5)" office:value-type="float" office:value="0" calcext:value-type="float">
            <text:p>0</text:p>
          </table:table-cell>
          <table:table-cell table:style-name="ce97"/>
          <table:table-cell table:style-name="ce172"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8]" office:value-type="string" office:string-value="Csaba" calcext:value-type="string">
            <text:p>Csaba</text:p>
          </table:table-cell>
          <table:table-cell table:style-name="ce172" table:formula="of:=[$'Student Info'.C128]" office:value-type="string" office:string-value="Balla-Somogyi" calcext:value-type="string">
            <text:p>Balla-Somogyi</text:p>
          </table:table-cell>
          <table:table-cell table:style-name="ce172"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72" table:formula="of:=MROUND(TRUNC([.M12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9]" office:value-type="float" office:value="64" calcext:value-type="float" table:number-columns-spanned="1" table:number-rows-spanned="2">
            <text:p>64</text:p>
          </table:table-cell>
          <table:table-cell table:style-name="ce172" table:formula="of:=[$'Student Info'.D129]" office:value-type="float" office:value="0" calcext:value-type="float">
            <text:p>0</text:p>
          </table:table-cell>
          <table:table-cell table:style-name="ce172" table:formula="of:=[$'Student Info'.C129]" office:value-type="float" office:value="0" calcext:value-type="float">
            <text:p>0</text:p>
          </table:table-cell>
          <table:table-cell table:style-name="ce172"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72" table:formula="of:=MROUND(TRUNC([.M129];1);0.5)" office:value-type="float" office:value="0" calcext:value-type="float">
            <text:p>0</text:p>
          </table:table-cell>
          <table:table-cell table:style-name="ce97"/>
          <table:table-cell table:style-name="ce172"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0]" office:value-type="string" office:string-value="Dong" calcext:value-type="string">
            <text:p>Dong</text:p>
          </table:table-cell>
          <table:table-cell table:style-name="ce172" table:formula="of:=[$'Student Info'.C130]" office:value-type="string" office:string-value="Shen" calcext:value-type="string">
            <text:p>Shen</text:p>
          </table:table-cell>
          <table:table-cell table:style-name="ce172"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72" table:formula="of:=MROUND(TRUNC([.M130];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1]" office:value-type="float" office:value="65" calcext:value-type="float" table:number-columns-spanned="1" table:number-rows-spanned="2">
            <text:p>65</text:p>
          </table:table-cell>
          <table:table-cell table:style-name="ce172" table:formula="of:=[$'Student Info'.D131]" office:value-type="string" office:string-value="Jingru" calcext:value-type="string">
            <text:p>Jingru</text:p>
          </table:table-cell>
          <table:table-cell table:style-name="ce172" table:formula="of:=[$'Student Info'.C131]" office:value-type="string" office:string-value="Feng" calcext:value-type="string">
            <text:p>Feng</text:p>
          </table:table-cell>
          <table:table-cell table:style-name="ce172"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12.5" calcext:value-type="float">
            <text:p>12.5</text:p>
          </table:table-cell>
          <table:table-cell table:style-name="ce83" table:formula="of:=[$Sheet5.E131]" office:value-type="float" office:value="0" calcext:value-type="float">
            <text:p>0</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5.15" calcext:value-type="float">
            <text:p>5.15</text:p>
          </table:table-cell>
          <table:table-cell table:style-name="ce94" table:formula="of:=ROUND([.M131];1)" office:value-type="float" office:value="5.2" calcext:value-type="float">
            <text:p>5.2</text:p>
          </table:table-cell>
          <table:table-cell table:style-name="ce172" table:formula="of:=MROUND(TRUNC([.M131];1);0.5)" office:value-type="float" office:value="5" calcext:value-type="float">
            <text:p>5</text:p>
          </table:table-cell>
          <table:table-cell table:style-name="ce97"/>
          <table:table-cell table:style-name="ce172"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2]" office:value-type="string" office:string-value="Tomaso" calcext:value-type="string">
            <text:p>Tomaso</text:p>
          </table:table-cell>
          <table:table-cell table:style-name="ce172" table:formula="of:=[$'Student Info'.C132]" office:value-type="string" office:string-value="De Ponti" calcext:value-type="string">
            <text:p>De Ponti</text:p>
          </table:table-cell>
          <table:table-cell table:style-name="ce172"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12.5" calcext:value-type="float">
            <text:p>12.5</text:p>
          </table:table-cell>
          <table:table-cell table:style-name="ce84" table:formula="of:=[.H131]" office:value-type="float" office:value="0" calcext:value-type="float">
            <text:p>0</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5.15" calcext:value-type="float">
            <text:p>5.15</text:p>
          </table:table-cell>
          <table:table-cell table:style-name="ce94" table:formula="of:=ROUND([.M132];1)" office:value-type="float" office:value="5.2" calcext:value-type="float">
            <text:p>5.2</text:p>
          </table:table-cell>
          <table:table-cell table:style-name="ce172" table:formula="of:=MROUND(TRUNC([.M132];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3]" office:value-type="float" office:value="66" calcext:value-type="float" table:number-columns-spanned="1" table:number-rows-spanned="2">
            <text:p>66</text:p>
          </table:table-cell>
          <table:table-cell table:style-name="ce172" table:formula="of:=[$'Student Info'.D133]" office:value-type="string" office:string-value="Pietro" calcext:value-type="string">
            <text:p>Pietro</text:p>
          </table:table-cell>
          <table:table-cell table:style-name="ce172" table:formula="of:=[$'Student Info'.C133]" office:value-type="string" office:string-value="Campolucci" calcext:value-type="string">
            <text:p>Campolucci</text:p>
          </table:table-cell>
          <table:table-cell table:style-name="ce172"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19" calcext:value-type="float">
            <text:p>19</text:p>
          </table:table-cell>
          <table:table-cell table:style-name="ce83" table:formula="of:=[$Sheet5.E133]" office:value-type="float" office:value="0" calcext:value-type="float">
            <text:p>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5.2" calcext:value-type="float">
            <text:p>5.2</text:p>
          </table:table-cell>
          <table:table-cell table:style-name="ce94" table:formula="of:=ROUND([.M133];1)" office:value-type="float" office:value="5.2" calcext:value-type="float">
            <text:p>5.2</text:p>
          </table:table-cell>
          <table:table-cell table:style-name="ce172" table:formula="of:=MROUND(TRUNC([.M133];1);0.5)" office:value-type="float" office:value="5" calcext:value-type="float">
            <text:p>5</text:p>
          </table:table-cell>
          <table:table-cell table:style-name="ce97"/>
          <table:table-cell table:style-name="ce172"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4]" office:value-type="string" office:string-value="Weronika" calcext:value-type="string">
            <text:p>Weronika</text:p>
          </table:table-cell>
          <table:table-cell table:style-name="ce172" table:formula="of:=[$'Student Info'.C134]" office:value-type="string" office:string-value="Dziarnowska" calcext:value-type="string">
            <text:p>Dziarnowska</text:p>
          </table:table-cell>
          <table:table-cell table:style-name="ce172"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19" calcext:value-type="float">
            <text:p>19</text:p>
          </table:table-cell>
          <table:table-cell table:style-name="ce84" table:formula="of:=[.H133]" office:value-type="float" office:value="0" calcext:value-type="float">
            <text:p>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5.2" calcext:value-type="float">
            <text:p>5.2</text:p>
          </table:table-cell>
          <table:table-cell table:style-name="ce94" table:formula="of:=ROUND([.M134];1)" office:value-type="float" office:value="5.2" calcext:value-type="float">
            <text:p>5.2</text:p>
          </table:table-cell>
          <table:table-cell table:style-name="ce172" table:formula="of:=MROUND(TRUNC([.M13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5]" office:value-type="float" office:value="67" calcext:value-type="float" table:number-columns-spanned="1" table:number-rows-spanned="2">
            <text:p>67</text:p>
          </table:table-cell>
          <table:table-cell table:style-name="ce172" table:formula="of:=[$'Student Info'.D135]" office:value-type="string" office:string-value="Adam" calcext:value-type="string">
            <text:p>Adam</text:p>
          </table:table-cell>
          <table:table-cell table:style-name="ce172" table:formula="of:=[$'Student Info'.C135]" office:value-type="string" office:string-value="Świderski" calcext:value-type="string">
            <text:p>Świderski</text:p>
          </table:table-cell>
          <table:table-cell table:style-name="ce172"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8" calcext:value-type="float">
            <text:p>8</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6.53" calcext:value-type="float">
            <text:p>6.53</text:p>
          </table:table-cell>
          <table:table-cell table:style-name="ce94" table:formula="of:=ROUND([.M135];1)" office:value-type="float" office:value="6.5" calcext:value-type="float">
            <text:p>6.5</text:p>
          </table:table-cell>
          <table:table-cell table:style-name="ce172" table:formula="of:=MROUND(TRUNC([.M135];1);0.5)" office:value-type="float" office:value="6.5" calcext:value-type="float">
            <text:p>6.5</text:p>
          </table:table-cell>
          <table:table-cell table:style-name="ce97"/>
          <table:table-cell table:style-name="ce172"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6]" office:value-type="string" office:string-value="Kevin" calcext:value-type="string">
            <text:p>Kevin</text:p>
          </table:table-cell>
          <table:table-cell table:style-name="ce172" table:formula="of:=[$'Student Info'.C136]" office:value-type="string" office:string-value="Voogd" calcext:value-type="string">
            <text:p>Voogd</text:p>
          </table:table-cell>
          <table:table-cell table:style-name="ce172"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8" calcext:value-type="float">
            <text:p>8</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6.53" calcext:value-type="float">
            <text:p>6.53</text:p>
          </table:table-cell>
          <table:table-cell table:style-name="ce94" table:formula="of:=ROUND([.M136];1)" office:value-type="float" office:value="6.5" calcext:value-type="float">
            <text:p>6.5</text:p>
          </table:table-cell>
          <table:table-cell table:style-name="ce172" table:formula="of:=MROUND(TRUNC([.M136];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7]" office:value-type="float" office:value="68" calcext:value-type="float" table:number-columns-spanned="1" table:number-rows-spanned="2">
            <text:p>68</text:p>
          </table:table-cell>
          <table:table-cell table:style-name="ce172" table:formula="of:=[$'Student Info'.D137]" office:value-type="string" office:string-value="Lonit" calcext:value-type="string">
            <text:p>Lonit</text:p>
          </table:table-cell>
          <table:table-cell table:style-name="ce172" table:formula="of:=[$'Student Info'.C137]" office:value-type="string" office:string-value="Peeters" calcext:value-type="string">
            <text:p>Peeters</text:p>
          </table:table-cell>
          <table:table-cell table:style-name="ce172"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12" calcext:value-type="float">
            <text:p>12</text:p>
          </table:table-cell>
          <table:table-cell table:style-name="ce83" table:formula="of:=[$Sheet5.E137]" office:value-type="float" office:value="0" calcext:value-type="float">
            <text:p>0</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4.9" calcext:value-type="float">
            <text:p>4.9</text:p>
          </table:table-cell>
          <table:table-cell table:style-name="ce94" table:formula="of:=ROUND([.M137];1)" office:value-type="float" office:value="4.9" calcext:value-type="float">
            <text:p>4.9</text:p>
          </table:table-cell>
          <table:table-cell table:style-name="ce172" table:formula="of:=MROUND(TRUNC([.M137];1);0.5)" office:value-type="float" office:value="5" calcext:value-type="float">
            <text:p>5</text:p>
          </table:table-cell>
          <table:table-cell table:style-name="ce97"/>
          <table:table-cell table:style-name="ce172"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8]" office:value-type="string" office:string-value="Dens" calcext:value-type="string">
            <text:p>Dens</text:p>
          </table:table-cell>
          <table:table-cell table:style-name="ce172" table:formula="of:=[$'Student Info'.C138]" office:value-type="string" office:string-value="Grashof" calcext:value-type="string">
            <text:p>Grashof</text:p>
          </table:table-cell>
          <table:table-cell table:style-name="ce172"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12" calcext:value-type="float">
            <text:p>12</text:p>
          </table:table-cell>
          <table:table-cell table:style-name="ce84" table:formula="of:=[.H137]" office:value-type="float" office:value="0" calcext:value-type="float">
            <text:p>0</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4.9" calcext:value-type="float">
            <text:p>4.9</text:p>
          </table:table-cell>
          <table:table-cell table:style-name="ce94" table:formula="of:=ROUND([.M138];1)" office:value-type="float" office:value="4.9" calcext:value-type="float">
            <text:p>4.9</text:p>
          </table:table-cell>
          <table:table-cell table:style-name="ce172" table:formula="of:=MROUND(TRUNC([.M138];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9]" office:value-type="float" office:value="69" calcext:value-type="float" table:number-columns-spanned="1" table:number-rows-spanned="2">
            <text:p>69</text:p>
          </table:table-cell>
          <table:table-cell table:style-name="ce172" table:formula="of:=[$'Student Info'.D139]" office:value-type="string" office:string-value="Wilbert" calcext:value-type="string">
            <text:p>Wilbert</text:p>
          </table:table-cell>
          <table:table-cell table:style-name="ce172" table:formula="of:=[$'Student Info'.C139]" office:value-type="string" office:string-value="ter Haar" calcext:value-type="string">
            <text:p>ter Haar</text:p>
          </table:table-cell>
          <table:table-cell table:style-name="ce172"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14" calcext:value-type="float">
            <text:p>14</text:p>
          </table:table-cell>
          <table:table-cell table:style-name="ce83" table:formula="of:=[$Sheet5.E139]" office:value-type="float" office:value="0" calcext:value-type="float">
            <text:p>0</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5" calcext:value-type="float">
            <text:p>5</text:p>
          </table:table-cell>
          <table:table-cell table:style-name="ce94" table:formula="of:=ROUND([.M139];1)" office:value-type="float" office:value="5" calcext:value-type="float">
            <text:p>5.0</text:p>
          </table:table-cell>
          <table:table-cell table:style-name="ce172" table:formula="of:=MROUND(TRUNC([.M139];1);0.5)" office:value-type="float" office:value="5" calcext:value-type="float">
            <text:p>5</text:p>
          </table:table-cell>
          <table:table-cell table:style-name="ce97"/>
          <table:table-cell table:style-name="ce172"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0]" office:value-type="string" office:string-value="Kenneth" calcext:value-type="string">
            <text:p>Kenneth</text:p>
          </table:table-cell>
          <table:table-cell table:style-name="ce172" table:formula="of:=[$'Student Info'.C140]" office:value-type="string" office:string-value="Pasma" calcext:value-type="string">
            <text:p>Pasma</text:p>
          </table:table-cell>
          <table:table-cell table:style-name="ce172"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14" calcext:value-type="float">
            <text:p>14</text:p>
          </table:table-cell>
          <table:table-cell table:style-name="ce84" table:formula="of:=[.H139]" office:value-type="float" office:value="0" calcext:value-type="float">
            <text:p>0</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5" calcext:value-type="float">
            <text:p>5</text:p>
          </table:table-cell>
          <table:table-cell table:style-name="ce94" table:formula="of:=ROUND([.M140];1)" office:value-type="float" office:value="5" calcext:value-type="float">
            <text:p>5.0</text:p>
          </table:table-cell>
          <table:table-cell table:style-name="ce172" table:formula="of:=MROUND(TRUNC([.M14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1]" office:value-type="float" office:value="70" calcext:value-type="float" table:number-columns-spanned="1" table:number-rows-spanned="2">
            <text:p>70</text:p>
          </table:table-cell>
          <table:table-cell table:style-name="ce172" table:formula="of:=[$'Student Info'.D141]" office:value-type="string" office:string-value="wouter" calcext:value-type="string">
            <text:p>wouter</text:p>
          </table:table-cell>
          <table:table-cell table:style-name="ce172" table:formula="of:=[$'Student Info'.C141]" office:value-type="string" office:string-value="Kok" calcext:value-type="string">
            <text:p>Kok</text:p>
          </table:table-cell>
          <table:table-cell table:style-name="ce172"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17.5" calcext:value-type="float">
            <text:p>17.5</text:p>
          </table:table-cell>
          <table:table-cell table:style-name="ce83" table:formula="of:=[$Sheet5.E141]" office:value-type="float" office:value="0" calcext:value-type="float">
            <text:p>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5.45" calcext:value-type="float">
            <text:p>5.45</text:p>
          </table:table-cell>
          <table:table-cell table:style-name="ce94" table:formula="of:=ROUND([.M141];1)" office:value-type="float" office:value="5.5" calcext:value-type="float">
            <text:p>5.5</text:p>
          </table:table-cell>
          <table:table-cell table:style-name="ce172" table:formula="of:=MROUND(TRUNC([.M141];1);0.5)" office:value-type="float" office:value="5.5" calcext:value-type="float">
            <text:p>5.5</text:p>
          </table:table-cell>
          <table:table-cell table:style-name="ce97"/>
          <table:table-cell table:style-name="ce172"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2]" office:value-type="string" office:string-value="Pierre-Antoine" calcext:value-type="string">
            <text:p>Pierre-Antoine</text:p>
          </table:table-cell>
          <table:table-cell table:style-name="ce172" table:formula="of:=[$'Student Info'.C142]" office:value-type="string" office:string-value="Denarié" calcext:value-type="string">
            <text:p>Denarié</text:p>
          </table:table-cell>
          <table:table-cell table:style-name="ce172"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17.5" calcext:value-type="float">
            <text:p>17.5</text:p>
          </table:table-cell>
          <table:table-cell table:style-name="ce84" table:formula="of:=[.H141]" office:value-type="float" office:value="0" calcext:value-type="float">
            <text:p>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5.45" calcext:value-type="float">
            <text:p>5.45</text:p>
          </table:table-cell>
          <table:table-cell table:style-name="ce94" table:formula="of:=ROUND([.M142];1)" office:value-type="float" office:value="5.5" calcext:value-type="float">
            <text:p>5.5</text:p>
          </table:table-cell>
          <table:table-cell table:style-name="ce172" table:formula="of:=MROUND(TRUNC([.M14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3]" office:value-type="float" office:value="71" calcext:value-type="float" table:number-columns-spanned="1" table:number-rows-spanned="2">
            <text:p>71</text:p>
          </table:table-cell>
          <table:table-cell table:style-name="ce172" table:formula="of:=[$'Student Info'.D143]" office:value-type="string" office:string-value="Michiel" calcext:value-type="string">
            <text:p>Michiel</text:p>
          </table:table-cell>
          <table:table-cell table:style-name="ce172" table:formula="of:=[$'Student Info'.C143]" office:value-type="string" office:string-value="Kockelkoren" calcext:value-type="string">
            <text:p>Kockelkoren</text:p>
          </table:table-cell>
          <table:table-cell table:style-name="ce172"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14" calcext:value-type="float">
            <text:p>14</text:p>
          </table:table-cell>
          <table:table-cell table:style-name="ce83" table:formula="of:=[$Sheet5.E143]" office:value-type="float" office:value="0" calcext:value-type="float">
            <text:p>0</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5.1" calcext:value-type="float">
            <text:p>5.1</text:p>
          </table:table-cell>
          <table:table-cell table:style-name="ce94" table:formula="of:=ROUND([.M143];1)" office:value-type="float" office:value="5.1" calcext:value-type="float">
            <text:p>5.1</text:p>
          </table:table-cell>
          <table:table-cell table:style-name="ce172" table:formula="of:=MROUND(TRUNC([.M143];1);0.5)" office:value-type="float" office:value="5" calcext:value-type="float">
            <text:p>5</text:p>
          </table:table-cell>
          <table:table-cell table:style-name="ce97"/>
          <table:table-cell table:style-name="ce172"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4]" office:value-type="string" office:string-value="Bart" calcext:value-type="string">
            <text:p>Bart</text:p>
          </table:table-cell>
          <table:table-cell table:style-name="ce172" table:formula="of:=[$'Student Info'.C144]" office:value-type="string" office:string-value="Swens" calcext:value-type="string">
            <text:p>Swens</text:p>
          </table:table-cell>
          <table:table-cell table:style-name="ce172"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14" calcext:value-type="float">
            <text:p>14</text:p>
          </table:table-cell>
          <table:table-cell table:style-name="ce84" table:formula="of:=[.H143]" office:value-type="float" office:value="0" calcext:value-type="float">
            <text:p>0</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5.1" calcext:value-type="float">
            <text:p>5.1</text:p>
          </table:table-cell>
          <table:table-cell table:style-name="ce94" table:formula="of:=ROUND([.M144];1)" office:value-type="float" office:value="5.1" calcext:value-type="float">
            <text:p>5.1</text:p>
          </table:table-cell>
          <table:table-cell table:style-name="ce172" table:formula="of:=MROUND(TRUNC([.M14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5]" office:value-type="float" office:value="72" calcext:value-type="float" table:number-columns-spanned="1" table:number-rows-spanned="2">
            <text:p>72</text:p>
          </table:table-cell>
          <table:table-cell table:style-name="ce172" table:formula="of:=[$'Student Info'.D145]" office:value-type="string" office:string-value="Pepijn" calcext:value-type="string">
            <text:p>Pepijn</text:p>
          </table:table-cell>
          <table:table-cell table:style-name="ce172" table:formula="of:=[$'Student Info'.C145]" office:value-type="string" office:string-value="Hassan" calcext:value-type="string">
            <text:p>Hassan</text:p>
          </table:table-cell>
          <table:table-cell table:style-name="ce172"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14.5" calcext:value-type="float">
            <text:p>14.5</text:p>
          </table:table-cell>
          <table:table-cell table:style-name="ce83" table:formula="of:=[$Sheet5.E145]" office:value-type="float" office:value="0" calcext:value-type="float">
            <text:p>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4.95" calcext:value-type="float">
            <text:p>4.95</text:p>
          </table:table-cell>
          <table:table-cell table:style-name="ce94" table:formula="of:=ROUND([.M145];1)" office:value-type="float" office:value="5" calcext:value-type="float">
            <text:p>5.0</text:p>
          </table:table-cell>
          <table:table-cell table:style-name="ce172" table:formula="of:=MROUND(TRUNC([.M145];1);0.5)" office:value-type="float" office:value="5" calcext:value-type="float">
            <text:p>5</text:p>
          </table:table-cell>
          <table:table-cell table:style-name="ce97"/>
          <table:table-cell table:style-name="ce172"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6]" office:value-type="string" office:string-value="Daam" calcext:value-type="string">
            <text:p>Daam</text:p>
          </table:table-cell>
          <table:table-cell table:style-name="ce172" table:formula="of:=[$'Student Info'.C146]" office:value-type="string" office:string-value="Schoon" calcext:value-type="string">
            <text:p>Schoon</text:p>
          </table:table-cell>
          <table:table-cell table:style-name="ce172"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14.5" calcext:value-type="float">
            <text:p>14.5</text:p>
          </table:table-cell>
          <table:table-cell table:style-name="ce84" table:formula="of:=[.H145]" office:value-type="float" office:value="0" calcext:value-type="float">
            <text:p>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4.95" calcext:value-type="float">
            <text:p>4.95</text:p>
          </table:table-cell>
          <table:table-cell table:style-name="ce94" table:formula="of:=ROUND([.M146];1)" office:value-type="float" office:value="5" calcext:value-type="float">
            <text:p>5.0</text:p>
          </table:table-cell>
          <table:table-cell table:style-name="ce172" table:formula="of:=MROUND(TRUNC([.M146];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7]" office:value-type="float" office:value="73" calcext:value-type="float" table:number-columns-spanned="1" table:number-rows-spanned="2">
            <text:p>73</text:p>
          </table:table-cell>
          <table:table-cell table:style-name="ce172" table:formula="of:=[$'Student Info'.D147]" office:value-type="string" office:string-value="Victor" calcext:value-type="string">
            <text:p>Victor</text:p>
          </table:table-cell>
          <table:table-cell table:style-name="ce172" table:formula="of:=[$'Student Info'.C147]" office:value-type="string" office:string-value="Guillet" calcext:value-type="string">
            <text:p>Guillet</text:p>
          </table:table-cell>
          <table:table-cell table:style-name="ce172"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17" calcext:value-type="float">
            <text:p>17</text:p>
          </table:table-cell>
          <table:table-cell table:style-name="ce83" table:formula="of:=[$Sheet5.E147]" office:value-type="float" office:value="0" calcext:value-type="float">
            <text:p>0</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5.1" calcext:value-type="float">
            <text:p>5.1</text:p>
          </table:table-cell>
          <table:table-cell table:style-name="ce94" table:formula="of:=ROUND([.M147];1)" office:value-type="float" office:value="5.1" calcext:value-type="float">
            <text:p>5.1</text:p>
          </table:table-cell>
          <table:table-cell table:style-name="ce172" table:formula="of:=MROUND(TRUNC([.M147];1);0.5)" office:value-type="float" office:value="5" calcext:value-type="float">
            <text:p>5</text:p>
          </table:table-cell>
          <table:table-cell table:style-name="ce97"/>
          <table:table-cell table:style-name="ce172"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8]" office:value-type="string" office:string-value="Sjoerd" calcext:value-type="string">
            <text:p>Sjoerd</text:p>
          </table:table-cell>
          <table:table-cell table:style-name="ce172" table:formula="of:=[$'Student Info'.C148]" office:value-type="string" office:string-value="van Vliet" calcext:value-type="string">
            <text:p>van Vliet</text:p>
          </table:table-cell>
          <table:table-cell table:style-name="ce172"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17" calcext:value-type="float">
            <text:p>17</text:p>
          </table:table-cell>
          <table:table-cell table:style-name="ce84" table:formula="of:=[.H147]" office:value-type="float" office:value="0" calcext:value-type="float">
            <text:p>0</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5.1" calcext:value-type="float">
            <text:p>5.1</text:p>
          </table:table-cell>
          <table:table-cell table:style-name="ce94" table:formula="of:=ROUND([.M148];1)" office:value-type="float" office:value="5.1" calcext:value-type="float">
            <text:p>5.1</text:p>
          </table:table-cell>
          <table:table-cell table:style-name="ce172" table:formula="of:=MROUND(TRUNC([.M148];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9]" office:value-type="float" office:value="74" calcext:value-type="float" table:number-columns-spanned="1" table:number-rows-spanned="2">
            <text:p>74</text:p>
          </table:table-cell>
          <table:table-cell table:style-name="ce172" table:formula="of:=[$'Student Info'.D149]" office:value-type="string" office:string-value="Simon" calcext:value-type="string">
            <text:p>Simon</text:p>
          </table:table-cell>
          <table:table-cell table:style-name="ce172" table:formula="of:=[$'Student Info'.C149]" office:value-type="string" office:string-value="van Eeden" calcext:value-type="string">
            <text:p>van Eeden</text:p>
          </table:table-cell>
          <table:table-cell table:style-name="ce172"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18.5" calcext:value-type="float">
            <text:p>18.5</text:p>
          </table:table-cell>
          <table:table-cell table:style-name="ce83" table:formula="of:=[$Sheet5.E149]" office:value-type="float" office:value="0" calcext:value-type="float">
            <text:p>0</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5.55" calcext:value-type="float">
            <text:p>5.55</text:p>
          </table:table-cell>
          <table:table-cell table:style-name="ce94" table:formula="of:=ROUND([.M149];1)" office:value-type="float" office:value="5.6" calcext:value-type="float">
            <text:p>5.6</text:p>
          </table:table-cell>
          <table:table-cell table:style-name="ce172" table:formula="of:=MROUND(TRUNC([.M149];1);0.5)" office:value-type="float" office:value="5.5" calcext:value-type="float">
            <text:p>5.5</text:p>
          </table:table-cell>
          <table:table-cell table:style-name="ce97"/>
          <table:table-cell table:style-name="ce172"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0]" office:value-type="string" office:string-value="Chenyao" calcext:value-type="string">
            <text:p>Chenyao</text:p>
          </table:table-cell>
          <table:table-cell table:style-name="ce172" table:formula="of:=[$'Student Info'.C150]" office:value-type="string" office:string-value="Wang" calcext:value-type="string">
            <text:p>Wang</text:p>
          </table:table-cell>
          <table:table-cell table:style-name="ce172"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18.5" calcext:value-type="float">
            <text:p>18.5</text:p>
          </table:table-cell>
          <table:table-cell table:style-name="ce84" table:formula="of:=[.H149]" office:value-type="float" office:value="0" calcext:value-type="float">
            <text:p>0</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5.55" calcext:value-type="float">
            <text:p>5.55</text:p>
          </table:table-cell>
          <table:table-cell table:style-name="ce94" table:formula="of:=ROUND([.M150];1)" office:value-type="float" office:value="5.6" calcext:value-type="float">
            <text:p>5.6</text:p>
          </table:table-cell>
          <table:table-cell table:style-name="ce172" table:formula="of:=MROUND(TRUNC([.M15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1]" office:value-type="float" office:value="75" calcext:value-type="float" table:number-columns-spanned="1" table:number-rows-spanned="2">
            <text:p>75</text:p>
          </table:table-cell>
          <table:table-cell table:style-name="ce172" table:formula="of:=[$'Student Info'.D151]" office:value-type="string" office:string-value="Chengming" calcext:value-type="string">
            <text:p>Chengming</text:p>
          </table:table-cell>
          <table:table-cell table:style-name="ce172" table:formula="of:=[$'Student Info'.C151]" office:value-type="string" office:string-value="Feng" calcext:value-type="string">
            <text:p>Feng</text:p>
          </table:table-cell>
          <table:table-cell table:style-name="ce172"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18" calcext:value-type="float">
            <text:p>18</text:p>
          </table:table-cell>
          <table:table-cell table:style-name="ce83" table:formula="of:=[$Sheet5.E151]" office:value-type="float" office:value="0" calcext:value-type="float">
            <text:p>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5" calcext:value-type="float">
            <text:p>5</text:p>
          </table:table-cell>
          <table:table-cell table:style-name="ce94" table:formula="of:=ROUND([.M151];1)" office:value-type="float" office:value="5" calcext:value-type="float">
            <text:p>5.0</text:p>
          </table:table-cell>
          <table:table-cell table:style-name="ce172" table:formula="of:=MROUND(TRUNC([.M151];1);0.5)" office:value-type="float" office:value="5" calcext:value-type="float">
            <text:p>5</text:p>
          </table:table-cell>
          <table:table-cell table:style-name="ce97"/>
          <table:table-cell table:style-name="ce172"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2]" office:value-type="string" office:string-value="Wouter" calcext:value-type="string">
            <text:p>Wouter</text:p>
          </table:table-cell>
          <table:table-cell table:style-name="ce172" table:formula="of:=[$'Student Info'.C152]" office:value-type="string" office:string-value="Spek" calcext:value-type="string">
            <text:p>Spek</text:p>
          </table:table-cell>
          <table:table-cell table:style-name="ce172"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72" table:formula="of:=MROUND(TRUNC([.M15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3]" office:value-type="float" office:value="76" calcext:value-type="float" table:number-columns-spanned="1" table:number-rows-spanned="2">
            <text:p>76</text:p>
          </table:table-cell>
          <table:table-cell table:style-name="ce172" table:formula="of:=[$'Student Info'.D153]" office:value-type="string" office:string-value="Tamás" calcext:value-type="string">
            <text:p>Tamás</text:p>
          </table:table-cell>
          <table:table-cell table:style-name="ce172" table:formula="of:=[$'Student Info'.C153]" office:value-type="string" office:string-value="Nagy Zámbó" calcext:value-type="string">
            <text:p>Nagy Zámbó</text:p>
          </table:table-cell>
          <table:table-cell table:style-name="ce172"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0" calcext:value-type="float">
            <text:p>0</text:p>
          </table:table-cell>
          <table:table-cell table:style-name="ce83" table:formula="of:=[$Sheet5.E153]" office:value-type="float" office:value="0" calcext:value-type="float">
            <text:p>0</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1.8" calcext:value-type="float">
            <text:p>1.8</text:p>
          </table:table-cell>
          <table:table-cell table:style-name="ce94" table:formula="of:=ROUND([.M153];1)" office:value-type="float" office:value="1.8" calcext:value-type="float">
            <text:p>1.8</text:p>
          </table:table-cell>
          <table:table-cell table:style-name="ce172" table:formula="of:=MROUND(TRUNC([.M153];1);0.5)" office:value-type="float" office:value="2" calcext:value-type="float">
            <text:p>2</text:p>
          </table:table-cell>
          <table:table-cell table:style-name="ce97"/>
          <table:table-cell table:style-name="ce172"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4]" office:value-type="string" office:string-value="Changrui" calcext:value-type="string">
            <text:p>Changrui</text:p>
          </table:table-cell>
          <table:table-cell table:style-name="ce172" table:formula="of:=[$'Student Info'.C154]" office:value-type="string" office:string-value="Liu" calcext:value-type="string">
            <text:p>Liu</text:p>
          </table:table-cell>
          <table:table-cell table:style-name="ce172"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72" table:formula="of:=MROUND(TRUNC([.M154];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5]" office:value-type="float" office:value="77" calcext:value-type="float" table:number-columns-spanned="1" table:number-rows-spanned="2">
            <text:p>77</text:p>
          </table:table-cell>
          <table:table-cell table:style-name="ce172" table:formula="of:=[$'Student Info'.D155]" office:value-type="string" office:string-value="Huamin" calcext:value-type="string">
            <text:p>Huamin</text:p>
          </table:table-cell>
          <table:table-cell table:style-name="ce172" table:formula="of:=[$'Student Info'.C155]" office:value-type="string" office:string-value="Liu" calcext:value-type="string">
            <text:p>Liu</text:p>
          </table:table-cell>
          <table:table-cell table:style-name="ce172"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16.5" calcext:value-type="float">
            <text:p>16.5</text:p>
          </table:table-cell>
          <table:table-cell table:style-name="ce83" table:formula="of:=[$Sheet5.E155]" office:value-type="float" office:value="0" calcext:value-type="float">
            <text:p>0</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3.75" calcext:value-type="float">
            <text:p>3.75</text:p>
          </table:table-cell>
          <table:table-cell table:style-name="ce94" table:formula="of:=ROUND([.M155];1)" office:value-type="float" office:value="3.8" calcext:value-type="float">
            <text:p>3.8</text:p>
          </table:table-cell>
          <table:table-cell table:style-name="ce172" table:formula="of:=MROUND(TRUNC([.M155];1);0.5)" office:value-type="float" office:value="3.5" calcext:value-type="float">
            <text:p>3.5</text:p>
          </table:table-cell>
          <table:table-cell table:style-name="ce97"/>
          <table:table-cell table:style-name="ce172"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6]" office:value-type="float" office:value="0" calcext:value-type="float">
            <text:p>0</text:p>
          </table:table-cell>
          <table:table-cell table:style-name="ce172" table:formula="of:=[$'Student Info'.C156]" office:value-type="float" office:value="0" calcext:value-type="float">
            <text:p>0</text:p>
          </table:table-cell>
          <table:table-cell table:style-name="ce172"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72" table:formula="of:=MROUND(TRUNC([.M15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7]" office:value-type="float" office:value="78" calcext:value-type="float" table:number-columns-spanned="1" table:number-rows-spanned="2">
            <text:p>78</text:p>
          </table:table-cell>
          <table:table-cell table:style-name="ce172" table:formula="of:=[$'Student Info'.D157]" office:value-type="float" office:value="0" calcext:value-type="float">
            <text:p>0</text:p>
          </table:table-cell>
          <table:table-cell table:style-name="ce172" table:formula="of:=[$'Student Info'.C157]" office:value-type="float" office:value="0" calcext:value-type="float">
            <text:p>0</text:p>
          </table:table-cell>
          <table:table-cell table:style-name="ce172"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15.5" calcext:value-type="float">
            <text:p>15.5</text:p>
          </table:table-cell>
          <table:table-cell table:style-name="ce83" table:formula="of:=[$Sheet5.E157]" office:value-type="float" office:value="0" calcext:value-type="float">
            <text:p>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4.95" calcext:value-type="float">
            <text:p>4.95</text:p>
          </table:table-cell>
          <table:table-cell table:style-name="ce94" table:formula="of:=ROUND([.M157];1)" office:value-type="float" office:value="5" calcext:value-type="float">
            <text:p>5.0</text:p>
          </table:table-cell>
          <table:table-cell table:style-name="ce172" table:formula="of:=MROUND(TRUNC([.M157];1);0.5)" office:value-type="float" office:value="5" calcext:value-type="float">
            <text:p>5</text:p>
          </table:table-cell>
          <table:table-cell table:style-name="ce97"/>
          <table:table-cell table:style-name="ce172"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8]" office:value-type="float" office:value="0" calcext:value-type="float">
            <text:p>0</text:p>
          </table:table-cell>
          <table:table-cell table:style-name="ce172" table:formula="of:=[$'Student Info'.C158]" office:value-type="float" office:value="0" calcext:value-type="float">
            <text:p>0</text:p>
          </table:table-cell>
          <table:table-cell table:style-name="ce172"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72" table:formula="of:=MROUND(TRUNC([.M15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9]" office:value-type="float" office:value="79" calcext:value-type="float" table:number-columns-spanned="1" table:number-rows-spanned="2">
            <text:p>79</text:p>
          </table:table-cell>
          <table:table-cell table:style-name="ce172" table:formula="of:=[$'Student Info'.D159]" office:value-type="float" office:value="0" calcext:value-type="float">
            <text:p>0</text:p>
          </table:table-cell>
          <table:table-cell table:style-name="ce172" table:formula="of:=[$'Student Info'.C159]" office:value-type="float" office:value="0" calcext:value-type="float">
            <text:p>0</text:p>
          </table:table-cell>
          <table:table-cell table:style-name="ce172"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15" calcext:value-type="float">
            <text:p>15</text:p>
          </table:table-cell>
          <table:table-cell table:style-name="ce83" table:formula="of:=[$Sheet5.E159]" office:value-type="float" office:value="0" calcext:value-type="float">
            <text:p>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5.15" calcext:value-type="float">
            <text:p>5.15</text:p>
          </table:table-cell>
          <table:table-cell table:style-name="ce94" table:formula="of:=ROUND([.M159];1)" office:value-type="float" office:value="5.2" calcext:value-type="float">
            <text:p>5.2</text:p>
          </table:table-cell>
          <table:table-cell table:style-name="ce172" table:formula="of:=MROUND(TRUNC([.M159];1);0.5)" office:value-type="float" office:value="5" calcext:value-type="float">
            <text:p>5</text:p>
          </table:table-cell>
          <table:table-cell table:style-name="ce97"/>
          <table:table-cell table:style-name="ce172"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0]" office:value-type="float" office:value="0" calcext:value-type="float">
            <text:p>0</text:p>
          </table:table-cell>
          <table:table-cell table:style-name="ce172" table:formula="of:=[$'Student Info'.C160]" office:value-type="float" office:value="0" calcext:value-type="float">
            <text:p>0</text:p>
          </table:table-cell>
          <table:table-cell table:style-name="ce172"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72" table:formula="of:=MROUND(TRUNC([.M160];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61]" office:value-type="float" office:value="80" calcext:value-type="float" table:number-columns-spanned="1" table:number-rows-spanned="2">
            <text:p>80</text:p>
          </table:table-cell>
          <table:table-cell table:style-name="ce172" table:formula="of:=[$'Student Info'.D161]" office:value-type="float" office:value="0" calcext:value-type="float">
            <text:p>0</text:p>
          </table:table-cell>
          <table:table-cell table:style-name="ce172" table:formula="of:=[$'Student Info'.C161]" office:value-type="float" office:value="0" calcext:value-type="float">
            <text:p>0</text:p>
          </table:table-cell>
          <table:table-cell table:style-name="ce172"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19" calcext:value-type="float">
            <text:p>19</text:p>
          </table:table-cell>
          <table:table-cell table:style-name="ce83" table:formula="of:=[$Sheet5.E161]" office:value-type="float" office:value="0" calcext:value-type="float">
            <text:p>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5.2" calcext:value-type="float">
            <text:p>5.2</text:p>
          </table:table-cell>
          <table:table-cell table:style-name="ce94" table:formula="of:=ROUND([.M161];1)" office:value-type="float" office:value="5.2" calcext:value-type="float">
            <text:p>5.2</text:p>
          </table:table-cell>
          <table:table-cell table:style-name="ce172" table:formula="of:=MROUND(TRUNC([.M161];1);0.5)" office:value-type="float" office:value="5" calcext:value-type="float">
            <text:p>5</text:p>
          </table:table-cell>
          <table:table-cell table:style-name="ce97"/>
          <table:table-cell table:style-name="ce172"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2]" office:value-type="float" office:value="0" calcext:value-type="float">
            <text:p>0</text:p>
          </table:table-cell>
          <table:table-cell table:style-name="ce172" table:formula="of:=[$'Student Info'.C162]" office:value-type="float" office:value="0" calcext:value-type="float">
            <text:p>0</text:p>
          </table:table-cell>
          <table:table-cell table:style-name="ce172"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72" table:formula="of:=MROUND(TRUNC([.M16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1048413">
          <table:table-cell table:number-columns-repeated="1024"/>
        </table:table-row>
        <table:table-row table:style-name="ro23">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3">
          <table:table-cell table:formula="of:=COUNTIF([$Results.$O$1:$Results.$O$1048576];[.A1])" office:value-type="float" office:value="18" calcext:value-type="float">
            <text:p>18</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1" calcext:value-type="float">
            <text:p>1</text:p>
          </table:table-cell>
          <table:table-cell table:formula="of:=COUNTIF([$Results.$O$1:$Results.$O$1048576];[.F1])" office:value-type="float" office:value="4" calcext:value-type="float">
            <text:p>4</text:p>
          </table:table-cell>
          <table:table-cell table:formula="of:=COUNTIF([$Results.$O$1:$Results.$O$1048576];[.G1])" office:value-type="float" office:value="0" calcext:value-type="float">
            <text:p>0</text:p>
          </table:table-cell>
          <table:table-cell table:formula="of:=COUNTIF([$Results.$O$1:$Results.$O$1048576];[.H1])" office:value-type="float" office:value="1" calcext:value-type="float">
            <text:p>1</text:p>
          </table:table-cell>
          <table:table-cell table:formula="of:=COUNTIF([$Results.$O$1:$Results.$O$1048576];[.I1])" office:value-type="float" office:value="2" calcext:value-type="float">
            <text:p>2</text:p>
          </table:table-cell>
          <table:table-cell table:formula="of:=COUNTIF([$Results.$O$1:$Results.$O$1048576];[.J1])" office:value-type="float" office:value="8" calcext:value-type="float">
            <text:p>8</text:p>
          </table:table-cell>
          <table:table-cell table:formula="of:=COUNTIF([$Results.$O$1:$Results.$O$1048576];[.K1])" office:value-type="float" office:value="38" calcext:value-type="float">
            <text:p>38</text:p>
          </table:table-cell>
          <table:table-cell table:formula="of:=COUNTIF([$Results.$O$1:$Results.$O$1048576];[.L1])" office:value-type="float" office:value="32" calcext:value-type="float">
            <text:p>32</text:p>
          </table:table-cell>
          <table:table-cell table:formula="of:=COUNTIF([$Results.$O$1:$Results.$O$1048576];[.M1])" office:value-type="float" office:value="8" calcext:value-type="float">
            <text:p>8</text:p>
          </table:table-cell>
          <table:table-cell table:formula="of:=COUNTIF([$Results.$O$1:$Results.$O$1048576];[.N1])" office:value-type="float" office:value="4" calcext:value-type="float">
            <text:p>4</text:p>
          </table:table-cell>
          <table:table-cell table:formula="of:=COUNTIF([$Results.$O$1:$Results.$O$1048576];[.O1])" office:value-type="float" office:value="6" calcext:value-type="float">
            <text:p>6</text:p>
          </table:table-cell>
          <table:table-cell table:formula="of:=COUNTIF([$Results.$O$1:$Results.$O$1048576];[.P1])" office:value-type="float" office:value="10" calcext:value-type="float">
            <text:p>10</text:p>
          </table:table-cell>
          <table:table-cell table:formula="of:=COUNTIF([$Results.$O$1:$Results.$O$1048576];[.Q1])" office:value-type="float" office:value="16" calcext:value-type="float">
            <text:p>16</text:p>
          </table:table-cell>
          <table:table-cell table:formula="of:=COUNTIF([$Results.$O$1:$Results.$O$1048576];[.R1])" office:value-type="float" office:value="12" calcext:value-type="float">
            <text:p>12</text:p>
          </table:table-cell>
          <table:table-cell table:formula="of:=COUNTIF([$Results.$O$1:$Results.$O$1048576];[.S1])" office:value-type="float" office:value="0" calcext:value-type="float">
            <text:p>0</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3">
          <table:table-cell table:number-columns-repeated="1024"/>
        </table:table-row>
        <table:table-row table:style-name="ro23">
          <table:table-cell>
            <draw:frame table:end-cell-address="Histograms.P36" table:end-x="4.95mm" table:end-y="1.61mm" draw:z-index="0" draw:name="Chart 1" draw:style-name="gr112"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3" table:number-rows-repeated="33">
          <table:table-cell table:number-columns-repeated="1024"/>
        </table:table-row>
        <table:table-row table:style-name="ro23">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3">
          <table:table-cell table:style-name="ce101" office:value-type="float" office:value="2021" calcext:value-type="float">
            <text:p>2021</text:p>
          </table:table-cell>
          <table:table-cell table:style-name="ce103" table:formula="of:=AVERAGE([$Results.N$1:$Results.N$1048576])" office:value-type="float" office:value="5.31" calcext:value-type="float">
            <text:p>5.31</text:p>
          </table:table-cell>
          <table:table-cell table:style-name="ce103" table:formula="of:=MEDIAN([$Results.N$1:$Results.N$1048576])" office:value-type="float" office:value="5.35" calcext:value-type="float">
            <text:p>5.35</text:p>
          </table:table-cell>
          <table:table-cell table:formula="of:=COM.MICROSOFT.STDEV.P([$Results.N$1:$Results.N$1048576])" office:value-type="float" office:value="2.34763710994693" calcext:value-type="float">
            <text:p>2.34763710994693</text:p>
          </table:table-cell>
          <table:table-cell table:number-columns-repeated="1020"/>
        </table:table-row>
        <table:table-row table:style-name="ro2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3" table:number-rows-repeated="1048533">
          <table:table-cell table:number-columns-repeated="1024"/>
        </table:table-row>
        <table:table-row table:style-name="ro23">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3">
          <table:table-cell table:number-columns-repeated="1024"/>
        </table:table-row>
        <table:table-row table:style-name="ro24">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4">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4">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4">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4">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4">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4">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4">
          <table:table-cell table:number-columns-repeated="5"/>
          <table:table-cell office:value-type="string" calcext:value-type="string">
            <text:p>Practical Assignment 62</text:p>
          </table:table-cell>
          <table:table-cell table:number-columns-repeated="1018"/>
        </table:table-row>
        <table:table-row table:style-name="ro24">
          <table:table-cell table:number-columns-repeated="5"/>
          <table:table-cell office:value-type="string" calcext:value-type="string">
            <text:p>Practical Assignment 63</text:p>
          </table:table-cell>
          <table:table-cell table:number-columns-repeated="1018"/>
        </table:table-row>
        <table:table-row table:style-name="ro24">
          <table:table-cell table:number-columns-repeated="5"/>
          <table:table-cell office:value-type="string" calcext:value-type="string">
            <text:p>Practical Assignment 64</text:p>
          </table:table-cell>
          <table:table-cell table:number-columns-repeated="1018"/>
        </table:table-row>
        <table:table-row table:style-name="ro24">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4">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4">
          <table:table-cell table:number-columns-repeated="5"/>
          <table:table-cell office:value-type="string" calcext:value-type="string">
            <text:p>Practical Assignment 67</text:p>
          </table:table-cell>
          <table:table-cell table:number-columns-repeated="1018"/>
        </table:table-row>
        <table:table-row table:style-name="ro24">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4">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3" table:number-rows-repeated="1048420">
          <table:table-cell table:number-columns-repeated="1024"/>
        </table:table-row>
        <table:table-row table:style-name="ro23">
          <table:table-cell table:number-columns-repeated="1024"/>
        </table:table-row>
      </table:table>
      <table:table table:name="Sheet5" table:style-name="ta5">
        <table:table-column table:style-name="co8" table:number-columns-repeated="1024" table:default-cell-style-name="ce30"/>
        <table:table-row table:style-name="ro2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3">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table:table-cell table:formula="of:=[$'Detailed Results'.$E$89]" office:value-type="float" office:value="10" calcext:value-type="float">
            <text:p>1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table:table-cell table:formula="of:=[$'Detailed Results'.$G$89]" office:value-type="float" office:value="5" calcext:value-type="float">
            <text:p>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table:table-cell table:formula="of:=[$'Detailed Results'.$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table:table-cell table:formula="of:=[$'Detailed Results'.$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table:table-cell table:formula="of:=[$'Detailed Results'.$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16.5" calcext:value-type="float">
            <text:p>16.5</text:p>
          </table:table-cell>
          <table:table-cell table:formula="of:=[$'Detailed Results'.$K$72]" office:value-type="float" office:value="0" calcext:value-type="float">
            <text:p>0</text:p>
          </table:table-cell>
          <table:table-cell/>
          <table:table-cell table:formula="of:=[$'Detailed Results'.$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table-cell table:formula="of:=[$'Detailed Results'.$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table:table-cell table:formula="of:=[$'Detailed Results'.$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table:table-cell table:formula="of:=[$'Detailed Results'.$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table:table-cell table:formula="of:=[$'Detailed Results'.$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table:table-cell table:formula="of:=[$'Detailed Results'.$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table:table-cell table:formula="of:=[$'Detailed Results'.$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table:table-cell table:formula="of:=[$'Detailed Results'.$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table:table-cell table:formula="of:=[$'Detailed Results'.$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table:table-cell table:formula="of:=[$'Detailed Results'.$V$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table:table-cell table:formula="of:=[$'Detailed Results'.$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table-cell table:formula="of:=[$'Detailed Results'.$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table:table-cell table:formula="of:=[$'Detailed Results'.$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table:table-cell table:formula="of:=[$'Detailed Results'.$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table:table-cell table:formula="of:=[$'Detailed Results'.$A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table-cell table:formula="of:=[$'Detailed Results'.$A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table:table-cell table:formula="of:=[$'Detailed Results'.$A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12" calcext:value-type="float">
            <text:p>12</text:p>
          </table:table-cell>
          <table:table-cell table:formula="of:=[$'Detailed Results'.$AD$72]" office:value-type="float" office:value="0" calcext:value-type="float">
            <text:p>0</text:p>
          </table:table-cell>
          <table:table-cell/>
          <table:table-cell table:formula="of:=[$'Detailed Results'.$A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15" calcext:value-type="float">
            <text:p>15</text:p>
          </table:table-cell>
          <table:table-cell table:formula="of:=[$'Detailed Results'.$AE$72]" office:value-type="float" office:value="0" calcext:value-type="float">
            <text:p>0</text:p>
          </table:table-cell>
          <table:table-cell/>
          <table:table-cell table:formula="of:=[$'Detailed Results'.$A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18.5" calcext:value-type="float">
            <text:p>18.5</text:p>
          </table:table-cell>
          <table:table-cell table:formula="of:=[$'Detailed Results'.$AF$72]" office:value-type="float" office:value="0" calcext:value-type="float">
            <text:p>0</text:p>
          </table:table-cell>
          <table:table-cell/>
          <table:table-cell table:formula="of:=[$'Detailed Results'.$A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12" calcext:value-type="float">
            <text:p>12</text:p>
          </table:table-cell>
          <table:table-cell table:formula="of:=[$'Detailed Results'.$AG$72]" office:value-type="float" office:value="0" calcext:value-type="float">
            <text:p>0</text:p>
          </table:table-cell>
          <table:table-cell/>
          <table:table-cell table:formula="of:=[$'Detailed Results'.$A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17" calcext:value-type="float">
            <text:p>17</text:p>
          </table:table-cell>
          <table:table-cell table:formula="of:=[$'Detailed Results'.$AH$72]" office:value-type="float" office:value="0" calcext:value-type="float">
            <text:p>0</text:p>
          </table:table-cell>
          <table:table-cell/>
          <table:table-cell table:formula="of:=[$'Detailed Results'.$A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13" calcext:value-type="float">
            <text:p>13</text:p>
          </table:table-cell>
          <table:table-cell table:formula="of:=[$'Detailed Results'.$AI$72]" office:value-type="float" office:value="0" calcext:value-type="float">
            <text:p>0</text:p>
          </table:table-cell>
          <table:table-cell/>
          <table:table-cell table:formula="of:=[$'Detailed Results'.$A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19" calcext:value-type="float">
            <text:p>19</text:p>
          </table:table-cell>
          <table:table-cell table:formula="of:=[$'Detailed Results'.$AJ$72]" office:value-type="float" office:value="0" calcext:value-type="float">
            <text:p>0</text:p>
          </table:table-cell>
          <table:table-cell/>
          <table:table-cell table:formula="of:=[$'Detailed Results'.$A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9.5" calcext:value-type="float">
            <text:p>9.5</text:p>
          </table:table-cell>
          <table:table-cell table:formula="of:=[$'Detailed Results'.$AK$72]" office:value-type="float" office:value="0" calcext:value-type="float">
            <text:p>0</text:p>
          </table:table-cell>
          <table:table-cell/>
          <table:table-cell table:formula="of:=[$'Detailed Results'.$A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16" calcext:value-type="float">
            <text:p>16</text:p>
          </table:table-cell>
          <table:table-cell table:formula="of:=[$'Detailed Results'.$AL$72]" office:value-type="float" office:value="0" calcext:value-type="float">
            <text:p>0</text:p>
          </table:table-cell>
          <table:table-cell/>
          <table:table-cell table:formula="of:=[$'Detailed Results'.$A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19" calcext:value-type="float">
            <text:p>19</text:p>
          </table:table-cell>
          <table:table-cell table:formula="of:=[$'Detailed Results'.$AM$72]" office:value-type="float" office:value="0" calcext:value-type="float">
            <text:p>0</text:p>
          </table:table-cell>
          <table:table-cell/>
          <table:table-cell table:formula="of:=[$'Detailed Results'.$A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17.5" calcext:value-type="float">
            <text:p>17.5</text:p>
          </table:table-cell>
          <table:table-cell table:formula="of:=[$'Detailed Results'.$AN$72]" office:value-type="float" office:value="0" calcext:value-type="float">
            <text:p>0</text:p>
          </table:table-cell>
          <table:table-cell/>
          <table:table-cell table:formula="of:=[$'Detailed Results'.$A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11" calcext:value-type="float">
            <text:p>11</text:p>
          </table:table-cell>
          <table:table-cell table:formula="of:=[$'Detailed Results'.$AO$72]" office:value-type="float" office:value="0" calcext:value-type="float">
            <text:p>0</text:p>
          </table:table-cell>
          <table:table-cell/>
          <table:table-cell table:formula="of:=[$'Detailed Results'.$A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19" calcext:value-type="float">
            <text:p>19</text:p>
          </table:table-cell>
          <table:table-cell table:formula="of:=[$'Detailed Results'.$AP$72]" office:value-type="float" office:value="0" calcext:value-type="float">
            <text:p>0</text:p>
          </table:table-cell>
          <table:table-cell/>
          <table:table-cell table:formula="of:=[$'Detailed Results'.$A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16" calcext:value-type="float">
            <text:p>16</text:p>
          </table:table-cell>
          <table:table-cell table:formula="of:=[$'Detailed Results'.$AQ$72]" office:value-type="float" office:value="0" calcext:value-type="float">
            <text:p>0</text:p>
          </table:table-cell>
          <table:table-cell/>
          <table:table-cell table:formula="of:=[$'Detailed Results'.$A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17" calcext:value-type="float">
            <text:p>17</text:p>
          </table:table-cell>
          <table:table-cell table:formula="of:=[$'Detailed Results'.$AR$72]" office:value-type="float" office:value="0" calcext:value-type="float">
            <text:p>0</text:p>
          </table:table-cell>
          <table:table-cell/>
          <table:table-cell table:formula="of:=[$'Detailed Results'.$A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17" calcext:value-type="float">
            <text:p>17</text:p>
          </table:table-cell>
          <table:table-cell table:formula="of:=[$'Detailed Results'.$AS$72]" office:value-type="float" office:value="0" calcext:value-type="float">
            <text:p>0</text:p>
          </table:table-cell>
          <table:table-cell/>
          <table:table-cell table:formula="of:=[$'Detailed Results'.$AS$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19" calcext:value-type="float">
            <text:p>19</text:p>
          </table:table-cell>
          <table:table-cell table:formula="of:=[$'Detailed Results'.$AT$72]" office:value-type="float" office:value="0" calcext:value-type="float">
            <text:p>0</text:p>
          </table:table-cell>
          <table:table-cell/>
          <table:table-cell table:formula="of:=[$'Detailed Results'.$A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12" calcext:value-type="float">
            <text:p>12</text:p>
          </table:table-cell>
          <table:table-cell table:formula="of:=[$'Detailed Results'.$AU$72]" office:value-type="float" office:value="0" calcext:value-type="float">
            <text:p>0</text:p>
          </table:table-cell>
          <table:table-cell/>
          <table:table-cell table:formula="of:=[$'Detailed Results'.$AU$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19" calcext:value-type="float">
            <text:p>19</text:p>
          </table:table-cell>
          <table:table-cell table:formula="of:=[$'Detailed Results'.$AV$72]" office:value-type="float" office:value="0" calcext:value-type="float">
            <text:p>0</text:p>
          </table:table-cell>
          <table:table-cell/>
          <table:table-cell table:formula="of:=[$'Detailed Results'.$A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17" calcext:value-type="float">
            <text:p>17</text:p>
          </table:table-cell>
          <table:table-cell table:formula="of:=[$'Detailed Results'.$AW$72]" office:value-type="float" office:value="0" calcext:value-type="float">
            <text:p>0</text:p>
          </table:table-cell>
          <table:table-cell/>
          <table:table-cell table:formula="of:=[$'Detailed Results'.$A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19" calcext:value-type="float">
            <text:p>19</text:p>
          </table:table-cell>
          <table:table-cell table:formula="of:=[$'Detailed Results'.$AX$72]" office:value-type="float" office:value="0" calcext:value-type="float">
            <text:p>0</text:p>
          </table:table-cell>
          <table:table-cell/>
          <table:table-cell table:formula="of:=[$'Detailed Results'.$A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19" calcext:value-type="float">
            <text:p>19</text:p>
          </table:table-cell>
          <table:table-cell table:formula="of:=[$'Detailed Results'.$AY$72]" office:value-type="float" office:value="0" calcext:value-type="float">
            <text:p>0</text:p>
          </table:table-cell>
          <table:table-cell/>
          <table:table-cell table:formula="of:=[$'Detailed Results'.$AY$89]" office:value-type="float" office:value="1.5" calcext:value-type="float">
            <text:p>1.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19" calcext:value-type="float">
            <text:p>19</text:p>
          </table:table-cell>
          <table:table-cell table:formula="of:=[$'Detailed Results'.$AZ$72]" office:value-type="float" office:value="0" calcext:value-type="float">
            <text:p>0</text:p>
          </table:table-cell>
          <table:table-cell/>
          <table:table-cell table:formula="of:=[$'Detailed Results'.$A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15" calcext:value-type="float">
            <text:p>15</text:p>
          </table:table-cell>
          <table:table-cell table:formula="of:=[$'Detailed Results'.$BB$72]" office:value-type="float" office:value="0" calcext:value-type="float">
            <text:p>0</text:p>
          </table:table-cell>
          <table:table-cell/>
          <table:table-cell table:formula="of:=[$'Detailed Results'.$B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7.5" calcext:value-type="float">
            <text:p>7.5</text:p>
          </table:table-cell>
          <table:table-cell table:formula="of:=[$'Detailed Results'.$BC$72]" office:value-type="float" office:value="0" calcext:value-type="float">
            <text:p>0</text:p>
          </table:table-cell>
          <table:table-cell/>
          <table:table-cell table:formula="of:=[$'Detailed Results'.$BC$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15" calcext:value-type="float">
            <text:p>15</text:p>
          </table:table-cell>
          <table:table-cell table:formula="of:=[$'Detailed Results'.$BD$72]" office:value-type="float" office:value="0" calcext:value-type="float">
            <text:p>0</text:p>
          </table:table-cell>
          <table:table-cell/>
          <table:table-cell table:formula="of:=[$'Detailed Results'.$BD$89]" office:value-type="float" office:value="1" calcext:value-type="float">
            <text:p>1</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table:table-cell table:formula="of:=[$'Detailed Results'.$B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13" calcext:value-type="float">
            <text:p>13</text:p>
          </table:table-cell>
          <table:table-cell table:formula="of:=[$'Detailed Results'.$BF$72]" office:value-type="float" office:value="0" calcext:value-type="float">
            <text:p>0</text:p>
          </table:table-cell>
          <table:table-cell/>
          <table:table-cell table:formula="of:=[$'Detailed Results'.$B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15" calcext:value-type="float">
            <text:p>15</text:p>
          </table:table-cell>
          <table:table-cell table:formula="of:=[$'Detailed Results'.$BG$72]" office:value-type="float" office:value="0" calcext:value-type="float">
            <text:p>0</text:p>
          </table:table-cell>
          <table:table-cell/>
          <table:table-cell table:formula="of:=[$'Detailed Results'.$B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18.5" calcext:value-type="float">
            <text:p>18.5</text:p>
          </table:table-cell>
          <table:table-cell table:formula="of:=[$'Detailed Results'.$BH$72]" office:value-type="float" office:value="0" calcext:value-type="float">
            <text:p>0</text:p>
          </table:table-cell>
          <table:table-cell/>
          <table:table-cell table:formula="of:=[$'Detailed Results'.$B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17" calcext:value-type="float">
            <text:p>17</text:p>
          </table:table-cell>
          <table:table-cell table:formula="of:=[$'Detailed Results'.$BI$72]" office:value-type="float" office:value="0" calcext:value-type="float">
            <text:p>0</text:p>
          </table:table-cell>
          <table:table-cell/>
          <table:table-cell table:formula="of:=[$'Detailed Results'.$B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16.5" calcext:value-type="float">
            <text:p>16.5</text:p>
          </table:table-cell>
          <table:table-cell table:formula="of:=[$'Detailed Results'.$BK$72]" office:value-type="float" office:value="0" calcext:value-type="float">
            <text:p>0</text:p>
          </table:table-cell>
          <table:table-cell/>
          <table:table-cell table:formula="of:=[$'Detailed Results'.$BK$89]" office:value-type="float" office:value="4.8" calcext:value-type="float">
            <text:p>4.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12" calcext:value-type="float">
            <text:p>12</text:p>
          </table:table-cell>
          <table:table-cell table:formula="of:=[$'Detailed Results'.$BL$72]" office:value-type="float" office:value="0" calcext:value-type="float">
            <text:p>0</text:p>
          </table:table-cell>
          <table:table-cell/>
          <table:table-cell table:formula="of:=[$'Detailed Results'.$B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10" calcext:value-type="float">
            <text:p>10</text:p>
          </table:table-cell>
          <table:table-cell table:formula="of:=[$'Detailed Results'.$BM$72]" office:value-type="float" office:value="0" calcext:value-type="float">
            <text:p>0</text:p>
          </table:table-cell>
          <table:table-cell/>
          <table:table-cell table:formula="of:=[$'Detailed Results'.$B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12.5" calcext:value-type="float">
            <text:p>12.5</text:p>
          </table:table-cell>
          <table:table-cell table:formula="of:=[$'Detailed Results'.$BQ$72]" office:value-type="float" office:value="0" calcext:value-type="float">
            <text:p>0</text:p>
          </table:table-cell>
          <table:table-cell/>
          <table:table-cell table:formula="of:=[$'Detailed Results'.$B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19" calcext:value-type="float">
            <text:p>19</text:p>
          </table:table-cell>
          <table:table-cell table:formula="of:=[$'Detailed Results'.$BR$72]" office:value-type="float" office:value="0" calcext:value-type="float">
            <text:p>0</text:p>
          </table:table-cell>
          <table:table-cell/>
          <table:table-cell table:formula="of:=[$'Detailed Results'.$B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8" calcext:value-type="float">
            <text:p>8</text:p>
          </table:table-cell>
          <table:table-cell/>
          <table:table-cell table:formula="of:=[$'Detailed Results'.$BS$89]" office:value-type="float" office:value="8.8" calcext:value-type="float">
            <text:p>8.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12" calcext:value-type="float">
            <text:p>12</text:p>
          </table:table-cell>
          <table:table-cell table:formula="of:=[$'Detailed Results'.$BT$72]" office:value-type="float" office:value="0" calcext:value-type="float">
            <text:p>0</text:p>
          </table:table-cell>
          <table:table-cell/>
          <table:table-cell table:formula="of:=[$'Detailed Results'.$B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14" calcext:value-type="float">
            <text:p>14</text:p>
          </table:table-cell>
          <table:table-cell table:formula="of:=[$'Detailed Results'.$BU$72]" office:value-type="float" office:value="0" calcext:value-type="float">
            <text:p>0</text:p>
          </table:table-cell>
          <table:table-cell/>
          <table:table-cell table:formula="of:=[$'Detailed Results'.$BU$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17.5" calcext:value-type="float">
            <text:p>17.5</text:p>
          </table:table-cell>
          <table:table-cell table:formula="of:=[$'Detailed Results'.$BV$72]" office:value-type="float" office:value="0" calcext:value-type="float">
            <text:p>0</text:p>
          </table:table-cell>
          <table:table-cell/>
          <table:table-cell table:formula="of:=[$'Detailed Results'.$B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14" calcext:value-type="float">
            <text:p>14</text:p>
          </table:table-cell>
          <table:table-cell table:formula="of:=[$'Detailed Results'.$BW$72]" office:value-type="float" office:value="0" calcext:value-type="float">
            <text:p>0</text:p>
          </table:table-cell>
          <table:table-cell/>
          <table:table-cell table:formula="of:=[$'Detailed Results'.$B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14.5" calcext:value-type="float">
            <text:p>14.5</text:p>
          </table:table-cell>
          <table:table-cell table:formula="of:=[$'Detailed Results'.$BX$72]" office:value-type="float" office:value="0" calcext:value-type="float">
            <text:p>0</text:p>
          </table:table-cell>
          <table:table-cell/>
          <table:table-cell table:formula="of:=[$'Detailed Results'.$B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17" calcext:value-type="float">
            <text:p>17</text:p>
          </table:table-cell>
          <table:table-cell table:formula="of:=[$'Detailed Results'.$BY$72]" office:value-type="float" office:value="0" calcext:value-type="float">
            <text:p>0</text:p>
          </table:table-cell>
          <table:table-cell/>
          <table:table-cell table:formula="of:=[$'Detailed Results'.$B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18.5" calcext:value-type="float">
            <text:p>18.5</text:p>
          </table:table-cell>
          <table:table-cell table:formula="of:=[$'Detailed Results'.$BZ$72]" office:value-type="float" office:value="0" calcext:value-type="float">
            <text:p>0</text:p>
          </table:table-cell>
          <table:table-cell/>
          <table:table-cell table:formula="of:=[$'Detailed Results'.$B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18" calcext:value-type="float">
            <text:p>18</text:p>
          </table:table-cell>
          <table:table-cell table:formula="of:=[$'Detailed Results'.$CA$72]" office:value-type="float" office:value="0" calcext:value-type="float">
            <text:p>0</text:p>
          </table:table-cell>
          <table:table-cell/>
          <table:table-cell table:formula="of:=[$'Detailed Results'.$C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0" calcext:value-type="float">
            <text:p>0</text:p>
          </table:table-cell>
          <table:table-cell table:formula="of:=[$'Detailed Results'.$CB$72]" office:value-type="float" office:value="0" calcext:value-type="float">
            <text:p>0</text:p>
          </table:table-cell>
          <table:table-cell/>
          <table:table-cell table:formula="of:=[$'Detailed Results'.$C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16.5" calcext:value-type="float">
            <text:p>16.5</text:p>
          </table:table-cell>
          <table:table-cell table:formula="of:=[$'Detailed Results'.$CC$72]" office:value-type="float" office:value="0" calcext:value-type="float">
            <text:p>0</text:p>
          </table:table-cell>
          <table:table-cell/>
          <table:table-cell table:formula="of:=[$'Detailed Results'.$C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15.5" calcext:value-type="float">
            <text:p>15.5</text:p>
          </table:table-cell>
          <table:table-cell table:formula="of:=[$'Detailed Results'.$CD$72]" office:value-type="float" office:value="0" calcext:value-type="float">
            <text:p>0</text:p>
          </table:table-cell>
          <table:table-cell/>
          <table:table-cell table:formula="of:=[$'Detailed Results'.$C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15" calcext:value-type="float">
            <text:p>15</text:p>
          </table:table-cell>
          <table:table-cell table:formula="of:=[$'Detailed Results'.$CE$72]" office:value-type="float" office:value="0" calcext:value-type="float">
            <text:p>0</text:p>
          </table:table-cell>
          <table:table-cell/>
          <table:table-cell table:formula="of:=[$'Detailed Results'.$CE$89]" office:value-type="float" office:value="3.5" calcext:value-type="float">
            <text:p>3.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19" calcext:value-type="float">
            <text:p>19</text:p>
          </table:table-cell>
          <table:table-cell table:formula="of:=[$'Detailed Results'.$CF$72]" office:value-type="float" office:value="0" calcext:value-type="float">
            <text:p>0</text:p>
          </table:table-cell>
          <table:table-cell/>
          <table:table-cell table:formula="of:=[$'Detailed Results'.$CF$89]" office:value-type="float" office:value="2" calcext:value-type="float">
            <text:p>2</text:p>
          </table:table-cell>
          <table:table-cell table:number-columns-repeated="1017"/>
        </table:table-row>
        <table:table-row table:style-name="ro23">
          <table:covered-table-cell/>
          <table:table-cell table:number-columns-repeated="1023"/>
        </table:table-row>
        <table:table-row table:style-name="ro23" table:number-rows-repeated="1048413">
          <table:table-cell table:number-columns-repeated="1024"/>
        </table:table-row>
        <table:table-row table:style-name="ro23">
          <table:table-cell table:number-columns-repeated="1024"/>
        </table:table-row>
      </table:table>
      <table:named-expressions/>
      <table:database-ranges>
        <table:database-range table:name="__Anonymous_Sheet_DB__1" table:target-range-address="Results.A1:Results.O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7P2" style:volatile="true" number:language="en" number:country="GB">
      <loext:text> </loext:text>
      <loext:fill-character> </loext:fill-character>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4">00/00/0000</text:date>, <text:time style:data-style-name="N2" text:time-value="10:52:21.215411379">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4T17:46:22.726476553</dc:date>
    <meta:editing-cycles>346</meta:editing-cycles>
    <meta:editing-duration>P2DT11H38M48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4cm" svg:width="21.001cm" svg:height="11.871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8">
                <text:p>8</text:p>
              </table:table-cell>
              <table:table-cell office:value-type="float" office:value="38">
                <text:p>38</text:p>
              </table:table-cell>
              <table:table-cell office:value-type="float" office:value="32">
                <text:p>32</text:p>
              </table:table-cell>
              <table:table-cell office:value-type="float" office:value="8">
                <text:p>8</text:p>
              </table:table-cell>
              <table:table-cell office:value-type="float" office:value="4">
                <text:p>4</text:p>
              </table:table-cell>
              <table:table-cell office:value-type="float" office:value="6">
                <text:p>6</text:p>
              </table:table-cell>
              <table:table-cell office:value-type="float" office:value="10">
                <text:p>10</text:p>
              </table:table-cell>
              <table:table-cell office:value-type="float" office:value="16">
                <text:p>16</text:p>
              </table:table-cell>
              <table:table-cell office:value-type="float" office:value="12">
                <text:p>12</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